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23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68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ransactions-per-second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ransactions-per-seco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stamps</text:p>
          </table:table-cell>
          <table:table-cell table:style-name="ce1" office:value-type="string" calcext:value-type="string">
            <text:p>Raw Data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date" office:date-value="2016-09-16T23:29:00" calcext:value-type="date">
            <text:p>2016-09-16 23:29:00</text:p>
          </table:table-cell>
          <table:table-cell table:style-name="ce1" office:value-type="float" office:value="1.16666666666666" calcext:value-type="float">
            <text:p>1.1666666667</text:p>
          </table:table-cell>
          <table:table-cell table:style-name="ce1" office:value-type="string" calcext:value-type="string">
            <text:p>Average</text:p>
          </table:table-cell>
          <table:table-cell table:style-name="ce1" table:formula="of:=AVERAGE([.B$1:.B$1048576])" office:value-type="string" office:string-value="3.010737286" calcext:value-type="string">
            <text:p>3.01073728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7-02T02:33:00" calcext:value-type="date">
            <text:p>2017-07-02 02:33:00</text:p>
          </table:table-cell>
          <table:table-cell table:style-name="ce1" office:value-type="float" office:value="1.21666666666666" calcext:value-type="float">
            <text:p>1.2166666667</text:p>
          </table:table-cell>
          <table:table-cell table:style-name="ce1" office:value-type="string" calcext:value-type="string">
            <text:p>Standard Deviation</text:p>
          </table:table-cell>
          <table:table-cell table:style-name="ce1" table:formula="of:=STDEV([.B$1:.B$1048576])" office:value-type="string" office:string-value="0.9429596848" calcext:value-type="string">
            <text:p>0.942959684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1-01T03:11:00" calcext:value-type="date">
            <text:p>2017-01-01 03:11:00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string" calcext:value-type="string">
            <text:p>Median</text:p>
          </table:table-cell>
          <table:table-cell table:style-name="ce1" table:formula="of:=MEDIAN([.B$1:.B$1048576])" office:value-type="string" office:string-value="2.883333333" calcext:value-type="string">
            <text:p>2.88333333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7-15T22:06:00" calcext:value-type="date">
            <text:p>2017-07-15 22:06:00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string" calcext:value-type="string">
            <text:p>Standard Deviation Population</text:p>
          </table:table-cell>
          <table:table-cell table:style-name="ce1" table:formula="of:=STDEVP([.B$1:.B$1048576])" office:value-type="string" office:string-value="0.942645522" calcext:value-type="string">
            <text:p>0.94264552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8-01T04:53:00" calcext:value-type="date">
            <text:p>2017-08-01 04:53:00</text:p>
          </table:table-cell>
          <table:table-cell table:style-name="ce1" office:value-type="float" office:value="1.28333333333333" calcext:value-type="float">
            <text:p>1.2833333333</text:p>
          </table:table-cell>
          <table:table-cell table:style-name="ce3" office:value-type="string" calcext:value-type="string">
            <text:p>Variance</text:p>
          </table:table-cell>
          <table:table-cell table:style-name="ce1" table:formula="of:=VAR([.B$1:.B$1048576])" office:value-type="string" office:string-value="0.8891729672" calcext:value-type="string">
            <text:p>0.889172967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9-03T03:56:00" calcext:value-type="date">
            <text:p>2016-09-03 03:56:00</text:p>
          </table:table-cell>
          <table:table-cell table:style-name="ce1" office:value-type="float" office:value="1.31666666666666" calcext:value-type="float">
            <text:p>1.3166666667</text:p>
          </table:table-cell>
          <table:table-cell table:style-name="ce3" office:value-type="string" calcext:value-type="string">
            <text:p>Mode</text:p>
          </table:table-cell>
          <table:table-cell table:style-name="ce1" table:formula="of:=MODE([.B$1:.B$1048576])" office:value-type="string" office:string-value="2.433333333" calcext:value-type="string">
            <text:p>2.43333333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9-04T20:39:00" calcext:value-type="date">
            <text:p>2016-09-04 20:39:00</text:p>
          </table:table-cell>
          <table:table-cell table:style-name="ce1" office:value-type="float" office:value="1.33333333333333" calcext:value-type="float">
            <text:p>1.3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1T10:42:00" calcext:value-type="date">
            <text:p>2017-08-01 10:42:00</text:p>
          </table:table-cell>
          <table:table-cell table:style-name="ce1" office:value-type="float" office:value="1.33333333333333" calcext:value-type="float">
            <text:p>1.3333333333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date" office:date-value="2016-09-04T03:12:00" calcext:value-type="date">
            <text:p>2016-09-04 03:12:00</text:p>
          </table:table-cell>
          <table:table-cell table:style-name="ce1" office:value-type="float" office:value="1.35" calcext:value-type="float">
            <text:p>1.35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date" office:date-value="2017-07-30T00:32:00" calcext:value-type="date">
            <text:p>2017-07-30 00:32:00</text:p>
          </table:table-cell>
          <table:table-cell table:style-name="ce1" office:value-type="float" office:value="1.35" calcext:value-type="float">
            <text:p>1.35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date" office:date-value="2016-09-22T01:38:00" calcext:value-type="date">
            <text:p>2016-09-22 01:38:00</text:p>
          </table:table-cell>
          <table:table-cell table:style-name="ce1" office:value-type="float" office:value="1.36666666666666" calcext:value-type="float">
            <text:p>1.3666666667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date" office:date-value="2017-07-29T18:43:00" calcext:value-type="date">
            <text:p>2017-07-29 18:43:00</text:p>
          </table:table-cell>
          <table:table-cell table:style-name="ce1" office:value-type="float" office:value="1.38333333333333" calcext:value-type="float">
            <text:p>1.3833333333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date" office:date-value="2017-08-02T04:09:00" calcext:value-type="date">
            <text:p>2017-08-02 04:09:00</text:p>
          </table:table-cell>
          <table:table-cell table:style-name="ce1" office:value-type="float" office:value="1.38333333333333" calcext:value-type="float">
            <text:p>1.3833333333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date" office:date-value="2016-09-11T09:42:00" calcext:value-type="date">
            <text:p>2016-09-11 09:42:00</text:p>
          </table:table-cell>
          <table:table-cell table:style-name="ce1" office:value-type="float" office:value="1.4" calcext:value-type="float">
            <text:p>1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30T06:21:00" calcext:value-type="date">
            <text:p>2017-07-30 06:21:00</text:p>
          </table:table-cell>
          <table:table-cell table:style-name="ce1" office:value-type="float" office:value="1.4" calcext:value-type="float">
            <text:p>1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6T01:08:00" calcext:value-type="date">
            <text:p>2017-06-26 01:08:00</text:p>
          </table:table-cell>
          <table:table-cell table:style-name="ce1" office:value-type="float" office:value="1.41666666666666" calcext:value-type="float">
            <text:p>1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8T01:59:00" calcext:value-type="date">
            <text:p>2016-08-28 01:59:00</text:p>
          </table:table-cell>
          <table:table-cell table:style-name="ce1" office:value-type="float" office:value="1.43333333333333" calcext:value-type="float">
            <text:p>1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5T23:09:00" calcext:value-type="date">
            <text:p>2016-08-15 23:09:00</text:p>
          </table:table-cell>
          <table:table-cell table:style-name="ce1" office:value-type="float" office:value="1.45" calcext:value-type="float">
            <text:p>1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7T02:43:00" calcext:value-type="date">
            <text:p>2016-08-27 02:43:00</text:p>
          </table:table-cell>
          <table:table-cell table:style-name="ce1" office:value-type="float" office:value="1.45" calcext:value-type="float">
            <text:p>1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4T23:26:00" calcext:value-type="date">
            <text:p>2016-09-24 23:26:00</text:p>
          </table:table-cell>
          <table:table-cell table:style-name="ce1" office:value-type="float" office:value="1.45" calcext:value-type="float">
            <text:p>1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1T01:18:00" calcext:value-type="date">
            <text:p>2016-08-21 01:18:00</text:p>
          </table:table-cell>
          <table:table-cell table:style-name="ce1" office:value-type="float" office:value="1.46666666666666" calcext:value-type="float">
            <text:p>1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6T23:14:00" calcext:value-type="date">
            <text:p>2016-10-26 23:14:00</text:p>
          </table:table-cell>
          <table:table-cell table:style-name="ce1" office:value-type="float" office:value="1.46666666666666" calcext:value-type="float">
            <text:p>1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5T23:58:00" calcext:value-type="date">
            <text:p>2016-10-25 23:58:00</text:p>
          </table:table-cell>
          <table:table-cell table:style-name="ce1" office:value-type="float" office:value="1.48333333333333" calcext:value-type="float">
            <text:p>1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5T01:52:00" calcext:value-type="date">
            <text:p>2017-06-25 01:52:00</text:p>
          </table:table-cell>
          <table:table-cell table:style-name="ce1" office:value-type="float" office:value="1.48333333333333" calcext:value-type="float">
            <text:p>1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8T22:01:00" calcext:value-type="date">
            <text:p>2016-09-18 22:01:00</text:p>
          </table:table-cell>
          <table:table-cell table:style-name="ce1" office:value-type="float" office:value="1.5" calcext:value-type="float">
            <text:p>1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9T01:43:00" calcext:value-type="date">
            <text:p>2017-07-19 01:43:00</text:p>
          </table:table-cell>
          <table:table-cell table:style-name="ce1" office:value-type="float" office:value="1.5" calcext:value-type="float">
            <text:p>1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4T10:45:00" calcext:value-type="date">
            <text:p>2017-07-24 10:45:00</text:p>
          </table:table-cell>
          <table:table-cell table:style-name="ce1" office:value-type="float" office:value="1.5" calcext:value-type="float">
            <text:p>1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2T23:23:00" calcext:value-type="date">
            <text:p>2016-10-02 23:23:00</text:p>
          </table:table-cell>
          <table:table-cell table:style-name="ce1" office:value-type="float" office:value="1.51666666666666" calcext:value-type="float">
            <text:p>1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31T05:37:00" calcext:value-type="date">
            <text:p>2017-07-31 05:37:00</text:p>
          </table:table-cell>
          <table:table-cell table:style-name="ce1" office:value-type="float" office:value="1.51666666666666" calcext:value-type="float">
            <text:p>1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1T16:31:00" calcext:value-type="date">
            <text:p>2017-08-01 16:31:00</text:p>
          </table:table-cell>
          <table:table-cell table:style-name="ce1" office:value-type="float" office:value="1.51666666666666" calcext:value-type="float">
            <text:p>1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6T22:25:00" calcext:value-type="date">
            <text:p>2016-08-16 22:25:00</text:p>
          </table:table-cell>
          <table:table-cell table:style-name="ce1" office:value-type="float" office:value="1.53333333333333" calcext:value-type="float">
            <text:p>1.5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5T04:12:00" calcext:value-type="date">
            <text:p>2017-07-25 04:12:00</text:p>
          </table:table-cell>
          <table:table-cell table:style-name="ce1" office:value-type="float" office:value="1.55" calcext:value-type="float">
            <text:p>1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3T01:49:00" calcext:value-type="date">
            <text:p>2017-07-03 01:49:00</text:p>
          </table:table-cell>
          <table:table-cell table:style-name="ce1" office:value-type="float" office:value="1.56666666666666" calcext:value-type="float">
            <text:p>1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9T03:14:00" calcext:value-type="date">
            <text:p>2017-07-09 03:14:00</text:p>
          </table:table-cell>
          <table:table-cell table:style-name="ce1" office:value-type="float" office:value="1.56666666666666" calcext:value-type="float">
            <text:p>1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0T04:37:00" calcext:value-type="date">
            <text:p>2016-09-10 04:37:00</text:p>
          </table:table-cell>
          <table:table-cell table:style-name="ce1" office:value-type="float" office:value="1.58333333333333" calcext:value-type="float">
            <text:p>1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2T00:07:00" calcext:value-type="date">
            <text:p>2016-10-02 00:07:00</text:p>
          </table:table-cell>
          <table:table-cell table:style-name="ce1" office:value-type="float" office:value="1.58333333333333" calcext:value-type="float">
            <text:p>1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4T02:46:00" calcext:value-type="date">
            <text:p>2017-06-04 02:46:00</text:p>
          </table:table-cell>
          <table:table-cell table:style-name="ce1" office:value-type="float" office:value="1.58333333333333" calcext:value-type="float">
            <text:p>1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6T01:29:00" calcext:value-type="date">
            <text:p>2016-10-16 01:29:00</text:p>
          </table:table-cell>
          <table:table-cell table:style-name="ce1" office:value-type="float" office:value="1.6" calcext:value-type="float">
            <text:p>1.6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2T04:12:00" calcext:value-type="date">
            <text:p>2017-03-12 04:12:00</text:p>
          </table:table-cell>
          <table:table-cell table:style-name="ce1" office:value-type="float" office:value="1.6" calcext:value-type="float">
            <text:p>1.6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4T05:23:00" calcext:value-type="date">
            <text:p>2017-07-14 05:23:00</text:p>
          </table:table-cell>
          <table:table-cell table:style-name="ce1" office:value-type="float" office:value="1.6" calcext:value-type="float">
            <text:p>1.6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2T07:27:00" calcext:value-type="date">
            <text:p>2016-09-22 07:27:00</text:p>
          </table:table-cell>
          <table:table-cell table:style-name="ce1" office:value-type="float" office:value="1.61666666666666" calcext:value-type="float">
            <text:p>1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4T05:59:00" calcext:value-type="date">
            <text:p>2016-09-24 05:59:00</text:p>
          </table:table-cell>
          <table:table-cell table:style-name="ce1" office:value-type="float" office:value="1.61666666666666" calcext:value-type="float">
            <text:p>1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6T07:37:00" calcext:value-type="date">
            <text:p>2017-04-16 07:37:00</text:p>
          </table:table-cell>
          <table:table-cell table:style-name="ce1" office:value-type="float" office:value="1.61666666666666" calcext:value-type="float">
            <text:p>1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1T03:27:00" calcext:value-type="date">
            <text:p>2017-06-11 03:27:00</text:p>
          </table:table-cell>
          <table:table-cell table:style-name="ce1" office:value-type="float" office:value="1.61666666666666" calcext:value-type="float">
            <text:p>1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3T11:29:00" calcext:value-type="date">
            <text:p>2017-07-23 11:29:00</text:p>
          </table:table-cell>
          <table:table-cell table:style-name="ce1" office:value-type="float" office:value="1.61666666666666" calcext:value-type="float">
            <text:p>1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8T04:34:00" calcext:value-type="date">
            <text:p>2016-09-18 04:34:00</text:p>
          </table:table-cell>
          <table:table-cell table:style-name="ce1" office:value-type="float" office:value="1.63333333333333" calcext:value-type="float">
            <text:p>1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9T02:09:00" calcext:value-type="date">
            <text:p>2017-02-19 02:09:00</text:p>
          </table:table-cell>
          <table:table-cell table:style-name="ce1" office:value-type="float" office:value="1.63333333333333" calcext:value-type="float">
            <text:p>1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6T05:34:00" calcext:value-type="date">
            <text:p>2017-03-26 05:34:00</text:p>
          </table:table-cell>
          <table:table-cell table:style-name="ce1" office:value-type="float" office:value="1.63333333333333" calcext:value-type="float">
            <text:p>1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6T01:13:00" calcext:value-type="date">
            <text:p>2017-08-06 01:13:00</text:p>
          </table:table-cell>
          <table:table-cell table:style-name="ce1" office:value-type="float" office:value="1.63333333333333" calcext:value-type="float">
            <text:p>1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9T05:21:00" calcext:value-type="date">
            <text:p>2016-09-09 05:21:00</text:p>
          </table:table-cell>
          <table:table-cell table:style-name="ce1" office:value-type="float" office:value="1.65" calcext:value-type="float">
            <text:p>1.6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5T08:19:00" calcext:value-type="date">
            <text:p>2016-12-25 08:19:00</text:p>
          </table:table-cell>
          <table:table-cell table:style-name="ce1" office:value-type="float" office:value="1.65" calcext:value-type="float">
            <text:p>1.6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4T04:56:00" calcext:value-type="date">
            <text:p>2017-07-24 04:56:00</text:p>
          </table:table-cell>
          <table:table-cell table:style-name="ce1" office:value-type="float" office:value="1.65" calcext:value-type="float">
            <text:p>1.6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8T13:37:00" calcext:value-type="date">
            <text:p>2016-08-28 13:37:00</text:p>
          </table:table-cell>
          <table:table-cell table:style-name="ce1" office:value-type="float" office:value="1.66666666666666" calcext:value-type="float">
            <text:p>1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2T08:22:00" calcext:value-type="date">
            <text:p>2017-07-02 08:22:00</text:p>
          </table:table-cell>
          <table:table-cell table:style-name="ce1" office:value-type="float" office:value="1.66666666666666" calcext:value-type="float">
            <text:p>1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5T04:39:00" calcext:value-type="date">
            <text:p>2017-07-15 04:39:00</text:p>
          </table:table-cell>
          <table:table-cell table:style-name="ce1" office:value-type="float" office:value="1.66666666666666" calcext:value-type="float">
            <text:p>1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0T22:04:00" calcext:value-type="date">
            <text:p>2016-09-10 22:04:00</text:p>
          </table:table-cell>
          <table:table-cell table:style-name="ce1" office:value-type="float" office:value="1.68333333333333" calcext:value-type="float">
            <text:p>1.6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4T11:48:00" calcext:value-type="date">
            <text:p>2016-09-24 11:48:00</text:p>
          </table:table-cell>
          <table:table-cell table:style-name="ce1" office:value-type="float" office:value="1.68333333333333" calcext:value-type="float">
            <text:p>1.6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9T22:33:00" calcext:value-type="date">
            <text:p>2016-10-19 22:33:00</text:p>
          </table:table-cell>
          <table:table-cell table:style-name="ce1" office:value-type="float" office:value="1.68333333333333" calcext:value-type="float">
            <text:p>1.6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5T07:41:00" calcext:value-type="date">
            <text:p>2017-06-25 07:41:00</text:p>
          </table:table-cell>
          <table:table-cell table:style-name="ce1" office:value-type="float" office:value="1.68333333333333" calcext:value-type="float">
            <text:p>1.6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2T05:56:00" calcext:value-type="date">
            <text:p>2016-10-02 05:56:00</text:p>
          </table:table-cell>
          <table:table-cell table:style-name="ce1" office:value-type="float" office:value="1.7" calcext:value-type="float">
            <text:p>1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9T09:03:00" calcext:value-type="date">
            <text:p>2017-07-09 09:03:00</text:p>
          </table:table-cell>
          <table:table-cell table:style-name="ce1" office:value-type="float" office:value="1.7" calcext:value-type="float">
            <text:p>1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8T00:16:00" calcext:value-type="date">
            <text:p>2016-09-08 00:16:00</text:p>
          </table:table-cell>
          <table:table-cell table:style-name="ce1" office:value-type="float" office:value="1.71666666666666" calcext:value-type="float">
            <text:p>1.7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6T07:02:00" calcext:value-type="date">
            <text:p>2017-08-06 07:02:00</text:p>
          </table:table-cell>
          <table:table-cell table:style-name="ce1" office:value-type="float" office:value="1.71666666666666" calcext:value-type="float">
            <text:p>1.7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1T03:53:00" calcext:value-type="date">
            <text:p>2016-09-11 03:53:00</text:p>
          </table:table-cell>
          <table:table-cell table:style-name="ce1" office:value-type="float" office:value="1.73333333333333" calcext:value-type="float">
            <text:p>1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2T03:09:00" calcext:value-type="date">
            <text:p>2016-09-12 03:09:00</text:p>
          </table:table-cell>
          <table:table-cell table:style-name="ce1" office:value-type="float" office:value="1.73333333333333" calcext:value-type="float">
            <text:p>1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6T05:47:00" calcext:value-type="date">
            <text:p>2016-10-26 05:47:00</text:p>
          </table:table-cell>
          <table:table-cell table:style-name="ce1" office:value-type="float" office:value="1.73333333333333" calcext:value-type="float">
            <text:p>1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6T01:48:00" calcext:value-type="date">
            <text:p>2017-04-16 01:48:00</text:p>
          </table:table-cell>
          <table:table-cell table:style-name="ce1" office:value-type="float" office:value="1.73333333333333" calcext:value-type="float">
            <text:p>1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6T03:55:00" calcext:value-type="date">
            <text:p>2017-07-16 03:55:00</text:p>
          </table:table-cell>
          <table:table-cell table:style-name="ce1" office:value-type="float" office:value="1.73333333333333" calcext:value-type="float">
            <text:p>1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1T23:31:00" calcext:value-type="date">
            <text:p>2017-07-21 23:31:00</text:p>
          </table:table-cell>
          <table:table-cell table:style-name="ce1" office:value-type="float" office:value="1.73333333333333" calcext:value-type="float">
            <text:p>1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6T02:47:00" calcext:value-type="date">
            <text:p>2017-03-06 02:47:00</text:p>
          </table:table-cell>
          <table:table-cell table:style-name="ce1" office:value-type="float" office:value="1.75" calcext:value-type="float">
            <text:p>1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8T09:47:00" calcext:value-type="date">
            <text:p>2017-07-08 09:47:00</text:p>
          </table:table-cell>
          <table:table-cell table:style-name="ce1" office:value-type="float" office:value="1.75" calcext:value-type="float">
            <text:p>1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5T01:57:00" calcext:value-type="date">
            <text:p>2017-08-05 01:57:00</text:p>
          </table:table-cell>
          <table:table-cell table:style-name="ce1" office:value-type="float" office:value="1.75" calcext:value-type="float">
            <text:p>1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3T21:23:00" calcext:value-type="date">
            <text:p>2016-09-03 21:23:00</text:p>
          </table:table-cell>
          <table:table-cell table:style-name="ce1" office:value-type="float" office:value="1.76666666666666" calcext:value-type="float">
            <text:p>1.7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7T00:45:00" calcext:value-type="date">
            <text:p>2016-10-17 00:45:00</text:p>
          </table:table-cell>
          <table:table-cell table:style-name="ce1" office:value-type="float" office:value="1.76666666666666" calcext:value-type="float">
            <text:p>1.7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2T04:57:00" calcext:value-type="date">
            <text:p>2016-11-12 04:57:00</text:p>
          </table:table-cell>
          <table:table-cell table:style-name="ce1" office:value-type="float" office:value="1.76666666666666" calcext:value-type="float">
            <text:p>1.7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1T03:17:00" calcext:value-type="date">
            <text:p>2017-07-01 03:17:00</text:p>
          </table:table-cell>
          <table:table-cell table:style-name="ce1" office:value-type="float" office:value="1.76666666666666" calcext:value-type="float">
            <text:p>1.7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8T03:58:00" calcext:value-type="date">
            <text:p>2017-07-08 03:58:00</text:p>
          </table:table-cell>
          <table:table-cell table:style-name="ce1" office:value-type="float" office:value="1.76666666666666" calcext:value-type="float">
            <text:p>1.7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1T07:07:00" calcext:value-type="date">
            <text:p>2016-08-21 07:07:00</text:p>
          </table:table-cell>
          <table:table-cell table:style-name="ce1" office:value-type="float" office:value="1.78333333333333" calcext:value-type="float">
            <text:p>1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4T23:43:00" calcext:value-type="date">
            <text:p>2016-12-04 23:43:00</text:p>
          </table:table-cell>
          <table:table-cell table:style-name="ce1" office:value-type="float" office:value="1.78333333333333" calcext:value-type="float">
            <text:p>1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6T09:17:00" calcext:value-type="date">
            <text:p>2017-07-26 09:17:00</text:p>
          </table:table-cell>
          <table:table-cell table:style-name="ce1" office:value-type="float" office:value="1.78333333333333" calcext:value-type="float">
            <text:p>1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3T02:10:00" calcext:value-type="date">
            <text:p>2016-10-23 02:10:00</text:p>
          </table:table-cell>
          <table:table-cell table:style-name="ce1" office:value-type="float" office:value="1.8" calcext:value-type="float">
            <text:p>1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3T19:37:00" calcext:value-type="date">
            <text:p>2016-10-23 19:37:00</text:p>
          </table:table-cell>
          <table:table-cell table:style-name="ce1" office:value-type="float" office:value="1.8" calcext:value-type="float">
            <text:p>1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3T04:13:00" calcext:value-type="date">
            <text:p>2016-11-13 04:13:00</text:p>
          </table:table-cell>
          <table:table-cell table:style-name="ce1" office:value-type="float" office:value="1.8" calcext:value-type="float">
            <text:p>1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8T09:41:00" calcext:value-type="date">
            <text:p>2017-01-08 09:41:00</text:p>
          </table:table-cell>
          <table:table-cell table:style-name="ce1" office:value-type="float" office:value="1.81666666666666" calcext:value-type="float">
            <text:p>1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5T19:19:00" calcext:value-type="date">
            <text:p>2017-06-25 19:19:00</text:p>
          </table:table-cell>
          <table:table-cell table:style-name="ce1" office:value-type="float" office:value="1.81666666666666" calcext:value-type="float">
            <text:p>1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2T08:58:00" calcext:value-type="date">
            <text:p>2016-09-12 08:58:00</text:p>
          </table:table-cell>
          <table:table-cell table:style-name="ce1" office:value-type="float" office:value="1.83333333333333" calcext:value-type="float">
            <text:p>1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0T12:33:00" calcext:value-type="date">
            <text:p>2017-05-20 12:33:00</text:p>
          </table:table-cell>
          <table:table-cell table:style-name="ce1" office:value-type="float" office:value="1.83333333333333" calcext:value-type="float">
            <text:p>1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8T06:05:00" calcext:value-type="date">
            <text:p>2016-09-08 06:05:00</text:p>
          </table:table-cell>
          <table:table-cell table:style-name="ce1" office:value-type="float" office:value="1.85" calcext:value-type="float">
            <text:p>1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9T03:50:00" calcext:value-type="date">
            <text:p>2016-09-19 03:50:00</text:p>
          </table:table-cell>
          <table:table-cell table:style-name="ce1" office:value-type="float" office:value="1.85" calcext:value-type="float">
            <text:p>1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5T05:15:00" calcext:value-type="date">
            <text:p>2016-09-25 05:15:00</text:p>
          </table:table-cell>
          <table:table-cell table:style-name="ce1" office:value-type="float" office:value="1.85" calcext:value-type="float">
            <text:p>1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6T07:18:00" calcext:value-type="date">
            <text:p>2016-10-16 07:18:00</text:p>
          </table:table-cell>
          <table:table-cell table:style-name="ce1" office:value-type="float" office:value="1.85" calcext:value-type="float">
            <text:p>1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9T23:05:00" calcext:value-type="date">
            <text:p>2016-11-19 23:05:00</text:p>
          </table:table-cell>
          <table:table-cell table:style-name="ce1" office:value-type="float" office:value="1.85" calcext:value-type="float">
            <text:p>1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2T02:43:00" calcext:value-type="date">
            <text:p>2017-06-12 02:43:00</text:p>
          </table:table-cell>
          <table:table-cell table:style-name="ce1" office:value-type="float" office:value="1.85" calcext:value-type="float">
            <text:p>1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4T01:05:00" calcext:value-type="date">
            <text:p>2017-07-04 01:05:00</text:p>
          </table:table-cell>
          <table:table-cell table:style-name="ce1" office:value-type="float" office:value="1.85" calcext:value-type="float">
            <text:p>1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30T12:10:00" calcext:value-type="date">
            <text:p>2017-07-30 12:10:00</text:p>
          </table:table-cell>
          <table:table-cell table:style-name="ce1" office:value-type="float" office:value="1.85" calcext:value-type="float">
            <text:p>1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5T04:33:00" calcext:value-type="date">
            <text:p>2017-01-15 04:33:00</text:p>
          </table:table-cell>
          <table:table-cell table:style-name="ce1" office:value-type="float" office:value="1.86666666666666" calcext:value-type="float">
            <text:p>1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30T05:11:00" calcext:value-type="date">
            <text:p>2017-01-30 05:11:00</text:p>
          </table:table-cell>
          <table:table-cell table:style-name="ce1" office:value-type="float" office:value="1.86666666666666" calcext:value-type="float">
            <text:p>1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2T23:58:00" calcext:value-type="date">
            <text:p>2017-05-12 23:58:00</text:p>
          </table:table-cell>
          <table:table-cell table:style-name="ce1" office:value-type="float" office:value="1.86666666666666" calcext:value-type="float">
            <text:p>1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4T05:03:00" calcext:value-type="date">
            <text:p>2017-05-14 05:03:00</text:p>
          </table:table-cell>
          <table:table-cell table:style-name="ce1" office:value-type="float" office:value="1.86666666666666" calcext:value-type="float">
            <text:p>1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8T19:27:00" calcext:value-type="date">
            <text:p>2017-07-28 19:27:00</text:p>
          </table:table-cell>
          <table:table-cell table:style-name="ce1" office:value-type="float" office:value="1.86666666666666" calcext:value-type="float">
            <text:p>1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3T06:43:00" calcext:value-type="date">
            <text:p>2016-09-23 06:43:00</text:p>
          </table:table-cell>
          <table:table-cell table:style-name="ce1" office:value-type="float" office:value="1.88333333333333" calcext:value-type="float">
            <text:p>1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8T23:17:00" calcext:value-type="date">
            <text:p>2016-10-18 23:17:00</text:p>
          </table:table-cell>
          <table:table-cell table:style-name="ce1" office:value-type="float" office:value="1.88333333333333" calcext:value-type="float">
            <text:p>1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4T03:46:00" calcext:value-type="date">
            <text:p>2017-01-24 03:46:00</text:p>
          </table:table-cell>
          <table:table-cell table:style-name="ce1" office:value-type="float" office:value="1.88333333333333" calcext:value-type="float">
            <text:p>1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2T07:17:00" calcext:value-type="date">
            <text:p>2017-02-12 07:17:00</text:p>
          </table:table-cell>
          <table:table-cell table:style-name="ce1" office:value-type="float" office:value="1.88333333333333" calcext:value-type="float">
            <text:p>1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1T23:54:00" calcext:value-type="date">
            <text:p>2017-03-01 23:54:00</text:p>
          </table:table-cell>
          <table:table-cell table:style-name="ce1" office:value-type="float" office:value="1.88333333333333" calcext:value-type="float">
            <text:p>1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6T09:22:00" calcext:value-type="date">
            <text:p>2017-05-26 09:22:00</text:p>
          </table:table-cell>
          <table:table-cell table:style-name="ce1" office:value-type="float" office:value="1.88333333333333" calcext:value-type="float">
            <text:p>1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8T10:23:00" calcext:value-type="date">
            <text:p>2016-09-18 10:23:00</text:p>
          </table:table-cell>
          <table:table-cell table:style-name="ce1" office:value-type="float" office:value="1.9" calcext:value-type="float">
            <text:p>1.9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6T04:31:00" calcext:value-type="date">
            <text:p>2016-09-26 04:31:00</text:p>
          </table:table-cell>
          <table:table-cell table:style-name="ce1" office:value-type="float" office:value="1.9" calcext:value-type="float">
            <text:p>1.9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0T04:54:00" calcext:value-type="date">
            <text:p>2016-11-20 04:54:00</text:p>
          </table:table-cell>
          <table:table-cell table:style-name="ce1" office:value-type="float" office:value="1.9" calcext:value-type="float">
            <text:p>1.9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2T23:51:00" calcext:value-type="date">
            <text:p>2017-07-22 23:51:00</text:p>
          </table:table-cell>
          <table:table-cell table:style-name="ce1" office:value-type="float" office:value="1.9" calcext:value-type="float">
            <text:p>1.9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5T00:57:00" calcext:value-type="date">
            <text:p>2016-09-15 00:57:00</text:p>
          </table:table-cell>
          <table:table-cell table:style-name="ce1" office:value-type="float" office:value="1.91666666666666" calcext:value-type="float">
            <text:p>1.9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1T00:51:00" calcext:value-type="date">
            <text:p>2016-10-01 00:51:00</text:p>
          </table:table-cell>
          <table:table-cell table:style-name="ce1" office:value-type="float" office:value="1.91666666666666" calcext:value-type="float">
            <text:p>1.9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30T02:51:00" calcext:value-type="date">
            <text:p>2016-10-30 02:51:00</text:p>
          </table:table-cell>
          <table:table-cell table:style-name="ce1" office:value-type="float" office:value="1.91666666666666" calcext:value-type="float">
            <text:p>1.9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30T08:40:00" calcext:value-type="date">
            <text:p>2016-10-30 08:40:00</text:p>
          </table:table-cell>
          <table:table-cell table:style-name="ce1" office:value-type="float" office:value="1.91666666666666" calcext:value-type="float">
            <text:p>1.9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4T05:17:00" calcext:value-type="date">
            <text:p>2017-01-14 05:17:00</text:p>
          </table:table-cell>
          <table:table-cell table:style-name="ce1" office:value-type="float" office:value="1.91666666666666" calcext:value-type="float">
            <text:p>1.9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1T05:58:00" calcext:value-type="date">
            <text:p>2017-01-21 05:58:00</text:p>
          </table:table-cell>
          <table:table-cell table:style-name="ce1" office:value-type="float" office:value="1.91666666666666" calcext:value-type="float">
            <text:p>1.9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7T22:45:00" calcext:value-type="date">
            <text:p>2016-09-17 22:45:00</text:p>
          </table:table-cell>
          <table:table-cell table:style-name="ce1" office:value-type="float" office:value="1.93333333333333" calcext:value-type="float">
            <text:p>1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3T00:54:00" calcext:value-type="date">
            <text:p>2016-09-23 00:54:00</text:p>
          </table:table-cell>
          <table:table-cell table:style-name="ce1" office:value-type="float" office:value="1.93333333333333" calcext:value-type="float">
            <text:p>1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8T03:52:00" calcext:value-type="date">
            <text:p>2017-01-08 03:52:00</text:p>
          </table:table-cell>
          <table:table-cell table:style-name="ce1" office:value-type="float" office:value="1.93333333333333" calcext:value-type="float">
            <text:p>1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8T06:39:00" calcext:value-type="date">
            <text:p>2017-01-28 06:39:00</text:p>
          </table:table-cell>
          <table:table-cell table:style-name="ce1" office:value-type="float" office:value="1.93333333333333" calcext:value-type="float">
            <text:p>1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8T13:53:00" calcext:value-type="date">
            <text:p>2017-05-18 13:53:00</text:p>
          </table:table-cell>
          <table:table-cell table:style-name="ce1" office:value-type="float" office:value="1.93333333333333" calcext:value-type="float">
            <text:p>1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7T10:31:00" calcext:value-type="date">
            <text:p>2017-07-07 10:31:00</text:p>
          </table:table-cell>
          <table:table-cell table:style-name="ce1" office:value-type="float" office:value="1.93333333333333" calcext:value-type="float">
            <text:p>1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5T21:38:00" calcext:value-type="date">
            <text:p>2016-08-25 21:38:00</text:p>
          </table:table-cell>
          <table:table-cell table:style-name="ce1" office:value-type="float" office:value="1.95" calcext:value-type="float">
            <text:p>1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6T00:13:00" calcext:value-type="date">
            <text:p>2016-09-16 00:13:00</text:p>
          </table:table-cell>
          <table:table-cell table:style-name="ce1" office:value-type="float" office:value="1.95" calcext:value-type="float">
            <text:p>1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0T04:22:00" calcext:value-type="date">
            <text:p>2016-10-20 04:22:00</text:p>
          </table:table-cell>
          <table:table-cell table:style-name="ce1" office:value-type="float" office:value="1.95" calcext:value-type="float">
            <text:p>1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9T05:55:00" calcext:value-type="date">
            <text:p>2017-01-29 05:55:00</text:p>
          </table:table-cell>
          <table:table-cell table:style-name="ce1" office:value-type="float" office:value="1.95" calcext:value-type="float">
            <text:p>1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4T01:36:00" calcext:value-type="date">
            <text:p>2017-06-24 01:36:00</text:p>
          </table:table-cell>
          <table:table-cell table:style-name="ce1" office:value-type="float" office:value="1.95" calcext:value-type="float">
            <text:p>1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30T04:01:00" calcext:value-type="date">
            <text:p>2017-06-30 04:01:00</text:p>
          </table:table-cell>
          <table:table-cell table:style-name="ce1" office:value-type="float" office:value="1.95" calcext:value-type="float">
            <text:p>1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5T06:10:00" calcext:value-type="date">
            <text:p>2017-07-05 06:10:00</text:p>
          </table:table-cell>
          <table:table-cell table:style-name="ce1" office:value-type="float" office:value="1.95" calcext:value-type="float">
            <text:p>1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3T06:07:00" calcext:value-type="date">
            <text:p>2017-07-13 06:07:00</text:p>
          </table:table-cell>
          <table:table-cell table:style-name="ce1" office:value-type="float" office:value="1.95" calcext:value-type="float">
            <text:p>1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9T09:39:00" calcext:value-type="date">
            <text:p>2016-09-19 09:39:00</text:p>
          </table:table-cell>
          <table:table-cell table:style-name="ce1" office:value-type="float" office:value="1.96666666666666" calcext:value-type="float">
            <text:p>1.9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2T16:03:00" calcext:value-type="date">
            <text:p>2016-10-12 16:03:00</text:p>
          </table:table-cell>
          <table:table-cell table:style-name="ce1" office:value-type="float" office:value="1.96666666666666" calcext:value-type="float">
            <text:p>1.9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5T02:30:00" calcext:value-type="date">
            <text:p>2016-12-25 02:30:00</text:p>
          </table:table-cell>
          <table:table-cell table:style-name="ce1" office:value-type="float" office:value="1.96666666666666" calcext:value-type="float">
            <text:p>1.9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3T21:57:00" calcext:value-type="date">
            <text:p>2017-01-23 21:57:00</text:p>
          </table:table-cell>
          <table:table-cell table:style-name="ce1" office:value-type="float" office:value="1.96666666666666" calcext:value-type="float">
            <text:p>1.9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31T01:54:00" calcext:value-type="date">
            <text:p>2017-03-31 01:54:00</text:p>
          </table:table-cell>
          <table:table-cell table:style-name="ce1" office:value-type="float" office:value="1.96666666666666" calcext:value-type="float">
            <text:p>1.9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3T03:25:00" calcext:value-type="date">
            <text:p>2017-08-03 03:25:00</text:p>
          </table:table-cell>
          <table:table-cell table:style-name="ce1" office:value-type="float" office:value="1.96666666666666" calcext:value-type="float">
            <text:p>1.9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8T20:57:00" calcext:value-type="date">
            <text:p>2016-08-18 20:57:00</text:p>
          </table:table-cell>
          <table:table-cell table:style-name="ce1" office:value-type="float" office:value="1.98333333333333" calcext:value-type="float">
            <text:p>1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8T07:48:00" calcext:value-type="date">
            <text:p>2016-08-28 07:48:00</text:p>
          </table:table-cell>
          <table:table-cell table:style-name="ce1" office:value-type="float" office:value="1.98333333333333" calcext:value-type="float">
            <text:p>1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2T22:07:00" calcext:value-type="date">
            <text:p>2016-09-02 22:07:00</text:p>
          </table:table-cell>
          <table:table-cell table:style-name="ce1" office:value-type="float" office:value="1.98333333333333" calcext:value-type="float">
            <text:p>1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3T15:34:00" calcext:value-type="date">
            <text:p>2016-09-03 15:34:00</text:p>
          </table:table-cell>
          <table:table-cell table:style-name="ce1" office:value-type="float" office:value="1.98333333333333" calcext:value-type="float">
            <text:p>1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5T22:42:00" calcext:value-type="date">
            <text:p>2016-09-25 22:42:00</text:p>
          </table:table-cell>
          <table:table-cell table:style-name="ce1" office:value-type="float" office:value="1.98333333333333" calcext:value-type="float">
            <text:p>1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5T10:05:00" calcext:value-type="date">
            <text:p>2016-11-05 10:05:00</text:p>
          </table:table-cell>
          <table:table-cell table:style-name="ce1" office:value-type="float" office:value="1.98333333333333" calcext:value-type="float">
            <text:p>1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0T00:23:00" calcext:value-type="date">
            <text:p>2017-04-10 00:23:00</text:p>
          </table:table-cell>
          <table:table-cell table:style-name="ce1" office:value-type="float" office:value="1.98333333333333" calcext:value-type="float">
            <text:p>1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9T02:19:00" calcext:value-type="date">
            <text:p>2016-09-29 02:19:00</text:p>
          </table:table-cell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3T03:58:00" calcext:value-type="date">
            <text:p>2016-12-23 03:58:00</text:p>
          </table:table-cell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5T03:02:00" calcext:value-type="date">
            <text:p>2017-01-25 03:02:00</text:p>
          </table:table-cell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0T21:38:00" calcext:value-type="date">
            <text:p>2017-06-10 21:38:00</text:p>
          </table:table-cell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4T23:53:00" calcext:value-type="date">
            <text:p>2016-08-14 23:53:00</text:p>
          </table:table-cell>
          <table:table-cell table:style-name="ce1" office:value-type="float" office:value="2.01666666666666" calcext:value-type="float">
            <text:p>2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8T19:26:00" calcext:value-type="date">
            <text:p>2016-08-28 19:26:00</text:p>
          </table:table-cell>
          <table:table-cell table:style-name="ce1" office:value-type="float" office:value="2.01666666666666" calcext:value-type="float">
            <text:p>2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7T06:34:00" calcext:value-type="date">
            <text:p>2016-10-17 06:34:00</text:p>
          </table:table-cell>
          <table:table-cell table:style-name="ce1" office:value-type="float" office:value="2.01666666666666" calcext:value-type="float">
            <text:p>2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5T04:16:00" calcext:value-type="date">
            <text:p>2016-11-05 04:16:00</text:p>
          </table:table-cell>
          <table:table-cell table:style-name="ce1" office:value-type="float" office:value="2.01666666666666" calcext:value-type="float">
            <text:p>2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4T03:29:00" calcext:value-type="date">
            <text:p>2016-11-14 03:29:00</text:p>
          </table:table-cell>
          <table:table-cell table:style-name="ce1" office:value-type="float" office:value="2.01666666666666" calcext:value-type="float">
            <text:p>2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6T23:46:00" calcext:value-type="date">
            <text:p>2016-11-26 23:46:00</text:p>
          </table:table-cell>
          <table:table-cell table:style-name="ce1" office:value-type="float" office:value="2.01666666666666" calcext:value-type="float">
            <text:p>2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4T00:27:00" calcext:value-type="date">
            <text:p>2016-12-04 00:27:00</text:p>
          </table:table-cell>
          <table:table-cell table:style-name="ce1" office:value-type="float" office:value="2.01666666666666" calcext:value-type="float">
            <text:p>2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8T07:38:00" calcext:value-type="date">
            <text:p>2016-12-18 07:38:00</text:p>
          </table:table-cell>
          <table:table-cell table:style-name="ce1" office:value-type="float" office:value="2.01666666666666" calcext:value-type="float">
            <text:p>2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3T10:51:00" calcext:value-type="date">
            <text:p>2017-02-23 10:51:00</text:p>
          </table:table-cell>
          <table:table-cell table:style-name="ce1" office:value-type="float" office:value="2.01666666666666" calcext:value-type="float">
            <text:p>2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3T02:29:00" calcext:value-type="date">
            <text:p>2017-04-23 02:29:00</text:p>
          </table:table-cell>
          <table:table-cell table:style-name="ce1" office:value-type="float" office:value="2.01666666666666" calcext:value-type="float">
            <text:p>2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3T07:48:00" calcext:value-type="date">
            <text:p>2017-06-13 07:48:00</text:p>
          </table:table-cell>
          <table:table-cell table:style-name="ce1" office:value-type="float" office:value="2.01666666666666" calcext:value-type="float">
            <text:p>2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7T03:11:00" calcext:value-type="date">
            <text:p>2017-07-17 03:11:00</text:p>
          </table:table-cell>
          <table:table-cell table:style-name="ce1" office:value-type="float" office:value="2.01666666666666" calcext:value-type="float">
            <text:p>2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9T20:13:00" calcext:value-type="date">
            <text:p>2016-08-19 20:13:00</text:p>
          </table:table-cell>
          <table:table-cell table:style-name="ce1" office:value-type="float" office:value="2.03333333333333" calcext:value-type="float">
            <text:p>2.0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0T07:51:00" calcext:value-type="date">
            <text:p>2016-08-20 07:51:00</text:p>
          </table:table-cell>
          <table:table-cell table:style-name="ce1" office:value-type="float" office:value="2.03333333333333" calcext:value-type="float">
            <text:p>2.0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31T02:07:00" calcext:value-type="date">
            <text:p>2016-10-31 02:07:00</text:p>
          </table:table-cell>
          <table:table-cell table:style-name="ce1" office:value-type="float" office:value="2.03333333333333" calcext:value-type="float">
            <text:p>2.0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7T03:51:00" calcext:value-type="date">
            <text:p>2017-05-07 03:51:00</text:p>
          </table:table-cell>
          <table:table-cell table:style-name="ce1" office:value-type="float" office:value="2.03333333333333" calcext:value-type="float">
            <text:p>2.0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5T10:28:00" calcext:value-type="date">
            <text:p>2017-07-15 10:28:00</text:p>
          </table:table-cell>
          <table:table-cell table:style-name="ce1" office:value-type="float" office:value="2.03333333333333" calcext:value-type="float">
            <text:p>2.0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31T23:04:00" calcext:value-type="date">
            <text:p>2017-07-31 23:04:00</text:p>
          </table:table-cell>
          <table:table-cell table:style-name="ce1" office:value-type="float" office:value="2.03333333333333" calcext:value-type="float">
            <text:p>2.0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30T23:47:00" calcext:value-type="date">
            <text:p>2016-08-30 23:47:00</text:p>
          </table:table-cell>
          <table:table-cell table:style-name="ce1" office:value-type="float" office:value="2.05" calcext:value-type="float">
            <text:p>2.0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4T04:28:00" calcext:value-type="date">
            <text:p>2016-10-04 04:28:00</text:p>
          </table:table-cell>
          <table:table-cell table:style-name="ce1" office:value-type="float" office:value="2.05" calcext:value-type="float">
            <text:p>2.0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1T05:41:00" calcext:value-type="date">
            <text:p>2016-11-11 05:41:00</text:p>
          </table:table-cell>
          <table:table-cell table:style-name="ce1" office:value-type="float" office:value="2.05" calcext:value-type="float">
            <text:p>2.0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3T21:27:00" calcext:value-type="date">
            <text:p>2017-04-13 21:27:00</text:p>
          </table:table-cell>
          <table:table-cell table:style-name="ce1" office:value-type="float" office:value="2.05" calcext:value-type="float">
            <text:p>2.0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2T23:50:00" calcext:value-type="date">
            <text:p>2016-08-22 23:50:00</text:p>
          </table:table-cell>
          <table:table-cell table:style-name="ce1" office:value-type="float" office:value="2.06666666666666" calcext:value-type="float">
            <text:p>2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7T14:21:00" calcext:value-type="date">
            <text:p>2016-08-27 14:21:00</text:p>
          </table:table-cell>
          <table:table-cell table:style-name="ce1" office:value-type="float" office:value="2.06666666666666" calcext:value-type="float">
            <text:p>2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9T22:48:00" calcext:value-type="date">
            <text:p>2016-09-09 22:48:00</text:p>
          </table:table-cell>
          <table:table-cell table:style-name="ce1" office:value-type="float" office:value="2.06666666666666" calcext:value-type="float">
            <text:p>2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7T03:47:00" calcext:value-type="date">
            <text:p>2016-09-27 03:47:00</text:p>
          </table:table-cell>
          <table:table-cell table:style-name="ce1" office:value-type="float" office:value="2.06666666666666" calcext:value-type="float">
            <text:p>2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1T09:16:00" calcext:value-type="date">
            <text:p>2017-06-11 09:16:00</text:p>
          </table:table-cell>
          <table:table-cell table:style-name="ce1" office:value-type="float" office:value="2.06666666666666" calcext:value-type="float">
            <text:p>2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7T00:24:00" calcext:value-type="date">
            <text:p>2017-06-27 00:24:00</text:p>
          </table:table-cell>
          <table:table-cell table:style-name="ce1" office:value-type="float" office:value="2.06666666666666" calcext:value-type="float">
            <text:p>2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8T05:29:00" calcext:value-type="date">
            <text:p>2017-06-28 05:29:00</text:p>
          </table:table-cell>
          <table:table-cell table:style-name="ce1" office:value-type="float" office:value="2.06666666666666" calcext:value-type="float">
            <text:p>2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0T02:30:00" calcext:value-type="date">
            <text:p>2017-07-10 02:30:00</text:p>
          </table:table-cell>
          <table:table-cell table:style-name="ce1" office:value-type="float" office:value="2.06666666666666" calcext:value-type="float">
            <text:p>2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4T22:50:00" calcext:value-type="date">
            <text:p>2017-07-14 22:50:00</text:p>
          </table:table-cell>
          <table:table-cell table:style-name="ce1" office:value-type="float" office:value="2.06666666666666" calcext:value-type="float">
            <text:p>2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8T23:32:00" calcext:value-type="date">
            <text:p>2016-09-08 23:32:00</text:p>
          </table:table-cell>
          <table:table-cell table:style-name="ce1" office:value-type="float" office:value="2.08333333333333" calcext:value-type="float">
            <text:p>2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5T11:04:00" calcext:value-type="date">
            <text:p>2016-09-25 11:04:00</text:p>
          </table:table-cell>
          <table:table-cell table:style-name="ce1" office:value-type="float" office:value="2.08333333333333" calcext:value-type="float">
            <text:p>2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1T03:38:00" calcext:value-type="date">
            <text:p>2016-10-21 03:38:00</text:p>
          </table:table-cell>
          <table:table-cell table:style-name="ce1" office:value-type="float" office:value="2.08333333333333" calcext:value-type="float">
            <text:p>2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7T01:34:00" calcext:value-type="date">
            <text:p>2017-01-27 01:34:00</text:p>
          </table:table-cell>
          <table:table-cell table:style-name="ce1" office:value-type="float" office:value="2.08333333333333" calcext:value-type="float">
            <text:p>2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1T06:59:00" calcext:value-type="date">
            <text:p>2017-04-01 06:59:00</text:p>
          </table:table-cell>
          <table:table-cell table:style-name="ce1" office:value-type="float" office:value="2.08333333333333" calcext:value-type="float">
            <text:p>2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6T22:53:00" calcext:value-type="date">
            <text:p>2017-07-06 22:53:00</text:p>
          </table:table-cell>
          <table:table-cell table:style-name="ce1" office:value-type="float" office:value="2.08333333333333" calcext:value-type="float">
            <text:p>2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2T11:09:00" calcext:value-type="date">
            <text:p>2017-07-22 11:09:00</text:p>
          </table:table-cell>
          <table:table-cell table:style-name="ce1" office:value-type="float" office:value="2.08333333333333" calcext:value-type="float">
            <text:p>2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4T09:01:00" calcext:value-type="date">
            <text:p>2016-09-04 09:01:00</text:p>
          </table:table-cell>
          <table:table-cell table:style-name="ce1" office:value-type="float" office:value="2.1" calcext:value-type="float">
            <text:p>2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4T01:41:00" calcext:value-type="date">
            <text:p>2016-09-14 01:41:00</text:p>
          </table:table-cell>
          <table:table-cell table:style-name="ce1" office:value-type="float" office:value="2.1" calcext:value-type="float">
            <text:p>2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8T03:03:00" calcext:value-type="date">
            <text:p>2016-09-28 03:03:00</text:p>
          </table:table-cell>
          <table:table-cell table:style-name="ce1" office:value-type="float" office:value="2.1" calcext:value-type="float">
            <text:p>2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31T21:22:00" calcext:value-type="date">
            <text:p>2016-12-31 21:22:00</text:p>
          </table:table-cell>
          <table:table-cell table:style-name="ce1" office:value-type="float" office:value="2.1" calcext:value-type="float">
            <text:p>2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5T00:47:00" calcext:value-type="date">
            <text:p>2017-02-05 00:47:00</text:p>
          </table:table-cell>
          <table:table-cell table:style-name="ce1" office:value-type="float" office:value="2.1" calcext:value-type="float">
            <text:p>2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1T23:57:00" calcext:value-type="date">
            <text:p>2017-02-21 23:57:00</text:p>
          </table:table-cell>
          <table:table-cell table:style-name="ce1" office:value-type="float" office:value="2.1" calcext:value-type="float">
            <text:p>2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7T23:48:00" calcext:value-type="date">
            <text:p>2017-03-17 23:48:00</text:p>
          </table:table-cell>
          <table:table-cell table:style-name="ce1" office:value-type="float" office:value="2.1" calcext:value-type="float">
            <text:p>2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7T08:38:00" calcext:value-type="date">
            <text:p>2017-05-27 08:38:00</text:p>
          </table:table-cell>
          <table:table-cell table:style-name="ce1" office:value-type="float" office:value="2.1" calcext:value-type="float">
            <text:p>2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6T06:57:00" calcext:value-type="date">
            <text:p>2017-06-26 06:57:00</text:p>
          </table:table-cell>
          <table:table-cell table:style-name="ce1" office:value-type="float" office:value="2.1" calcext:value-type="float">
            <text:p>2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4T02:41:00" calcext:value-type="date">
            <text:p>2017-08-04 02:41:00</text:p>
          </table:table-cell>
          <table:table-cell table:style-name="ce1" office:value-type="float" office:value="2.1" calcext:value-type="float">
            <text:p>2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7T04:14:00" calcext:value-type="date">
            <text:p>2016-08-17 04:14:00</text:p>
          </table:table-cell>
          <table:table-cell table:style-name="ce1" office:value-type="float" office:value="2.11666666666666" calcext:value-type="float">
            <text:p>2.1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9T06:37:00" calcext:value-type="date">
            <text:p>2016-10-09 06:37:00</text:p>
          </table:table-cell>
          <table:table-cell table:style-name="ce1" office:value-type="float" office:value="2.11666666666666" calcext:value-type="float">
            <text:p>2.1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3T07:59:00" calcext:value-type="date">
            <text:p>2016-10-23 07:59:00</text:p>
          </table:table-cell>
          <table:table-cell table:style-name="ce1" office:value-type="float" office:value="2.11666666666666" calcext:value-type="float">
            <text:p>2.1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0T04:09:00" calcext:value-type="date">
            <text:p>2017-03-20 04:09:00</text:p>
          </table:table-cell>
          <table:table-cell table:style-name="ce1" office:value-type="float" office:value="2.11666666666666" calcext:value-type="float">
            <text:p>2.1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8T06:09:00" calcext:value-type="date">
            <text:p>2017-04-18 06:09:00</text:p>
          </table:table-cell>
          <table:table-cell table:style-name="ce1" office:value-type="float" office:value="2.11666666666666" calcext:value-type="float">
            <text:p>2.1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9T05:12:00" calcext:value-type="date">
            <text:p>2017-06-19 05:12:00</text:p>
          </table:table-cell>
          <table:table-cell table:style-name="ce1" office:value-type="float" office:value="2.11666666666666" calcext:value-type="float">
            <text:p>2.1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0T21:59:00" calcext:value-type="date">
            <text:p>2017-06-20 21:59:00</text:p>
          </table:table-cell>
          <table:table-cell table:style-name="ce1" office:value-type="float" office:value="2.11666666666666" calcext:value-type="float">
            <text:p>2.1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6T09:44:00" calcext:value-type="date">
            <text:p>2017-07-16 09:44:00</text:p>
          </table:table-cell>
          <table:table-cell table:style-name="ce1" office:value-type="float" office:value="2.11666666666666" calcext:value-type="float">
            <text:p>2.1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1T04:52:00" calcext:value-type="date">
            <text:p>2016-09-01 04:52:00</text:p>
          </table:table-cell>
          <table:table-cell table:style-name="ce1" office:value-type="float" office:value="2.13333333333333" calcext:value-type="float">
            <text:p>2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7T05:18:00" calcext:value-type="date">
            <text:p>2016-09-17 05:18:00</text:p>
          </table:table-cell>
          <table:table-cell table:style-name="ce1" office:value-type="float" office:value="2.13333333333333" calcext:value-type="float">
            <text:p>2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5T19:57:00" calcext:value-type="date">
            <text:p>2016-12-25 19:57:00</text:p>
          </table:table-cell>
          <table:table-cell table:style-name="ce1" office:value-type="float" office:value="2.13333333333333" calcext:value-type="float">
            <text:p>2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6T08:39:00" calcext:value-type="date">
            <text:p>2017-02-26 08:39:00</text:p>
          </table:table-cell>
          <table:table-cell table:style-name="ce1" office:value-type="float" office:value="2.13333333333333" calcext:value-type="float">
            <text:p>2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6T03:19:00" calcext:value-type="date">
            <text:p>2017-04-06 03:19:00</text:p>
          </table:table-cell>
          <table:table-cell table:style-name="ce1" office:value-type="float" office:value="2.13333333333333" calcext:value-type="float">
            <text:p>2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8T23:23:00" calcext:value-type="date">
            <text:p>2017-06-18 23:23:00</text:p>
          </table:table-cell>
          <table:table-cell table:style-name="ce1" office:value-type="float" office:value="2.13333333333333" calcext:value-type="float">
            <text:p>2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1T09:06:00" calcext:value-type="date">
            <text:p>2017-07-01 09:06:00</text:p>
          </table:table-cell>
          <table:table-cell table:style-name="ce1" office:value-type="float" office:value="2.13333333333333" calcext:value-type="float">
            <text:p>2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7T08:33:00" calcext:value-type="date">
            <text:p>2017-07-27 08:33:00</text:p>
          </table:table-cell>
          <table:table-cell table:style-name="ce1" office:value-type="float" office:value="2.13333333333333" calcext:value-type="float">
            <text:p>2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7T00:29:00" calcext:value-type="date">
            <text:p>2017-08-07 00:29:00</text:p>
          </table:table-cell>
          <table:table-cell table:style-name="ce1" office:value-type="float" office:value="2.13333333333333" calcext:value-type="float">
            <text:p>2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5T06:46:00" calcext:value-type="date">
            <text:p>2016-09-15 06:46:00</text:p>
          </table:table-cell>
          <table:table-cell table:style-name="ce1" office:value-type="float" office:value="2.15" calcext:value-type="float">
            <text:p>2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3T05:12:00" calcext:value-type="date">
            <text:p>2016-10-03 05:12:00</text:p>
          </table:table-cell>
          <table:table-cell table:style-name="ce1" office:value-type="float" office:value="2.15" calcext:value-type="float">
            <text:p>2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2T06:13:00" calcext:value-type="date">
            <text:p>2016-12-12 06:13:00</text:p>
          </table:table-cell>
          <table:table-cell table:style-name="ce1" office:value-type="float" office:value="2.15" calcext:value-type="float">
            <text:p>2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0T06:10:00" calcext:value-type="date">
            <text:p>2016-12-20 06:10:00</text:p>
          </table:table-cell>
          <table:table-cell table:style-name="ce1" office:value-type="float" office:value="2.15" calcext:value-type="float">
            <text:p>2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5T10:01:00" calcext:value-type="date">
            <text:p>2017-07-25 10:01:00</text:p>
          </table:table-cell>
          <table:table-cell table:style-name="ce1" office:value-type="float" office:value="2.15" calcext:value-type="float">
            <text:p>2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8T07:49:00" calcext:value-type="date">
            <text:p>2017-07-28 07:49:00</text:p>
          </table:table-cell>
          <table:table-cell table:style-name="ce1" office:value-type="float" office:value="2.15" calcext:value-type="float">
            <text:p>2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30T17:59:00" calcext:value-type="date">
            <text:p>2017-07-30 17:59:00</text:p>
          </table:table-cell>
          <table:table-cell table:style-name="ce1" office:value-type="float" office:value="2.15" calcext:value-type="float">
            <text:p>2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1T22:20:00" calcext:value-type="date">
            <text:p>2017-08-01 22:20:00</text:p>
          </table:table-cell>
          <table:table-cell table:style-name="ce1" office:value-type="float" office:value="2.15" calcext:value-type="float">
            <text:p>2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6T20:54:00" calcext:value-type="date">
            <text:p>2016-08-26 20:54:00</text:p>
          </table:table-cell>
          <table:table-cell table:style-name="ce1" office:value-type="float" office:value="2.16666666666666" calcext:value-type="float">
            <text:p>2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1T09:27:00" calcext:value-type="date">
            <text:p>2016-10-21 09:27:00</text:p>
          </table:table-cell>
          <table:table-cell table:style-name="ce1" office:value-type="float" office:value="2.16666666666666" calcext:value-type="float">
            <text:p>2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5T00:42:00" calcext:value-type="date">
            <text:p>2016-10-25 00:42:00</text:p>
          </table:table-cell>
          <table:table-cell table:style-name="ce1" office:value-type="float" office:value="2.16666666666666" calcext:value-type="float">
            <text:p>2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7T02:48:00" calcext:value-type="date">
            <text:p>2016-11-07 02:48:00</text:p>
          </table:table-cell>
          <table:table-cell table:style-name="ce1" office:value-type="float" office:value="2.16666666666666" calcext:value-type="float">
            <text:p>2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7T08:22:00" calcext:value-type="date">
            <text:p>2016-12-17 08:22:00</text:p>
          </table:table-cell>
          <table:table-cell table:style-name="ce1" office:value-type="float" office:value="2.16666666666666" calcext:value-type="float">
            <text:p>2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3T01:57:00" calcext:value-type="date">
            <text:p>2017-03-23 01:57:00</text:p>
          </table:table-cell>
          <table:table-cell table:style-name="ce1" office:value-type="float" office:value="2.16666666666666" calcext:value-type="float">
            <text:p>2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9T12:45:00" calcext:value-type="date">
            <text:p>2017-04-09 12:45:00</text:p>
          </table:table-cell>
          <table:table-cell table:style-name="ce1" office:value-type="float" office:value="2.16666666666666" calcext:value-type="float">
            <text:p>2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9T03:54:00" calcext:value-type="date">
            <text:p>2017-04-29 03:54:00</text:p>
          </table:table-cell>
          <table:table-cell table:style-name="ce1" office:value-type="float" office:value="2.16666666666666" calcext:value-type="float">
            <text:p>2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3T01:59:00" calcext:value-type="date">
            <text:p>2017-06-13 01:59:00</text:p>
          </table:table-cell>
          <table:table-cell table:style-name="ce1" office:value-type="float" office:value="2.16666666666666" calcext:value-type="float">
            <text:p>2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30T09:50:00" calcext:value-type="date">
            <text:p>2017-06-30 09:50:00</text:p>
          </table:table-cell>
          <table:table-cell table:style-name="ce1" office:value-type="float" office:value="2.16666666666666" calcext:value-type="float">
            <text:p>2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1T20:44:00" calcext:value-type="date">
            <text:p>2017-07-01 20:44:00</text:p>
          </table:table-cell>
          <table:table-cell table:style-name="ce1" office:value-type="float" office:value="2.16666666666666" calcext:value-type="float">
            <text:p>2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9T01:16:00" calcext:value-type="date">
            <text:p>2017-07-29 01:16:00</text:p>
          </table:table-cell>
          <table:table-cell table:style-name="ce1" office:value-type="float" office:value="2.16666666666666" calcext:value-type="float">
            <text:p>2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4T18:04:00" calcext:value-type="date">
            <text:p>2016-08-14 18:04:00</text:p>
          </table:table-cell>
          <table:table-cell table:style-name="ce1" office:value-type="float" office:value="2.18333333333333" calcext:value-type="float">
            <text:p>2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5T05:42:00" calcext:value-type="date">
            <text:p>2016-08-15 05:42:00</text:p>
          </table:table-cell>
          <table:table-cell table:style-name="ce1" office:value-type="float" office:value="2.18333333333333" calcext:value-type="float">
            <text:p>2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5T02:28:00" calcext:value-type="date">
            <text:p>2016-09-05 02:28:00</text:p>
          </table:table-cell>
          <table:table-cell table:style-name="ce1" office:value-type="float" office:value="2.18333333333333" calcext:value-type="float">
            <text:p>2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3T02:25:00" calcext:value-type="date">
            <text:p>2016-09-13 02:25:00</text:p>
          </table:table-cell>
          <table:table-cell table:style-name="ce1" office:value-type="float" office:value="2.18333333333333" calcext:value-type="float">
            <text:p>2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1T12:29:00" calcext:value-type="date">
            <text:p>2016-10-01 12:29:00</text:p>
          </table:table-cell>
          <table:table-cell table:style-name="ce1" office:value-type="float" office:value="2.18333333333333" calcext:value-type="float">
            <text:p>2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7T05:03:00" calcext:value-type="date">
            <text:p>2016-10-27 05:03:00</text:p>
          </table:table-cell>
          <table:table-cell table:style-name="ce1" office:value-type="float" office:value="2.18333333333333" calcext:value-type="float">
            <text:p>2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2T00:24:00" calcext:value-type="date">
            <text:p>2016-12-12 00:24:00</text:p>
          </table:table-cell>
          <table:table-cell table:style-name="ce1" office:value-type="float" office:value="2.18333333333333" calcext:value-type="float">
            <text:p>2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5T04:01:00" calcext:value-type="date">
            <text:p>2016-12-15 04:01:00</text:p>
          </table:table-cell>
          <table:table-cell table:style-name="ce1" office:value-type="float" office:value="2.18333333333333" calcext:value-type="float">
            <text:p>2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1T14:49:00" calcext:value-type="date">
            <text:p>2017-01-01 14:49:00</text:p>
          </table:table-cell>
          <table:table-cell table:style-name="ce1" office:value-type="float" office:value="2.18333333333333" calcext:value-type="float">
            <text:p>2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1T03:25:00" calcext:value-type="date">
            <text:p>2017-03-21 03:25:00</text:p>
          </table:table-cell>
          <table:table-cell table:style-name="ce1" office:value-type="float" office:value="2.18333333333333" calcext:value-type="float">
            <text:p>2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5T06:18:00" calcext:value-type="date">
            <text:p>2017-03-25 06:18:00</text:p>
          </table:table-cell>
          <table:table-cell table:style-name="ce1" office:value-type="float" office:value="2.18333333333333" calcext:value-type="float">
            <text:p>2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9T03:22:00" calcext:value-type="date">
            <text:p>2017-03-29 03:22:00</text:p>
          </table:table-cell>
          <table:table-cell table:style-name="ce1" office:value-type="float" office:value="2.18333333333333" calcext:value-type="float">
            <text:p>2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9T04:45:00" calcext:value-type="date">
            <text:p>2017-06-29 04:45:00</text:p>
          </table:table-cell>
          <table:table-cell table:style-name="ce1" office:value-type="float" office:value="2.18333333333333" calcext:value-type="float">
            <text:p>2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1T01:46:00" calcext:value-type="date">
            <text:p>2017-07-11 01:46:00</text:p>
          </table:table-cell>
          <table:table-cell table:style-name="ce1" office:value-type="float" office:value="2.18333333333333" calcext:value-type="float">
            <text:p>2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2T10:29:00" calcext:value-type="date">
            <text:p>2016-09-02 10:29:00</text:p>
          </table:table-cell>
          <table:table-cell table:style-name="ce1" office:value-type="float" office:value="2.2" calcext:value-type="float">
            <text:p>2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1T15:31:00" calcext:value-type="date">
            <text:p>2016-09-11 15:31:00</text:p>
          </table:table-cell>
          <table:table-cell table:style-name="ce1" office:value-type="float" office:value="2.2" calcext:value-type="float">
            <text:p>2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7T16:56:00" calcext:value-type="date">
            <text:p>2016-09-17 16:56:00</text:p>
          </table:table-cell>
          <table:table-cell table:style-name="ce1" office:value-type="float" office:value="2.2" calcext:value-type="float">
            <text:p>2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30T14:29:00" calcext:value-type="date">
            <text:p>2016-10-30 14:29:00</text:p>
          </table:table-cell>
          <table:table-cell table:style-name="ce1" office:value-type="float" office:value="2.2" calcext:value-type="float">
            <text:p>2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1T04:56:00" calcext:value-type="date">
            <text:p>2017-03-11 04:56:00</text:p>
          </table:table-cell>
          <table:table-cell table:style-name="ce1" office:value-type="float" office:value="2.2" calcext:value-type="float">
            <text:p>2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2T02:41:00" calcext:value-type="date">
            <text:p>2017-03-22 02:41:00</text:p>
          </table:table-cell>
          <table:table-cell table:style-name="ce1" office:value-type="float" office:value="2.2" calcext:value-type="float">
            <text:p>2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2T00:26:00" calcext:value-type="date">
            <text:p>2017-04-02 00:26:00</text:p>
          </table:table-cell>
          <table:table-cell table:style-name="ce1" office:value-type="float" office:value="2.2" calcext:value-type="float">
            <text:p>2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9T07:23:00" calcext:value-type="date">
            <text:p>2017-05-19 07:23:00</text:p>
          </table:table-cell>
          <table:table-cell table:style-name="ce1" office:value-type="float" office:value="2.2" calcext:value-type="float">
            <text:p>2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8T05:39:00" calcext:value-type="date">
            <text:p>2017-06-08 05:39:00</text:p>
          </table:table-cell>
          <table:table-cell table:style-name="ce1" office:value-type="float" office:value="2.2" calcext:value-type="float">
            <text:p>2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7T23:40:00" calcext:value-type="date">
            <text:p>2017-06-27 23:40:00</text:p>
          </table:table-cell>
          <table:table-cell table:style-name="ce1" office:value-type="float" office:value="2.2" calcext:value-type="float">
            <text:p>2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2T06:51:00" calcext:value-type="date">
            <text:p>2017-07-12 06:51:00</text:p>
          </table:table-cell>
          <table:table-cell table:style-name="ce1" office:value-type="float" office:value="2.2" calcext:value-type="float">
            <text:p>2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2T05:20:00" calcext:value-type="date">
            <text:p>2017-07-22 05:20:00</text:p>
          </table:table-cell>
          <table:table-cell table:style-name="ce1" office:value-type="float" office:value="2.2" calcext:value-type="float">
            <text:p>2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4T12:15:00" calcext:value-type="date">
            <text:p>2016-08-14 12:15:00</text:p>
          </table:table-cell>
          <table:table-cell table:style-name="ce1" office:value-type="float" office:value="2.21666666666666" calcext:value-type="float">
            <text:p>2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6T19:11:00" calcext:value-type="date">
            <text:p>2016-09-06 19:11:00</text:p>
          </table:table-cell>
          <table:table-cell table:style-name="ce1" office:value-type="float" office:value="2.21666666666666" calcext:value-type="float">
            <text:p>2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6T21:58:00" calcext:value-type="date">
            <text:p>2016-09-26 21:58:00</text:p>
          </table:table-cell>
          <table:table-cell table:style-name="ce1" office:value-type="float" office:value="2.21666666666666" calcext:value-type="float">
            <text:p>2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8T01:32:00" calcext:value-type="date">
            <text:p>2016-10-08 01:32:00</text:p>
          </table:table-cell>
          <table:table-cell table:style-name="ce1" office:value-type="float" office:value="2.21666666666666" calcext:value-type="float">
            <text:p>2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1T01:08:00" calcext:value-type="date">
            <text:p>2016-12-11 01:08:00</text:p>
          </table:table-cell>
          <table:table-cell table:style-name="ce1" office:value-type="float" office:value="2.21666666666666" calcext:value-type="float">
            <text:p>2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2T02:27:00" calcext:value-type="date">
            <text:p>2017-01-02 02:27:00</text:p>
          </table:table-cell>
          <table:table-cell table:style-name="ce1" office:value-type="float" office:value="2.21666666666666" calcext:value-type="float">
            <text:p>2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4T11:06:00" calcext:value-type="date">
            <text:p>2017-01-14 11:06:00</text:p>
          </table:table-cell>
          <table:table-cell table:style-name="ce1" office:value-type="float" office:value="2.21666666666666" calcext:value-type="float">
            <text:p>2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8T07:54:00" calcext:value-type="date">
            <text:p>2017-05-28 07:54:00</text:p>
          </table:table-cell>
          <table:table-cell table:style-name="ce1" office:value-type="float" office:value="2.21666666666666" calcext:value-type="float">
            <text:p>2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2T01:02:00" calcext:value-type="date">
            <text:p>2017-07-12 01:02:00</text:p>
          </table:table-cell>
          <table:table-cell table:style-name="ce1" office:value-type="float" office:value="2.21666666666666" calcext:value-type="float">
            <text:p>2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3T17:18:00" calcext:value-type="date">
            <text:p>2017-07-23 17:18:00</text:p>
          </table:table-cell>
          <table:table-cell table:style-name="ce1" office:value-type="float" office:value="2.21666666666666" calcext:value-type="float">
            <text:p>2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4T22:22:00" calcext:value-type="date">
            <text:p>2016-08-24 22:22:00</text:p>
          </table:table-cell>
          <table:table-cell table:style-name="ce1" office:value-type="float" office:value="2.23333333333333" calcext:value-type="float">
            <text:p>2.2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7T08:24:00" calcext:value-type="date">
            <text:p>2017-04-07 08:24:00</text:p>
          </table:table-cell>
          <table:table-cell table:style-name="ce1" office:value-type="float" office:value="2.23333333333333" calcext:value-type="float">
            <text:p>2.2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9T06:56:00" calcext:value-type="date">
            <text:p>2017-04-09 06:56:00</text:p>
          </table:table-cell>
          <table:table-cell table:style-name="ce1" office:value-type="float" office:value="2.23333333333333" calcext:value-type="float">
            <text:p>2.2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0T04:11:00" calcext:value-type="date">
            <text:p>2017-06-10 04:11:00</text:p>
          </table:table-cell>
          <table:table-cell table:style-name="ce1" office:value-type="float" office:value="2.23333333333333" calcext:value-type="float">
            <text:p>2.2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5T13:30:00" calcext:value-type="date">
            <text:p>2017-06-25 13:30:00</text:p>
          </table:table-cell>
          <table:table-cell table:style-name="ce1" office:value-type="float" office:value="2.23333333333333" calcext:value-type="float">
            <text:p>2.2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5T11:59:00" calcext:value-type="date">
            <text:p>2017-07-05 11:59:00</text:p>
          </table:table-cell>
          <table:table-cell table:style-name="ce1" office:value-type="float" office:value="2.23333333333333" calcext:value-type="float">
            <text:p>2.2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3T09:14:00" calcext:value-type="date">
            <text:p>2017-08-03 09:14:00</text:p>
          </table:table-cell>
          <table:table-cell table:style-name="ce1" office:value-type="float" office:value="2.23333333333333" calcext:value-type="float">
            <text:p>2.2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11T03:22:00" calcext:value-type="date">
            <text:p>2017-08-11 03:22:00</text:p>
          </table:table-cell>
          <table:table-cell table:style-name="ce1" office:value-type="float" office:value="2.23333333333333" calcext:value-type="float">
            <text:p>2.2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0T03:06:00" calcext:value-type="date">
            <text:p>2016-09-20 03:06:00</text:p>
          </table:table-cell>
          <table:table-cell table:style-name="ce1" office:value-type="float" office:value="2.25" calcext:value-type="float">
            <text:p>2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9T19:46:00" calcext:value-type="date">
            <text:p>2016-09-29 19:46:00</text:p>
          </table:table-cell>
          <table:table-cell table:style-name="ce1" office:value-type="float" office:value="2.25" calcext:value-type="float">
            <text:p>2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0T23:20:00" calcext:value-type="date">
            <text:p>2016-10-10 23:20:00</text:p>
          </table:table-cell>
          <table:table-cell table:style-name="ce1" office:value-type="float" office:value="2.25" calcext:value-type="float">
            <text:p>2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4T01:58:00" calcext:value-type="date">
            <text:p>2016-11-24 01:58:00</text:p>
          </table:table-cell>
          <table:table-cell table:style-name="ce1" office:value-type="float" office:value="2.25" calcext:value-type="float">
            <text:p>2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7T02:33:00" calcext:value-type="date">
            <text:p>2016-12-17 02:33:00</text:p>
          </table:table-cell>
          <table:table-cell table:style-name="ce1" office:value-type="float" office:value="2.25" calcext:value-type="float">
            <text:p>2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1T09:00:00" calcext:value-type="date">
            <text:p>2017-01-01 09:00:00</text:p>
          </table:table-cell>
          <table:table-cell table:style-name="ce1" office:value-type="float" office:value="2.25" calcext:value-type="float">
            <text:p>2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3T00:12:00" calcext:value-type="date">
            <text:p>2017-01-13 00:12:00</text:p>
          </table:table-cell>
          <table:table-cell table:style-name="ce1" office:value-type="float" office:value="2.25" calcext:value-type="float">
            <text:p>2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8T01:51:00" calcext:value-type="date">
            <text:p>2017-04-08 01:51:00</text:p>
          </table:table-cell>
          <table:table-cell table:style-name="ce1" office:value-type="float" office:value="2.25" calcext:value-type="float">
            <text:p>2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6T19:15:00" calcext:value-type="date">
            <text:p>2017-04-16 19:15:00</text:p>
          </table:table-cell>
          <table:table-cell table:style-name="ce1" office:value-type="float" office:value="2.25" calcext:value-type="float">
            <text:p>2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6T05:26:00" calcext:value-type="date">
            <text:p>2017-07-06 05:26:00</text:p>
          </table:table-cell>
          <table:table-cell table:style-name="ce1" office:value-type="float" office:value="2.25" calcext:value-type="float">
            <text:p>2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4T17:37:00" calcext:value-type="date">
            <text:p>2016-09-24 17:37:00</text:p>
          </table:table-cell>
          <table:table-cell table:style-name="ce1" office:value-type="float" office:value="2.26666666666666" calcext:value-type="float">
            <text:p>2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2T02:54:00" calcext:value-type="date">
            <text:p>2016-10-22 02:54:00</text:p>
          </table:table-cell>
          <table:table-cell table:style-name="ce1" office:value-type="float" office:value="2.26666666666666" calcext:value-type="float">
            <text:p>2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0T06:25:00" calcext:value-type="date">
            <text:p>2016-11-10 06:25:00</text:p>
          </table:table-cell>
          <table:table-cell table:style-name="ce1" office:value-type="float" office:value="2.26666666666666" calcext:value-type="float">
            <text:p>2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8T00:18:00" calcext:value-type="date">
            <text:p>2016-12-28 00:18:00</text:p>
          </table:table-cell>
          <table:table-cell table:style-name="ce1" office:value-type="float" office:value="2.26666666666666" calcext:value-type="float">
            <text:p>2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2T01:28:00" calcext:value-type="date">
            <text:p>2017-02-12 01:28:00</text:p>
          </table:table-cell>
          <table:table-cell table:style-name="ce1" office:value-type="float" office:value="2.26666666666666" calcext:value-type="float">
            <text:p>2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7T04:50:00" calcext:value-type="date">
            <text:p>2017-03-27 04:50:00</text:p>
          </table:table-cell>
          <table:table-cell table:style-name="ce1" office:value-type="float" office:value="2.26666666666666" calcext:value-type="float">
            <text:p>2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6T10:24:00" calcext:value-type="date">
            <text:p>2017-05-06 10:24:00</text:p>
          </table:table-cell>
          <table:table-cell table:style-name="ce1" office:value-type="float" office:value="2.26666666666666" calcext:value-type="float">
            <text:p>2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1T09:37:00" calcext:value-type="date">
            <text:p>2017-06-21 09:37:00</text:p>
          </table:table-cell>
          <table:table-cell table:style-name="ce1" office:value-type="float" office:value="2.26666666666666" calcext:value-type="float">
            <text:p>2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3T00:18:00" calcext:value-type="date">
            <text:p>2017-07-13 00:18:00</text:p>
          </table:table-cell>
          <table:table-cell table:style-name="ce1" office:value-type="float" office:value="2.26666666666666" calcext:value-type="float">
            <text:p>2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6T12:51:00" calcext:value-type="date">
            <text:p>2017-08-06 12:51:00</text:p>
          </table:table-cell>
          <table:table-cell table:style-name="ce1" office:value-type="float" office:value="2.26666666666666" calcext:value-type="float">
            <text:p>2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7T23:45:00" calcext:value-type="date">
            <text:p>2017-08-07 23:45:00</text:p>
          </table:table-cell>
          <table:table-cell table:style-name="ce1" office:value-type="float" office:value="2.26666666666666" calcext:value-type="float">
            <text:p>2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1T18:45:00" calcext:value-type="date">
            <text:p>2016-08-21 18:45:00</text:p>
          </table:table-cell>
          <table:table-cell table:style-name="ce1" office:value-type="float" office:value="2.28333333333333" calcext:value-type="float">
            <text:p>2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6T03:27:00" calcext:value-type="date">
            <text:p>2016-08-26 03:27:00</text:p>
          </table:table-cell>
          <table:table-cell table:style-name="ce1" office:value-type="float" office:value="2.28333333333333" calcext:value-type="float">
            <text:p>2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9T01:15:00" calcext:value-type="date">
            <text:p>2016-08-29 01:15:00</text:p>
          </table:table-cell>
          <table:table-cell table:style-name="ce1" office:value-type="float" office:value="2.28333333333333" calcext:value-type="float">
            <text:p>2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1T22:51:00" calcext:value-type="date">
            <text:p>2016-09-01 22:51:00</text:p>
          </table:table-cell>
          <table:table-cell table:style-name="ce1" office:value-type="float" office:value="2.28333333333333" calcext:value-type="float">
            <text:p>2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1T18:18:00" calcext:value-type="date">
            <text:p>2016-10-01 18:18:00</text:p>
          </table:table-cell>
          <table:table-cell table:style-name="ce1" office:value-type="float" office:value="2.28333333333333" calcext:value-type="float">
            <text:p>2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5T08:02:00" calcext:value-type="date">
            <text:p>2016-10-15 08:02:00</text:p>
          </table:table-cell>
          <table:table-cell table:style-name="ce1" office:value-type="float" office:value="2.28333333333333" calcext:value-type="float">
            <text:p>2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8T04:51:00" calcext:value-type="date">
            <text:p>2016-11-28 04:51:00</text:p>
          </table:table-cell>
          <table:table-cell table:style-name="ce1" office:value-type="float" office:value="2.28333333333333" calcext:value-type="float">
            <text:p>2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0T01:52:00" calcext:value-type="date">
            <text:p>2016-12-10 01:52:00</text:p>
          </table:table-cell>
          <table:table-cell table:style-name="ce1" office:value-type="float" office:value="2.28333333333333" calcext:value-type="float">
            <text:p>2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7T22:03:00" calcext:value-type="date">
            <text:p>2017-01-07 22:03:00</text:p>
          </table:table-cell>
          <table:table-cell table:style-name="ce1" office:value-type="float" office:value="2.28333333333333" calcext:value-type="float">
            <text:p>2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4T04:15:00" calcext:value-type="date">
            <text:p>2017-03-04 04:15:00</text:p>
          </table:table-cell>
          <table:table-cell table:style-name="ce1" office:value-type="float" office:value="2.28333333333333" calcext:value-type="float">
            <text:p>2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5T03:31:00" calcext:value-type="date">
            <text:p>2017-03-05 03:31:00</text:p>
          </table:table-cell>
          <table:table-cell table:style-name="ce1" office:value-type="float" office:value="2.28333333333333" calcext:value-type="float">
            <text:p>2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1T01:10:00" calcext:value-type="date">
            <text:p>2017-04-01 01:10:00</text:p>
          </table:table-cell>
          <table:table-cell table:style-name="ce1" office:value-type="float" office:value="2.28333333333333" calcext:value-type="float">
            <text:p>2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3T08:09:00" calcext:value-type="date">
            <text:p>2017-06-23 08:09:00</text:p>
          </table:table-cell>
          <table:table-cell table:style-name="ce1" office:value-type="float" office:value="2.28333333333333" calcext:value-type="float">
            <text:p>2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5T00:21:00" calcext:value-type="date">
            <text:p>2017-07-05 00:21:00</text:p>
          </table:table-cell>
          <table:table-cell table:style-name="ce1" office:value-type="float" office:value="2.28333333333333" calcext:value-type="float">
            <text:p>2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9T07:04:00" calcext:value-type="date">
            <text:p>2016-08-29 07:04:00</text:p>
          </table:table-cell>
          <table:table-cell table:style-name="ce1" office:value-type="float" office:value="2.3" calcext:value-type="float">
            <text:p>2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7T12:38:00" calcext:value-type="date">
            <text:p>2016-09-07 12:38:00</text:p>
          </table:table-cell>
          <table:table-cell table:style-name="ce1" office:value-type="float" office:value="2.3" calcext:value-type="float">
            <text:p>2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6T06:02:00" calcext:value-type="date">
            <text:p>2016-09-16 06:02:00</text:p>
          </table:table-cell>
          <table:table-cell table:style-name="ce1" office:value-type="float" office:value="2.3" calcext:value-type="float">
            <text:p>2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8T16:12:00" calcext:value-type="date">
            <text:p>2016-09-18 16:12:00</text:p>
          </table:table-cell>
          <table:table-cell table:style-name="ce1" office:value-type="float" office:value="2.3" calcext:value-type="float">
            <text:p>2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0T00:04:00" calcext:value-type="date">
            <text:p>2016-10-10 00:04:00</text:p>
          </table:table-cell>
          <table:table-cell table:style-name="ce1" office:value-type="float" office:value="2.3" calcext:value-type="float">
            <text:p>2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2T08:43:00" calcext:value-type="date">
            <text:p>2016-10-22 08:43:00</text:p>
          </table:table-cell>
          <table:table-cell table:style-name="ce1" office:value-type="float" office:value="2.3" calcext:value-type="float">
            <text:p>2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1T01:23:00" calcext:value-type="date">
            <text:p>2016-11-01 01:23:00</text:p>
          </table:table-cell>
          <table:table-cell table:style-name="ce1" office:value-type="float" office:value="2.3" calcext:value-type="float">
            <text:p>2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30T03:23:00" calcext:value-type="date">
            <text:p>2016-11-30 03:23:00</text:p>
          </table:table-cell>
          <table:table-cell table:style-name="ce1" office:value-type="float" office:value="2.3" calcext:value-type="float">
            <text:p>2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6T09:06:00" calcext:value-type="date">
            <text:p>2016-12-16 09:06:00</text:p>
          </table:table-cell>
          <table:table-cell table:style-name="ce1" office:value-type="float" office:value="2.3" calcext:value-type="float">
            <text:p>2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0T06:12:00" calcext:value-type="date">
            <text:p>2017-04-10 06:12:00</text:p>
          </table:table-cell>
          <table:table-cell table:style-name="ce1" office:value-type="float" office:value="2.3" calcext:value-type="float">
            <text:p>2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9T05:25:00" calcext:value-type="date">
            <text:p>2017-04-19 05:25:00</text:p>
          </table:table-cell>
          <table:table-cell table:style-name="ce1" office:value-type="float" office:value="2.3" calcext:value-type="float">
            <text:p>2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4T01:45:00" calcext:value-type="date">
            <text:p>2017-04-24 01:45:00</text:p>
          </table:table-cell>
          <table:table-cell table:style-name="ce1" office:value-type="float" office:value="2.3" calcext:value-type="float">
            <text:p>2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1T17:38:00" calcext:value-type="date">
            <text:p>2017-05-21 17:38:00</text:p>
          </table:table-cell>
          <table:table-cell table:style-name="ce1" office:value-type="float" office:value="2.3" calcext:value-type="float">
            <text:p>2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8T13:43:00" calcext:value-type="date">
            <text:p>2017-05-28 13:43:00</text:p>
          </table:table-cell>
          <table:table-cell table:style-name="ce1" office:value-type="float" office:value="2.3" calcext:value-type="float">
            <text:p>2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9T20:41:00" calcext:value-type="date">
            <text:p>2017-07-09 20:41:00</text:p>
          </table:table-cell>
          <table:table-cell table:style-name="ce1" office:value-type="float" office:value="2.3" calcext:value-type="float">
            <text:p>2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5T07:46:00" calcext:value-type="date">
            <text:p>2017-08-05 07:46:00</text:p>
          </table:table-cell>
          <table:table-cell table:style-name="ce1" office:value-type="float" office:value="2.3" calcext:value-type="float">
            <text:p>2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3T09:45:00" calcext:value-type="date">
            <text:p>2016-09-03 09:45:00</text:p>
          </table:table-cell>
          <table:table-cell table:style-name="ce1" office:value-type="float" office:value="2.31666666666666" calcext:value-type="float">
            <text:p>2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4T01:26:00" calcext:value-type="date">
            <text:p>2016-10-24 01:26:00</text:p>
          </table:table-cell>
          <table:table-cell table:style-name="ce1" office:value-type="float" office:value="2.31666666666666" calcext:value-type="float">
            <text:p>2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4T07:15:00" calcext:value-type="date">
            <text:p>2016-10-24 07:15:00</text:p>
          </table:table-cell>
          <table:table-cell table:style-name="ce1" office:value-type="float" office:value="2.31666666666666" calcext:value-type="float">
            <text:p>2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2T00:39:00" calcext:value-type="date">
            <text:p>2016-11-02 00:39:00</text:p>
          </table:table-cell>
          <table:table-cell table:style-name="ce1" office:value-type="float" office:value="2.31666666666666" calcext:value-type="float">
            <text:p>2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0T10:43:00" calcext:value-type="date">
            <text:p>2016-11-20 10:43:00</text:p>
          </table:table-cell>
          <table:table-cell table:style-name="ce1" office:value-type="float" office:value="2.31666666666666" calcext:value-type="float">
            <text:p>2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0T19:19:00" calcext:value-type="date">
            <text:p>2016-12-10 19:19:00</text:p>
          </table:table-cell>
          <table:table-cell table:style-name="ce1" office:value-type="float" office:value="2.31666666666666" calcext:value-type="float">
            <text:p>2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9T03:08:00" calcext:value-type="date">
            <text:p>2017-01-09 03:08:00</text:p>
          </table:table-cell>
          <table:table-cell table:style-name="ce1" office:value-type="float" office:value="2.31666666666666" calcext:value-type="float">
            <text:p>2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5T00:29:00" calcext:value-type="date">
            <text:p>2017-03-25 00:29:00</text:p>
          </table:table-cell>
          <table:table-cell table:style-name="ce1" office:value-type="float" office:value="2.31666666666666" calcext:value-type="float">
            <text:p>2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3T08:18:00" calcext:value-type="date">
            <text:p>2017-04-23 08:18:00</text:p>
          </table:table-cell>
          <table:table-cell table:style-name="ce1" office:value-type="float" office:value="2.31666666666666" calcext:value-type="float">
            <text:p>2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6T03:33:00" calcext:value-type="date">
            <text:p>2017-05-26 03:33:00</text:p>
          </table:table-cell>
          <table:table-cell table:style-name="ce1" office:value-type="float" office:value="2.31666666666666" calcext:value-type="float">
            <text:p>2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1T06:04:00" calcext:value-type="date">
            <text:p>2017-07-21 06:04:00</text:p>
          </table:table-cell>
          <table:table-cell table:style-name="ce1" office:value-type="float" office:value="2.31666666666666" calcext:value-type="float">
            <text:p>2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4T22:23:00" calcext:value-type="date">
            <text:p>2017-07-24 22:23:00</text:p>
          </table:table-cell>
          <table:table-cell table:style-name="ce1" office:value-type="float" office:value="2.31666666666666" calcext:value-type="float">
            <text:p>2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3T19:52:00" calcext:value-type="date">
            <text:p>2016-09-13 19:52:00</text:p>
          </table:table-cell>
          <table:table-cell table:style-name="ce1" office:value-type="float" office:value="2.33333333333333" calcext:value-type="float">
            <text:p>2.3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30T20:18:00" calcext:value-type="date">
            <text:p>2016-10-30 20:18:00</text:p>
          </table:table-cell>
          <table:table-cell table:style-name="ce1" office:value-type="float" office:value="2.33333333333333" calcext:value-type="float">
            <text:p>2.3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1T23:08:00" calcext:value-type="date">
            <text:p>2016-11-11 23:08:00</text:p>
          </table:table-cell>
          <table:table-cell table:style-name="ce1" office:value-type="float" office:value="2.33333333333333" calcext:value-type="float">
            <text:p>2.3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2T22:24:00" calcext:value-type="date">
            <text:p>2016-11-12 22:24:00</text:p>
          </table:table-cell>
          <table:table-cell table:style-name="ce1" office:value-type="float" office:value="2.33333333333333" calcext:value-type="float">
            <text:p>2.3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1T02:39:00" calcext:value-type="date">
            <text:p>2016-12-01 02:39:00</text:p>
          </table:table-cell>
          <table:table-cell table:style-name="ce1" office:value-type="float" office:value="2.33333333333333" calcext:value-type="float">
            <text:p>2.3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6T04:48:00" calcext:value-type="date">
            <text:p>2016-12-06 04:48:00</text:p>
          </table:table-cell>
          <table:table-cell table:style-name="ce1" office:value-type="float" office:value="2.33333333333333" calcext:value-type="float">
            <text:p>2.3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4T01:13:00" calcext:value-type="date">
            <text:p>2017-03-24 01:13:00</text:p>
          </table:table-cell>
          <table:table-cell table:style-name="ce1" office:value-type="float" office:value="2.33333333333333" calcext:value-type="float">
            <text:p>2.3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2T03:13:00" calcext:value-type="date">
            <text:p>2017-04-22 03:13:00</text:p>
          </table:table-cell>
          <table:table-cell table:style-name="ce1" office:value-type="float" office:value="2.33333333333333" calcext:value-type="float">
            <text:p>2.3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3T05:47:00" calcext:value-type="date">
            <text:p>2017-05-13 05:47:00</text:p>
          </table:table-cell>
          <table:table-cell table:style-name="ce1" office:value-type="float" office:value="2.33333333333333" calcext:value-type="float">
            <text:p>2.3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4T07:25:00" calcext:value-type="date">
            <text:p>2017-06-24 07:25:00</text:p>
          </table:table-cell>
          <table:table-cell table:style-name="ce1" office:value-type="float" office:value="2.33333333333333" calcext:value-type="float">
            <text:p>2.3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12T02:38:00" calcext:value-type="date">
            <text:p>2017-08-12 02:38:00</text:p>
          </table:table-cell>
          <table:table-cell table:style-name="ce1" office:value-type="float" office:value="2.33333333333333" calcext:value-type="float">
            <text:p>2.3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4T14:50:00" calcext:value-type="date">
            <text:p>2016-09-04 14:50:00</text:p>
          </table:table-cell>
          <table:table-cell table:style-name="ce1" office:value-type="float" office:value="2.35" calcext:value-type="float">
            <text:p>2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2T04:25:00" calcext:value-type="date">
            <text:p>2016-10-12 04:25:00</text:p>
          </table:table-cell>
          <table:table-cell table:style-name="ce1" office:value-type="float" office:value="2.35" calcext:value-type="float">
            <text:p>2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9T03:35:00" calcext:value-type="date">
            <text:p>2016-10-29 03:35:00</text:p>
          </table:table-cell>
          <table:table-cell table:style-name="ce1" office:value-type="float" office:value="2.35" calcext:value-type="float">
            <text:p>2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8T07:53:00" calcext:value-type="date">
            <text:p>2016-11-08 07:53:00</text:p>
          </table:table-cell>
          <table:table-cell table:style-name="ce1" office:value-type="float" office:value="2.35" calcext:value-type="float">
            <text:p>2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9T08:25:00" calcext:value-type="date">
            <text:p>2016-12-09 08:25:00</text:p>
          </table:table-cell>
          <table:table-cell table:style-name="ce1" office:value-type="float" office:value="2.35" calcext:value-type="float">
            <text:p>2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3T00:44:00" calcext:value-type="date">
            <text:p>2017-02-13 00:44:00</text:p>
          </table:table-cell>
          <table:table-cell table:style-name="ce1" office:value-type="float" office:value="2.35" calcext:value-type="float">
            <text:p>2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4T05:49:00" calcext:value-type="date">
            <text:p>2017-02-14 05:49:00</text:p>
          </table:table-cell>
          <table:table-cell table:style-name="ce1" office:value-type="float" office:value="2.35" calcext:value-type="float">
            <text:p>2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1T00:38:00" calcext:value-type="date">
            <text:p>2017-03-01 00:38:00</text:p>
          </table:table-cell>
          <table:table-cell table:style-name="ce1" office:value-type="float" office:value="2.35" calcext:value-type="float">
            <text:p>2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0T05:40:00" calcext:value-type="date">
            <text:p>2017-03-10 05:40:00</text:p>
          </table:table-cell>
          <table:table-cell table:style-name="ce1" office:value-type="float" office:value="2.35" calcext:value-type="float">
            <text:p>2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5T23:45:00" calcext:value-type="date">
            <text:p>2017-03-25 23:45:00</text:p>
          </table:table-cell>
          <table:table-cell table:style-name="ce1" office:value-type="float" office:value="2.35" calcext:value-type="float">
            <text:p>2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1T18:37:00" calcext:value-type="date">
            <text:p>2017-04-01 18:37:00</text:p>
          </table:table-cell>
          <table:table-cell table:style-name="ce1" office:value-type="float" office:value="2.35" calcext:value-type="float">
            <text:p>2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8T13:29:00" calcext:value-type="date">
            <text:p>2017-04-08 13:29:00</text:p>
          </table:table-cell>
          <table:table-cell table:style-name="ce1" office:value-type="float" office:value="2.35" calcext:value-type="float">
            <text:p>2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7T02:51:00" calcext:value-type="date">
            <text:p>2017-05-17 02:51:00</text:p>
          </table:table-cell>
          <table:table-cell table:style-name="ce1" office:value-type="float" office:value="2.35" calcext:value-type="float">
            <text:p>2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0T06:44:00" calcext:value-type="date">
            <text:p>2017-05-20 06:44:00</text:p>
          </table:table-cell>
          <table:table-cell table:style-name="ce1" office:value-type="float" office:value="2.35" calcext:value-type="float">
            <text:p>2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9T01:21:00" calcext:value-type="date">
            <text:p>2017-05-29 01:21:00</text:p>
          </table:table-cell>
          <table:table-cell table:style-name="ce1" office:value-type="float" office:value="2.35" calcext:value-type="float">
            <text:p>2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7T06:18:00" calcext:value-type="date">
            <text:p>2017-08-07 06:18:00</text:p>
          </table:table-cell>
          <table:table-cell table:style-name="ce1" office:value-type="float" office:value="2.35" calcext:value-type="float">
            <text:p>2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7T21:41:00" calcext:value-type="date">
            <text:p>2016-08-17 21:41:00</text:p>
          </table:table-cell>
          <table:table-cell table:style-name="ce1" office:value-type="float" office:value="2.36666666666666" calcext:value-type="float">
            <text:p>2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2T06:23:00" calcext:value-type="date">
            <text:p>2016-08-22 06:23:00</text:p>
          </table:table-cell>
          <table:table-cell table:style-name="ce1" office:value-type="float" office:value="2.36666666666666" calcext:value-type="float">
            <text:p>2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1T21:20:00" calcext:value-type="date">
            <text:p>2016-09-11 21:20:00</text:p>
          </table:table-cell>
          <table:table-cell table:style-name="ce1" office:value-type="float" office:value="2.36666666666666" calcext:value-type="float">
            <text:p>2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1T02:22:00" calcext:value-type="date">
            <text:p>2016-09-21 02:22:00</text:p>
          </table:table-cell>
          <table:table-cell table:style-name="ce1" office:value-type="float" office:value="2.36666666666666" calcext:value-type="float">
            <text:p>2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4T00:10:00" calcext:value-type="date">
            <text:p>2016-09-24 00:10:00</text:p>
          </table:table-cell>
          <table:table-cell table:style-name="ce1" office:value-type="float" office:value="2.36666666666666" calcext:value-type="float">
            <text:p>2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2T10:14:00" calcext:value-type="date">
            <text:p>2016-10-12 10:14:00</text:p>
          </table:table-cell>
          <table:table-cell table:style-name="ce1" office:value-type="float" office:value="2.36666666666666" calcext:value-type="float">
            <text:p>2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9T10:55:00" calcext:value-type="date">
            <text:p>2016-10-19 10:55:00</text:p>
          </table:table-cell>
          <table:table-cell table:style-name="ce1" office:value-type="float" office:value="2.36666666666666" calcext:value-type="float">
            <text:p>2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7T11:24:00" calcext:value-type="date">
            <text:p>2016-11-27 11:24:00</text:p>
          </table:table-cell>
          <table:table-cell table:style-name="ce1" office:value-type="float" office:value="2.36666666666666" calcext:value-type="float">
            <text:p>2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2T11:03:00" calcext:value-type="date">
            <text:p>2017-01-22 11:03:00</text:p>
          </table:table-cell>
          <table:table-cell table:style-name="ce1" office:value-type="float" office:value="2.36666666666666" calcext:value-type="float">
            <text:p>2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6T08:07:00" calcext:value-type="date">
            <text:p>2017-01-26 08:07:00</text:p>
          </table:table-cell>
          <table:table-cell table:style-name="ce1" office:value-type="float" office:value="2.36666666666666" calcext:value-type="float">
            <text:p>2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7T03:37:00" calcext:value-type="date">
            <text:p>2017-02-17 03:37:00</text:p>
          </table:table-cell>
          <table:table-cell table:style-name="ce1" office:value-type="float" office:value="2.36666666666666" calcext:value-type="float">
            <text:p>2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8T05:37:00" calcext:value-type="date">
            <text:p>2017-03-18 05:37:00</text:p>
          </table:table-cell>
          <table:table-cell table:style-name="ce1" office:value-type="float" office:value="2.36666666666666" calcext:value-type="float">
            <text:p>2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1T11:17:00" calcext:value-type="date">
            <text:p>2017-04-11 11:17:00</text:p>
          </table:table-cell>
          <table:table-cell table:style-name="ce1" office:value-type="float" office:value="2.36666666666666" calcext:value-type="float">
            <text:p>2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1T02:26:00" calcext:value-type="date">
            <text:p>2017-05-01 02:26:00</text:p>
          </table:table-cell>
          <table:table-cell table:style-name="ce1" office:value-type="float" office:value="2.36666666666666" calcext:value-type="float">
            <text:p>2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6T20:55:00" calcext:value-type="date">
            <text:p>2017-07-26 20:55:00</text:p>
          </table:table-cell>
          <table:table-cell table:style-name="ce1" office:value-type="float" office:value="2.36666666666666" calcext:value-type="float">
            <text:p>2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31T11:26:00" calcext:value-type="date">
            <text:p>2017-07-31 11:26:00</text:p>
          </table:table-cell>
          <table:table-cell table:style-name="ce1" office:value-type="float" office:value="2.36666666666666" calcext:value-type="float">
            <text:p>2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0T02:02:00" calcext:value-type="date">
            <text:p>2016-08-20 02:02:00</text:p>
          </table:table-cell>
          <table:table-cell table:style-name="ce1" office:value-type="float" office:value="2.38333333333333" calcext:value-type="float">
            <text:p>2.3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6T09:16:00" calcext:value-type="date">
            <text:p>2016-08-26 09:16:00</text:p>
          </table:table-cell>
          <table:table-cell table:style-name="ce1" office:value-type="float" office:value="2.38333333333333" calcext:value-type="float">
            <text:p>2.3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6T01:44:00" calcext:value-type="date">
            <text:p>2016-09-06 01:44:00</text:p>
          </table:table-cell>
          <table:table-cell table:style-name="ce1" office:value-type="float" office:value="2.38333333333333" calcext:value-type="float">
            <text:p>2.3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2T05:46:00" calcext:value-type="date">
            <text:p>2017-02-22 05:46:00</text:p>
          </table:table-cell>
          <table:table-cell table:style-name="ce1" office:value-type="float" office:value="2.38333333333333" calcext:value-type="float">
            <text:p>2.3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3T05:02:00" calcext:value-type="date">
            <text:p>2017-02-23 05:02:00</text:p>
          </table:table-cell>
          <table:table-cell table:style-name="ce1" office:value-type="float" office:value="2.38333333333333" calcext:value-type="float">
            <text:p>2.3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4T04:47:00" calcext:value-type="date">
            <text:p>2017-04-04 04:47:00</text:p>
          </table:table-cell>
          <table:table-cell table:style-name="ce1" office:value-type="float" office:value="2.38333333333333" calcext:value-type="float">
            <text:p>2.3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9T22:22:00" calcext:value-type="date">
            <text:p>2017-06-09 22:22:00</text:p>
          </table:table-cell>
          <table:table-cell table:style-name="ce1" office:value-type="float" office:value="2.38333333333333" calcext:value-type="float">
            <text:p>2.3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3T05:39:00" calcext:value-type="date">
            <text:p>2016-08-23 05:39:00</text:p>
          </table:table-cell>
          <table:table-cell table:style-name="ce1" office:value-type="float" office:value="2.4" calcext:value-type="float">
            <text:p>2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5T10:00:00" calcext:value-type="date">
            <text:p>2016-08-25 10:00:00</text:p>
          </table:table-cell>
          <table:table-cell table:style-name="ce1" office:value-type="float" office:value="2.4" calcext:value-type="float">
            <text:p>2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30T01:35:00" calcext:value-type="date">
            <text:p>2016-09-30 01:35:00</text:p>
          </table:table-cell>
          <table:table-cell table:style-name="ce1" office:value-type="float" office:value="2.4" calcext:value-type="float">
            <text:p>2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9T05:06:00" calcext:value-type="date">
            <text:p>2016-10-19 05:06:00</text:p>
          </table:table-cell>
          <table:table-cell table:style-name="ce1" office:value-type="float" office:value="2.4" calcext:value-type="float">
            <text:p>2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6T01:46:00" calcext:value-type="date">
            <text:p>2016-12-26 01:46:00</text:p>
          </table:table-cell>
          <table:table-cell table:style-name="ce1" office:value-type="float" office:value="2.4" calcext:value-type="float">
            <text:p>2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4T00:59:00" calcext:value-type="date">
            <text:p>2017-01-04 00:59:00</text:p>
          </table:table-cell>
          <table:table-cell table:style-name="ce1" office:value-type="float" office:value="2.4" calcext:value-type="float">
            <text:p>2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5T10:22:00" calcext:value-type="date">
            <text:p>2017-01-15 10:22:00</text:p>
          </table:table-cell>
          <table:table-cell table:style-name="ce1" office:value-type="float" office:value="2.4" calcext:value-type="float">
            <text:p>2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1T23:25:00" calcext:value-type="date">
            <text:p>2017-01-21 23:25:00</text:p>
          </table:table-cell>
          <table:table-cell table:style-name="ce1" office:value-type="float" office:value="2.4" calcext:value-type="float">
            <text:p>2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7T07:23:00" calcext:value-type="date">
            <text:p>2017-01-27 07:23:00</text:p>
          </table:table-cell>
          <table:table-cell table:style-name="ce1" office:value-type="float" office:value="2.4" calcext:value-type="float">
            <text:p>2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3T05:31:00" calcext:value-type="date">
            <text:p>2017-04-03 05:31:00</text:p>
          </table:table-cell>
          <table:table-cell table:style-name="ce1" office:value-type="float" office:value="2.4" calcext:value-type="float">
            <text:p>2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5T06:50:00" calcext:value-type="date">
            <text:p>2017-04-25 06:50:00</text:p>
          </table:table-cell>
          <table:table-cell table:style-name="ce1" office:value-type="float" office:value="2.4" calcext:value-type="float">
            <text:p>2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13T01:54:00" calcext:value-type="date">
            <text:p>2017-08-13 01:54:00</text:p>
          </table:table-cell>
          <table:table-cell table:style-name="ce1" office:value-type="float" office:value="2.4" calcext:value-type="float">
            <text:p>2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6T10:47:00" calcext:value-type="date">
            <text:p>2016-08-16 10:47:00</text:p>
          </table:table-cell>
          <table:table-cell table:style-name="ce1" office:value-type="float" office:value="2.41666666666666" calcext:value-type="float">
            <text:p>2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5T08:17:00" calcext:value-type="date">
            <text:p>2016-09-05 08:17:00</text:p>
          </table:table-cell>
          <table:table-cell table:style-name="ce1" office:value-type="float" office:value="2.41666666666666" calcext:value-type="float">
            <text:p>2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6T10:20:00" calcext:value-type="date">
            <text:p>2016-09-26 10:20:00</text:p>
          </table:table-cell>
          <table:table-cell table:style-name="ce1" office:value-type="float" office:value="2.41666666666666" calcext:value-type="float">
            <text:p>2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7T08:05:00" calcext:value-type="date">
            <text:p>2016-10-07 08:05:00</text:p>
          </table:table-cell>
          <table:table-cell table:style-name="ce1" office:value-type="float" office:value="2.41666666666666" calcext:value-type="float">
            <text:p>2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8T00:01:00" calcext:value-type="date">
            <text:p>2016-10-18 00:01:00</text:p>
          </table:table-cell>
          <table:table-cell table:style-name="ce1" office:value-type="float" office:value="2.41666666666666" calcext:value-type="float">
            <text:p>2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8T05:50:00" calcext:value-type="date">
            <text:p>2016-10-18 05:50:00</text:p>
          </table:table-cell>
          <table:table-cell table:style-name="ce1" office:value-type="float" office:value="2.41666666666666" calcext:value-type="float">
            <text:p>2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8T04:19:00" calcext:value-type="date">
            <text:p>2016-10-28 04:19:00</text:p>
          </table:table-cell>
          <table:table-cell table:style-name="ce1" office:value-type="float" office:value="2.41666666666666" calcext:value-type="float">
            <text:p>2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2T06:28:00" calcext:value-type="date">
            <text:p>2016-11-02 06:28:00</text:p>
          </table:table-cell>
          <table:table-cell table:style-name="ce1" office:value-type="float" office:value="2.41666666666666" calcext:value-type="float">
            <text:p>2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2T23:55:00" calcext:value-type="date">
            <text:p>2016-11-02 23:55:00</text:p>
          </table:table-cell>
          <table:table-cell table:style-name="ce1" office:value-type="float" office:value="2.41666666666666" calcext:value-type="float">
            <text:p>2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4T22:27:00" calcext:value-type="date">
            <text:p>2016-11-04 22:27:00</text:p>
          </table:table-cell>
          <table:table-cell table:style-name="ce1" office:value-type="float" office:value="2.41666666666666" calcext:value-type="float">
            <text:p>2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5T05:32:00" calcext:value-type="date">
            <text:p>2016-12-05 05:32:00</text:p>
          </table:table-cell>
          <table:table-cell table:style-name="ce1" office:value-type="float" office:value="2.41666666666666" calcext:value-type="float">
            <text:p>2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8T20:20:00" calcext:value-type="date">
            <text:p>2017-02-18 20:20:00</text:p>
          </table:table-cell>
          <table:table-cell table:style-name="ce1" office:value-type="float" office:value="2.41666666666666" calcext:value-type="float">
            <text:p>2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6T11:23:00" calcext:value-type="date">
            <text:p>2017-03-26 11:23:00</text:p>
          </table:table-cell>
          <table:table-cell table:style-name="ce1" office:value-type="float" office:value="2.41666666666666" calcext:value-type="float">
            <text:p>2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8T07:40:00" calcext:value-type="date">
            <text:p>2017-04-08 07:40:00</text:p>
          </table:table-cell>
          <table:table-cell table:style-name="ce1" office:value-type="float" office:value="2.41666666666666" calcext:value-type="float">
            <text:p>2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9T14:52:00" calcext:value-type="date">
            <text:p>2017-07-09 14:52:00</text:p>
          </table:table-cell>
          <table:table-cell table:style-name="ce1" office:value-type="float" office:value="2.41666666666666" calcext:value-type="float">
            <text:p>2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8T02:00:00" calcext:value-type="date">
            <text:p>2017-07-28 02:00:00</text:p>
          </table:table-cell>
          <table:table-cell table:style-name="ce1" office:value-type="float" office:value="2.41666666666666" calcext:value-type="float">
            <text:p>2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9T12:54:00" calcext:value-type="date">
            <text:p>2017-07-29 12:54:00</text:p>
          </table:table-cell>
          <table:table-cell table:style-name="ce1" office:value-type="float" office:value="2.41666666666666" calcext:value-type="float">
            <text:p>2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9T02:46:00" calcext:value-type="date">
            <text:p>2016-08-19 02:46:00</text:p>
          </table:table-cell>
          <table:table-cell table:style-name="ce1" office:value-type="float" office:value="2.43333333333333" calcext:value-type="float">
            <text:p>2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3T23:06:00" calcext:value-type="date">
            <text:p>2016-08-23 23:06:00</text:p>
          </table:table-cell>
          <table:table-cell table:style-name="ce1" office:value-type="float" office:value="2.43333333333333" calcext:value-type="float">
            <text:p>2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31T05:36:00" calcext:value-type="date">
            <text:p>2016-08-31 05:36:00</text:p>
          </table:table-cell>
          <table:table-cell table:style-name="ce1" office:value-type="float" office:value="2.43333333333333" calcext:value-type="float">
            <text:p>2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7T09:36:00" calcext:value-type="date">
            <text:p>2016-09-27 09:36:00</text:p>
          </table:table-cell>
          <table:table-cell table:style-name="ce1" office:value-type="float" office:value="2.43333333333333" calcext:value-type="float">
            <text:p>2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1T06:40:00" calcext:value-type="date">
            <text:p>2016-10-01 06:40:00</text:p>
          </table:table-cell>
          <table:table-cell table:style-name="ce1" office:value-type="float" office:value="2.43333333333333" calcext:value-type="float">
            <text:p>2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0T10:11:00" calcext:value-type="date">
            <text:p>2016-10-20 10:11:00</text:p>
          </table:table-cell>
          <table:table-cell table:style-name="ce1" office:value-type="float" office:value="2.43333333333333" calcext:value-type="float">
            <text:p>2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9T07:09:00" calcext:value-type="date">
            <text:p>2016-11-09 07:09:00</text:p>
          </table:table-cell>
          <table:table-cell table:style-name="ce1" office:value-type="float" office:value="2.43333333333333" calcext:value-type="float">
            <text:p>2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0T23:52:00" calcext:value-type="date">
            <text:p>2016-11-10 23:52:00</text:p>
          </table:table-cell>
          <table:table-cell table:style-name="ce1" office:value-type="float" office:value="2.43333333333333" calcext:value-type="float">
            <text:p>2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8T23:49:00" calcext:value-type="date">
            <text:p>2016-11-18 23:49:00</text:p>
          </table:table-cell>
          <table:table-cell table:style-name="ce1" office:value-type="float" office:value="2.43333333333333" calcext:value-type="float">
            <text:p>2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1T18:35:00" calcext:value-type="date">
            <text:p>2016-12-11 18:35:00</text:p>
          </table:table-cell>
          <table:table-cell table:style-name="ce1" office:value-type="float" office:value="2.43333333333333" calcext:value-type="float">
            <text:p>2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0T23:37:00" calcext:value-type="date">
            <text:p>2016-12-20 23:37:00</text:p>
          </table:table-cell>
          <table:table-cell table:style-name="ce1" office:value-type="float" office:value="2.43333333333333" calcext:value-type="float">
            <text:p>2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6T03:49:00" calcext:value-type="date">
            <text:p>2017-01-16 03:49:00</text:p>
          </table:table-cell>
          <table:table-cell table:style-name="ce1" office:value-type="float" office:value="2.43333333333333" calcext:value-type="float">
            <text:p>2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5T07:49:00" calcext:value-type="date">
            <text:p>2017-03-15 07:49:00</text:p>
          </table:table-cell>
          <table:table-cell table:style-name="ce1" office:value-type="float" office:value="2.43333333333333" calcext:value-type="float">
            <text:p>2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8T11:26:00" calcext:value-type="date">
            <text:p>2017-03-18 11:26:00</text:p>
          </table:table-cell>
          <table:table-cell table:style-name="ce1" office:value-type="float" office:value="2.43333333333333" calcext:value-type="float">
            <text:p>2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8T07:56:00" calcext:value-type="date">
            <text:p>2017-05-18 07:56:00</text:p>
          </table:table-cell>
          <table:table-cell table:style-name="ce1" office:value-type="float" office:value="2.43333333333333" calcext:value-type="float">
            <text:p>2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7T22:09:00" calcext:value-type="date">
            <text:p>2017-07-07 22:09:00</text:p>
          </table:table-cell>
          <table:table-cell table:style-name="ce1" office:value-type="float" office:value="2.43333333333333" calcext:value-type="float">
            <text:p>2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0T08:19:00" calcext:value-type="date">
            <text:p>2017-07-10 08:19:00</text:p>
          </table:table-cell>
          <table:table-cell table:style-name="ce1" office:value-type="float" office:value="2.43333333333333" calcext:value-type="float">
            <text:p>2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3T23:07:00" calcext:value-type="date">
            <text:p>2017-07-23 23:07:00</text:p>
          </table:table-cell>
          <table:table-cell table:style-name="ce1" office:value-type="float" office:value="2.43333333333333" calcext:value-type="float">
            <text:p>2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9T07:05:00" calcext:value-type="date">
            <text:p>2017-07-29 07:05:00</text:p>
          </table:table-cell>
          <table:table-cell table:style-name="ce1" office:value-type="float" office:value="2.43333333333333" calcext:value-type="float">
            <text:p>2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10T04:06:00" calcext:value-type="date">
            <text:p>2017-08-10 04:06:00</text:p>
          </table:table-cell>
          <table:table-cell table:style-name="ce1" office:value-type="float" office:value="2.43333333333333" calcext:value-type="float">
            <text:p>2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9T16:59:00" calcext:value-type="date">
            <text:p>2016-09-09 16:59:00</text:p>
          </table:table-cell>
          <table:table-cell table:style-name="ce1" office:value-type="float" office:value="2.45" calcext:value-type="float">
            <text:p>2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8T08:52:00" calcext:value-type="date">
            <text:p>2016-09-28 08:52:00</text:p>
          </table:table-cell>
          <table:table-cell table:style-name="ce1" office:value-type="float" office:value="2.45" calcext:value-type="float">
            <text:p>2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1T07:12:00" calcext:value-type="date">
            <text:p>2016-11-01 07:12:00</text:p>
          </table:table-cell>
          <table:table-cell table:style-name="ce1" office:value-type="float" office:value="2.45" calcext:value-type="float">
            <text:p>2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9T04:07:00" calcext:value-type="date">
            <text:p>2016-11-29 04:07:00</text:p>
          </table:table-cell>
          <table:table-cell table:style-name="ce1" office:value-type="float" office:value="2.45" calcext:value-type="float">
            <text:p>2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7T04:04:00" calcext:value-type="date">
            <text:p>2016-12-07 04:04:00</text:p>
          </table:table-cell>
          <table:table-cell table:style-name="ce1" office:value-type="float" office:value="2.45" calcext:value-type="float">
            <text:p>2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2T23:13:00" calcext:value-type="date">
            <text:p>2017-02-22 23:13:00</text:p>
          </table:table-cell>
          <table:table-cell table:style-name="ce1" office:value-type="float" office:value="2.45" calcext:value-type="float">
            <text:p>2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1T22:23:00" calcext:value-type="date">
            <text:p>2017-03-11 22:23:00</text:p>
          </table:table-cell>
          <table:table-cell table:style-name="ce1" office:value-type="float" office:value="2.45" calcext:value-type="float">
            <text:p>2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2T10:01:00" calcext:value-type="date">
            <text:p>2017-03-12 10:01:00</text:p>
          </table:table-cell>
          <table:table-cell table:style-name="ce1" office:value-type="float" office:value="2.45" calcext:value-type="float">
            <text:p>2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4T03:16:00" calcext:value-type="date">
            <text:p>2017-04-14 03:16:00</text:p>
          </table:table-cell>
          <table:table-cell table:style-name="ce1" office:value-type="float" office:value="2.45" calcext:value-type="float">
            <text:p>2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3T20:57:00" calcext:value-type="date">
            <text:p>2017-06-03 20:57:00</text:p>
          </table:table-cell>
          <table:table-cell table:style-name="ce1" office:value-type="float" office:value="2.45" calcext:value-type="float">
            <text:p>2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6T05:36:00" calcext:value-type="date">
            <text:p>2017-06-16 05:36:00</text:p>
          </table:table-cell>
          <table:table-cell table:style-name="ce1" office:value-type="float" office:value="2.45" calcext:value-type="float">
            <text:p>2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0T19:29:00" calcext:value-type="date">
            <text:p>2016-08-20 19:29:00</text:p>
          </table:table-cell>
          <table:table-cell table:style-name="ce1" office:value-type="float" office:value="2.46666666666666" calcext:value-type="float">
            <text:p>2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2T18:01:00" calcext:value-type="date">
            <text:p>2016-08-22 18:01:00</text:p>
          </table:table-cell>
          <table:table-cell table:style-name="ce1" office:value-type="float" office:value="2.46666666666666" calcext:value-type="float">
            <text:p>2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5T18:24:00" calcext:value-type="date">
            <text:p>2016-09-15 18:24:00</text:p>
          </table:table-cell>
          <table:table-cell table:style-name="ce1" office:value-type="float" office:value="2.46666666666666" calcext:value-type="float">
            <text:p>2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5T13:51:00" calcext:value-type="date">
            <text:p>2016-10-15 13:51:00</text:p>
          </table:table-cell>
          <table:table-cell table:style-name="ce1" office:value-type="float" office:value="2.46666666666666" calcext:value-type="float">
            <text:p>2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6T20:59:00" calcext:value-type="date">
            <text:p>2016-11-06 20:59:00</text:p>
          </table:table-cell>
          <table:table-cell table:style-name="ce1" office:value-type="float" office:value="2.46666666666666" calcext:value-type="float">
            <text:p>2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2T05:14:00" calcext:value-type="date">
            <text:p>2017-01-22 05:14:00</text:p>
          </table:table-cell>
          <table:table-cell table:style-name="ce1" office:value-type="float" office:value="2.46666666666666" calcext:value-type="float">
            <text:p>2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1T08:01:00" calcext:value-type="date">
            <text:p>2017-02-11 08:01:00</text:p>
          </table:table-cell>
          <table:table-cell table:style-name="ce1" office:value-type="float" office:value="2.46666666666666" calcext:value-type="float">
            <text:p>2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9T23:51:00" calcext:value-type="date">
            <text:p>2017-03-09 23:51:00</text:p>
          </table:table-cell>
          <table:table-cell table:style-name="ce1" office:value-type="float" office:value="2.46666666666666" calcext:value-type="float">
            <text:p>2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3T23:14:00" calcext:value-type="date">
            <text:p>2017-05-13 23:14:00</text:p>
          </table:table-cell>
          <table:table-cell table:style-name="ce1" office:value-type="float" office:value="2.46666666666666" calcext:value-type="float">
            <text:p>2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9T22:12:00" calcext:value-type="date">
            <text:p>2017-06-29 22:12:00</text:p>
          </table:table-cell>
          <table:table-cell table:style-name="ce1" office:value-type="float" office:value="2.46666666666666" calcext:value-type="float">
            <text:p>2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0T06:48:00" calcext:value-type="date">
            <text:p>2017-07-20 06:48:00</text:p>
          </table:table-cell>
          <table:table-cell table:style-name="ce1" office:value-type="float" office:value="2.46666666666666" calcext:value-type="float">
            <text:p>2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11T09:11:00" calcext:value-type="date">
            <text:p>2017-08-11 09:11:00</text:p>
          </table:table-cell>
          <table:table-cell table:style-name="ce1" office:value-type="float" office:value="2.46666666666666" calcext:value-type="float">
            <text:p>2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6T07:33:00" calcext:value-type="date">
            <text:p>2016-09-06 07:33:00</text:p>
          </table:table-cell>
          <table:table-cell table:style-name="ce1" office:value-type="float" office:value="2.48333333333333" calcext:value-type="float">
            <text:p>2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5T21:11:00" calcext:value-type="date">
            <text:p>2016-10-05 21:11:00</text:p>
          </table:table-cell>
          <table:table-cell table:style-name="ce1" office:value-type="float" office:value="2.48333333333333" calcext:value-type="float">
            <text:p>2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2T21:52:00" calcext:value-type="date">
            <text:p>2016-10-12 21:52:00</text:p>
          </table:table-cell>
          <table:table-cell table:style-name="ce1" office:value-type="float" office:value="2.48333333333333" calcext:value-type="float">
            <text:p>2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5T02:45:00" calcext:value-type="date">
            <text:p>2016-11-15 02:45:00</text:p>
          </table:table-cell>
          <table:table-cell table:style-name="ce1" office:value-type="float" office:value="2.48333333333333" calcext:value-type="float">
            <text:p>2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5T22:59:00" calcext:value-type="date">
            <text:p>2016-12-05 22:59:00</text:p>
          </table:table-cell>
          <table:table-cell table:style-name="ce1" office:value-type="float" office:value="2.48333333333333" calcext:value-type="float">
            <text:p>2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4T03:14:00" calcext:value-type="date">
            <text:p>2016-12-24 03:14:00</text:p>
          </table:table-cell>
          <table:table-cell table:style-name="ce1" office:value-type="float" office:value="2.48333333333333" calcext:value-type="float">
            <text:p>2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30T04:39:00" calcext:value-type="date">
            <text:p>2016-12-30 04:39:00</text:p>
          </table:table-cell>
          <table:table-cell table:style-name="ce1" office:value-type="float" office:value="2.48333333333333" calcext:value-type="float">
            <text:p>2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2T22:41:00" calcext:value-type="date">
            <text:p>2017-01-22 22:41:00</text:p>
          </table:table-cell>
          <table:table-cell table:style-name="ce1" office:value-type="float" office:value="2.48333333333333" calcext:value-type="float">
            <text:p>2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6T02:18:00" calcext:value-type="date">
            <text:p>2017-01-26 02:18:00</text:p>
          </table:table-cell>
          <table:table-cell table:style-name="ce1" office:value-type="float" office:value="2.48333333333333" calcext:value-type="float">
            <text:p>2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9T13:47:00" calcext:value-type="date">
            <text:p>2017-02-19 13:47:00</text:p>
          </table:table-cell>
          <table:table-cell table:style-name="ce1" office:value-type="float" office:value="2.48333333333333" calcext:value-type="float">
            <text:p>2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4T07:02:00" calcext:value-type="date">
            <text:p>2017-03-24 07:02:00</text:p>
          </table:table-cell>
          <table:table-cell table:style-name="ce1" office:value-type="float" office:value="2.48333333333333" calcext:value-type="float">
            <text:p>2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4T09:05:00" calcext:value-type="date">
            <text:p>2017-04-14 09:05:00</text:p>
          </table:table-cell>
          <table:table-cell table:style-name="ce1" office:value-type="float" office:value="2.48333333333333" calcext:value-type="float">
            <text:p>2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1T00:11:00" calcext:value-type="date">
            <text:p>2017-05-21 00:11:00</text:p>
          </table:table-cell>
          <table:table-cell table:style-name="ce1" office:value-type="float" office:value="2.48333333333333" calcext:value-type="float">
            <text:p>2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5T08:53:00" calcext:value-type="date">
            <text:p>2017-05-25 08:53:00</text:p>
          </table:table-cell>
          <table:table-cell table:style-name="ce1" office:value-type="float" office:value="2.48333333333333" calcext:value-type="float">
            <text:p>2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7T10:41:00" calcext:value-type="date">
            <text:p>2017-06-17 10:41:00</text:p>
          </table:table-cell>
          <table:table-cell table:style-name="ce1" office:value-type="float" office:value="2.48333333333333" calcext:value-type="float">
            <text:p>2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8T21:25:00" calcext:value-type="date">
            <text:p>2017-07-08 21:25:00</text:p>
          </table:table-cell>
          <table:table-cell table:style-name="ce1" office:value-type="float" office:value="2.48333333333333" calcext:value-type="float">
            <text:p>2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5T17:20:00" calcext:value-type="date">
            <text:p>2016-08-15 17:20:00</text:p>
          </table:table-cell>
          <table:table-cell table:style-name="ce1" office:value-type="float" office:value="2.5" calcext:value-type="float">
            <text:p>2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5T19:55:00" calcext:value-type="date">
            <text:p>2016-09-05 19:55:00</text:p>
          </table:table-cell>
          <table:table-cell table:style-name="ce1" office:value-type="float" office:value="2.5" calcext:value-type="float">
            <text:p>2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0T10:26:00" calcext:value-type="date">
            <text:p>2016-09-10 10:26:00</text:p>
          </table:table-cell>
          <table:table-cell table:style-name="ce1" office:value-type="float" office:value="2.5" calcext:value-type="float">
            <text:p>2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9T12:26:00" calcext:value-type="date">
            <text:p>2016-10-09 12:26:00</text:p>
          </table:table-cell>
          <table:table-cell table:style-name="ce1" office:value-type="float" office:value="2.5" calcext:value-type="float">
            <text:p>2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9T21:02:00" calcext:value-type="date">
            <text:p>2016-10-29 21:02:00</text:p>
          </table:table-cell>
          <table:table-cell table:style-name="ce1" office:value-type="float" office:value="2.5" calcext:value-type="float">
            <text:p>2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7T08:37:00" calcext:value-type="date">
            <text:p>2016-11-07 08:37:00</text:p>
          </table:table-cell>
          <table:table-cell table:style-name="ce1" office:value-type="float" office:value="2.5" calcext:value-type="float">
            <text:p>2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3T21:40:00" calcext:value-type="date">
            <text:p>2016-11-13 21:40:00</text:p>
          </table:table-cell>
          <table:table-cell table:style-name="ce1" office:value-type="float" office:value="2.5" calcext:value-type="float">
            <text:p>2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7T03:05:00" calcext:value-type="date">
            <text:p>2017-01-17 03:05:00</text:p>
          </table:table-cell>
          <table:table-cell table:style-name="ce1" office:value-type="float" office:value="2.5" calcext:value-type="float">
            <text:p>2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3T06:33:00" calcext:value-type="date">
            <text:p>2017-02-13 06:33:00</text:p>
          </table:table-cell>
          <table:table-cell table:style-name="ce1" office:value-type="float" office:value="2.5" calcext:value-type="float">
            <text:p>2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8T04:06:00" calcext:value-type="date">
            <text:p>2017-03-28 04:06:00</text:p>
          </table:table-cell>
          <table:table-cell table:style-name="ce1" office:value-type="float" office:value="2.5" calcext:value-type="float">
            <text:p>2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0T23:39:00" calcext:value-type="date">
            <text:p>2017-04-10 23:39:00</text:p>
          </table:table-cell>
          <table:table-cell table:style-name="ce1" office:value-type="float" office:value="2.5" calcext:value-type="float">
            <text:p>2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4T07:34:00" calcext:value-type="date">
            <text:p>2017-04-24 07:34:00</text:p>
          </table:table-cell>
          <table:table-cell table:style-name="ce1" office:value-type="float" office:value="2.5" calcext:value-type="float">
            <text:p>2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1T11:49:00" calcext:value-type="date">
            <text:p>2017-05-21 11:49:00</text:p>
          </table:table-cell>
          <table:table-cell table:style-name="ce1" office:value-type="float" office:value="2.5" calcext:value-type="float">
            <text:p>2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6T21:22:00" calcext:value-type="date">
            <text:p>2017-07-16 21:22:00</text:p>
          </table:table-cell>
          <table:table-cell table:style-name="ce1" office:value-type="float" office:value="2.5" calcext:value-type="float">
            <text:p>2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1T17:42:00" calcext:value-type="date">
            <text:p>2017-07-21 17:42:00</text:p>
          </table:table-cell>
          <table:table-cell table:style-name="ce1" office:value-type="float" office:value="2.5" calcext:value-type="float">
            <text:p>2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2T00:34:00" calcext:value-type="date">
            <text:p>2016-08-22 00:34:00</text:p>
          </table:table-cell>
          <table:table-cell table:style-name="ce1" office:value-type="float" office:value="2.51666666666666" calcext:value-type="float">
            <text:p>2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5T15:49:00" calcext:value-type="date">
            <text:p>2016-08-25 15:49:00</text:p>
          </table:table-cell>
          <table:table-cell table:style-name="ce1" office:value-type="float" office:value="2.51666666666666" calcext:value-type="float">
            <text:p>2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7T01:00:00" calcext:value-type="date">
            <text:p>2016-09-07 01:00:00</text:p>
          </table:table-cell>
          <table:table-cell table:style-name="ce1" office:value-type="float" office:value="2.51666666666666" calcext:value-type="float">
            <text:p>2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3T08:14:00" calcext:value-type="date">
            <text:p>2016-09-13 08:14:00</text:p>
          </table:table-cell>
          <table:table-cell table:style-name="ce1" office:value-type="float" office:value="2.51666666666666" calcext:value-type="float">
            <text:p>2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9T08:08:00" calcext:value-type="date">
            <text:p>2016-09-29 08:08:00</text:p>
          </table:table-cell>
          <table:table-cell table:style-name="ce1" office:value-type="float" office:value="2.51666666666666" calcext:value-type="float">
            <text:p>2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1T22:36:00" calcext:value-type="date">
            <text:p>2016-10-11 22:36:00</text:p>
          </table:table-cell>
          <table:table-cell table:style-name="ce1" office:value-type="float" office:value="2.51666666666666" calcext:value-type="float">
            <text:p>2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3T21:08:00" calcext:value-type="date">
            <text:p>2016-10-13 21:08:00</text:p>
          </table:table-cell>
          <table:table-cell table:style-name="ce1" office:value-type="float" office:value="2.51666666666666" calcext:value-type="float">
            <text:p>2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4T05:00:00" calcext:value-type="date">
            <text:p>2016-11-04 05:00:00</text:p>
          </table:table-cell>
          <table:table-cell table:style-name="ce1" office:value-type="float" office:value="2.51666666666666" calcext:value-type="float">
            <text:p>2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3T01:11:00" calcext:value-type="date">
            <text:p>2016-12-03 01:11:00</text:p>
          </table:table-cell>
          <table:table-cell table:style-name="ce1" office:value-type="float" office:value="2.51666666666666" calcext:value-type="float">
            <text:p>2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6T07:35:00" calcext:value-type="date">
            <text:p>2016-12-26 07:35:00</text:p>
          </table:table-cell>
          <table:table-cell table:style-name="ce1" office:value-type="float" office:value="2.51666666666666" calcext:value-type="float">
            <text:p>2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31T03:55:00" calcext:value-type="date">
            <text:p>2016-12-31 03:55:00</text:p>
          </table:table-cell>
          <table:table-cell table:style-name="ce1" office:value-type="float" office:value="2.51666666666666" calcext:value-type="float">
            <text:p>2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5T08:51:00" calcext:value-type="date">
            <text:p>2017-01-25 08:51:00</text:p>
          </table:table-cell>
          <table:table-cell table:style-name="ce1" office:value-type="float" office:value="2.51666666666666" calcext:value-type="float">
            <text:p>2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9T23:22:00" calcext:value-type="date">
            <text:p>2017-01-29 23:22:00</text:p>
          </table:table-cell>
          <table:table-cell table:style-name="ce1" office:value-type="float" office:value="2.51666666666666" calcext:value-type="float">
            <text:p>2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9T10:42:00" calcext:value-type="date">
            <text:p>2017-03-19 10:42:00</text:p>
          </table:table-cell>
          <table:table-cell table:style-name="ce1" office:value-type="float" office:value="2.51666666666666" calcext:value-type="float">
            <text:p>2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8T10:27:00" calcext:value-type="date">
            <text:p>2017-04-28 10:27:00</text:p>
          </table:table-cell>
          <table:table-cell table:style-name="ce1" office:value-type="float" office:value="2.51666666666666" calcext:value-type="float">
            <text:p>2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9T09:43:00" calcext:value-type="date">
            <text:p>2017-04-29 09:43:00</text:p>
          </table:table-cell>
          <table:table-cell table:style-name="ce1" office:value-type="float" office:value="2.51666666666666" calcext:value-type="float">
            <text:p>2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6T23:03:00" calcext:value-type="date">
            <text:p>2017-06-16 23:03:00</text:p>
          </table:table-cell>
          <table:table-cell table:style-name="ce1" office:value-type="float" office:value="2.51666666666666" calcext:value-type="float">
            <text:p>2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30T21:28:00" calcext:value-type="date">
            <text:p>2017-06-30 21:28:00</text:p>
          </table:table-cell>
          <table:table-cell table:style-name="ce1" office:value-type="float" office:value="2.51666666666666" calcext:value-type="float">
            <text:p>2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3T12:32:00" calcext:value-type="date">
            <text:p>2016-09-23 12:32:00</text:p>
          </table:table-cell>
          <table:table-cell table:style-name="ce1" office:value-type="float" office:value="2.53333333333333" calcext:value-type="float">
            <text:p>2.5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3T22:39:00" calcext:value-type="date">
            <text:p>2016-10-03 22:39:00</text:p>
          </table:table-cell>
          <table:table-cell table:style-name="ce1" office:value-type="float" office:value="2.53333333333333" calcext:value-type="float">
            <text:p>2.5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5T06:31:00" calcext:value-type="date">
            <text:p>2016-10-25 06:31:00</text:p>
          </table:table-cell>
          <table:table-cell table:style-name="ce1" office:value-type="float" office:value="2.53333333333333" calcext:value-type="float">
            <text:p>2.5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6T11:36:00" calcext:value-type="date">
            <text:p>2016-10-26 11:36:00</text:p>
          </table:table-cell>
          <table:table-cell table:style-name="ce1" office:value-type="float" office:value="2.53333333333333" calcext:value-type="float">
            <text:p>2.5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8T06:22:00" calcext:value-type="date">
            <text:p>2016-11-18 06:22:00</text:p>
          </table:table-cell>
          <table:table-cell table:style-name="ce1" office:value-type="float" office:value="2.53333333333333" calcext:value-type="float">
            <text:p>2.5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0T02:56:00" calcext:value-type="date">
            <text:p>2017-02-10 02:56:00</text:p>
          </table:table-cell>
          <table:table-cell table:style-name="ce1" office:value-type="float" office:value="2.53333333333333" calcext:value-type="float">
            <text:p>2.5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2T13:06:00" calcext:value-type="date">
            <text:p>2017-02-12 13:06:00</text:p>
          </table:table-cell>
          <table:table-cell table:style-name="ce1" office:value-type="float" office:value="2.53333333333333" calcext:value-type="float">
            <text:p>2.5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9T20:49:00" calcext:value-type="date">
            <text:p>2017-03-29 20:49:00</text:p>
          </table:table-cell>
          <table:table-cell table:style-name="ce1" office:value-type="float" office:value="2.53333333333333" calcext:value-type="float">
            <text:p>2.5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6T13:26:00" calcext:value-type="date">
            <text:p>2017-04-16 13:26:00</text:p>
          </table:table-cell>
          <table:table-cell table:style-name="ce1" office:value-type="float" office:value="2.53333333333333" calcext:value-type="float">
            <text:p>2.5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9T07:32:00" calcext:value-type="date">
            <text:p>2017-07-19 07:32:00</text:p>
          </table:table-cell>
          <table:table-cell table:style-name="ce1" office:value-type="float" office:value="2.53333333333333" calcext:value-type="float">
            <text:p>2.5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9T00:48:00" calcext:value-type="date">
            <text:p>2016-10-09 00:48:00</text:p>
          </table:table-cell>
          <table:table-cell table:style-name="ce1" office:value-type="float" office:value="2.55" calcext:value-type="float">
            <text:p>2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9T18:15:00" calcext:value-type="date">
            <text:p>2016-10-09 18:15:00</text:p>
          </table:table-cell>
          <table:table-cell table:style-name="ce1" office:value-type="float" office:value="2.55" calcext:value-type="float">
            <text:p>2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4T20:24:00" calcext:value-type="date">
            <text:p>2016-10-14 20:24:00</text:p>
          </table:table-cell>
          <table:table-cell table:style-name="ce1" office:value-type="float" office:value="2.55" calcext:value-type="float">
            <text:p>2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8T21:46:00" calcext:value-type="date">
            <text:p>2016-10-28 21:46:00</text:p>
          </table:table-cell>
          <table:table-cell table:style-name="ce1" office:value-type="float" office:value="2.55" calcext:value-type="float">
            <text:p>2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31T07:56:00" calcext:value-type="date">
            <text:p>2016-10-31 07:56:00</text:p>
          </table:table-cell>
          <table:table-cell table:style-name="ce1" office:value-type="float" office:value="2.55" calcext:value-type="float">
            <text:p>2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3T02:42:00" calcext:value-type="date">
            <text:p>2016-11-23 02:42:00</text:p>
          </table:table-cell>
          <table:table-cell table:style-name="ce1" office:value-type="float" office:value="2.55" calcext:value-type="float">
            <text:p>2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3T08:04:00" calcext:value-type="date">
            <text:p>2017-02-03 08:04:00</text:p>
          </table:table-cell>
          <table:table-cell table:style-name="ce1" office:value-type="float" office:value="2.55" calcext:value-type="float">
            <text:p>2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3T03:28:00" calcext:value-type="date">
            <text:p>2017-03-13 03:28:00</text:p>
          </table:table-cell>
          <table:table-cell table:style-name="ce1" office:value-type="float" office:value="2.55" calcext:value-type="float">
            <text:p>2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5T02:32:00" calcext:value-type="date">
            <text:p>2017-04-15 02:32:00</text:p>
          </table:table-cell>
          <table:table-cell table:style-name="ce1" office:value-type="float" office:value="2.55" calcext:value-type="float">
            <text:p>2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4T06:03:00" calcext:value-type="date">
            <text:p>2017-05-04 06:03:00</text:p>
          </table:table-cell>
          <table:table-cell table:style-name="ce1" office:value-type="float" office:value="2.55" calcext:value-type="float">
            <text:p>2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8T22:56:00" calcext:value-type="date">
            <text:p>2017-06-28 22:56:00</text:p>
          </table:table-cell>
          <table:table-cell table:style-name="ce1" office:value-type="float" office:value="2.55" calcext:value-type="float">
            <text:p>2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3T07:38:00" calcext:value-type="date">
            <text:p>2017-07-03 07:38:00</text:p>
          </table:table-cell>
          <table:table-cell table:style-name="ce1" office:value-type="float" office:value="2.55" calcext:value-type="float">
            <text:p>2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2T09:58:00" calcext:value-type="date">
            <text:p>2017-08-02 09:58:00</text:p>
          </table:table-cell>
          <table:table-cell table:style-name="ce1" office:value-type="float" office:value="2.55" calcext:value-type="float">
            <text:p>2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7T18:27:00" calcext:value-type="date">
            <text:p>2016-09-07 18:27:00</text:p>
          </table:table-cell>
          <table:table-cell table:style-name="ce1" office:value-type="float" office:value="2.56666666666666" calcext:value-type="float">
            <text:p>2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5T03:44:00" calcext:value-type="date">
            <text:p>2016-10-05 03:44:00</text:p>
          </table:table-cell>
          <table:table-cell table:style-name="ce1" office:value-type="float" office:value="2.56666666666666" calcext:value-type="float">
            <text:p>2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3T05:44:00" calcext:value-type="date">
            <text:p>2016-11-03 05:44:00</text:p>
          </table:table-cell>
          <table:table-cell table:style-name="ce1" office:value-type="float" office:value="2.56666666666666" calcext:value-type="float">
            <text:p>2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4T04:45:00" calcext:value-type="date">
            <text:p>2016-12-14 04:45:00</text:p>
          </table:table-cell>
          <table:table-cell table:style-name="ce1" office:value-type="float" office:value="2.56666666666666" calcext:value-type="float">
            <text:p>2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8T19:16:00" calcext:value-type="date">
            <text:p>2016-12-18 19:16:00</text:p>
          </table:table-cell>
          <table:table-cell table:style-name="ce1" office:value-type="float" office:value="2.56666666666666" calcext:value-type="float">
            <text:p>2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5T16:11:00" calcext:value-type="date">
            <text:p>2017-01-15 16:11:00</text:p>
          </table:table-cell>
          <table:table-cell table:style-name="ce1" office:value-type="float" office:value="2.56666666666666" calcext:value-type="float">
            <text:p>2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1T19:39:00" calcext:value-type="date">
            <text:p>2017-02-11 19:39:00</text:p>
          </table:table-cell>
          <table:table-cell table:style-name="ce1" office:value-type="float" office:value="2.56666666666666" calcext:value-type="float">
            <text:p>2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2T05:43:00" calcext:value-type="date">
            <text:p>2017-03-02 05:43:00</text:p>
          </table:table-cell>
          <table:table-cell table:style-name="ce1" office:value-type="float" office:value="2.56666666666666" calcext:value-type="float">
            <text:p>2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2T21:39:00" calcext:value-type="date">
            <text:p>2017-03-12 21:39:00</text:p>
          </table:table-cell>
          <table:table-cell table:style-name="ce1" office:value-type="float" office:value="2.56666666666666" calcext:value-type="float">
            <text:p>2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2T12:04:00" calcext:value-type="date">
            <text:p>2017-04-02 12:04:00</text:p>
          </table:table-cell>
          <table:table-cell table:style-name="ce1" office:value-type="float" office:value="2.56666666666666" calcext:value-type="float">
            <text:p>2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1T12:33:00" calcext:value-type="date">
            <text:p>2017-05-11 12:33:00</text:p>
          </table:table-cell>
          <table:table-cell table:style-name="ce1" office:value-type="float" office:value="2.56666666666666" calcext:value-type="float">
            <text:p>2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3T02:20:00" calcext:value-type="date">
            <text:p>2017-06-23 02:20:00</text:p>
          </table:table-cell>
          <table:table-cell table:style-name="ce1" office:value-type="float" office:value="2.56666666666666" calcext:value-type="float">
            <text:p>2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8T08:16:00" calcext:value-type="date">
            <text:p>2017-07-18 08:16:00</text:p>
          </table:table-cell>
          <table:table-cell table:style-name="ce1" office:value-type="float" office:value="2.56666666666666" calcext:value-type="float">
            <text:p>2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7T14:22:00" calcext:value-type="date">
            <text:p>2017-07-27 14:22:00</text:p>
          </table:table-cell>
          <table:table-cell table:style-name="ce1" office:value-type="float" office:value="2.56666666666666" calcext:value-type="float">
            <text:p>2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7T08:32:00" calcext:value-type="date">
            <text:p>2016-08-27 08:32:00</text:p>
          </table:table-cell>
          <table:table-cell table:style-name="ce1" office:value-type="float" office:value="2.58333333333333" calcext:value-type="float">
            <text:p>2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4T10:49:00" calcext:value-type="date">
            <text:p>2016-11-04 10:49:00</text:p>
          </table:table-cell>
          <table:table-cell table:style-name="ce1" office:value-type="float" office:value="2.58333333333333" calcext:value-type="float">
            <text:p>2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1T12:46:00" calcext:value-type="date">
            <text:p>2016-12-11 12:46:00</text:p>
          </table:table-cell>
          <table:table-cell table:style-name="ce1" office:value-type="float" office:value="2.58333333333333" calcext:value-type="float">
            <text:p>2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1T20:38:00" calcext:value-type="date">
            <text:p>2017-01-01 20:38:00</text:p>
          </table:table-cell>
          <table:table-cell table:style-name="ce1" office:value-type="float" office:value="2.58333333333333" calcext:value-type="float">
            <text:p>2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9T01:37:00" calcext:value-type="date">
            <text:p>2017-01-19 01:37:00</text:p>
          </table:table-cell>
          <table:table-cell table:style-name="ce1" office:value-type="float" office:value="2.58333333333333" calcext:value-type="float">
            <text:p>2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5T09:20:00" calcext:value-type="date">
            <text:p>2017-03-05 09:20:00</text:p>
          </table:table-cell>
          <table:table-cell table:style-name="ce1" office:value-type="float" office:value="2.58333333333333" calcext:value-type="float">
            <text:p>2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8T23:04:00" calcext:value-type="date">
            <text:p>2017-03-18 23:04:00</text:p>
          </table:table-cell>
          <table:table-cell table:style-name="ce1" office:value-type="float" office:value="2.58333333333333" calcext:value-type="float">
            <text:p>2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0T01:39:00" calcext:value-type="date">
            <text:p>2017-05-10 01:39:00</text:p>
          </table:table-cell>
          <table:table-cell table:style-name="ce1" office:value-type="float" office:value="2.58333333333333" calcext:value-type="float">
            <text:p>2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1T03:48:00" calcext:value-type="date">
            <text:p>2017-06-21 03:48:00</text:p>
          </table:table-cell>
          <table:table-cell table:style-name="ce1" office:value-type="float" office:value="2.58333333333333" calcext:value-type="float">
            <text:p>2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3T11:56:00" calcext:value-type="date">
            <text:p>2017-07-13 11:56:00</text:p>
          </table:table-cell>
          <table:table-cell table:style-name="ce1" office:value-type="float" office:value="2.58333333333333" calcext:value-type="float">
            <text:p>2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8T05:34:00" calcext:value-type="date">
            <text:p>2017-08-08 05:34:00</text:p>
          </table:table-cell>
          <table:table-cell table:style-name="ce1" office:value-type="float" office:value="2.58333333333333" calcext:value-type="float">
            <text:p>2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6T18:56:00" calcext:value-type="date">
            <text:p>2016-10-16 18:56:00</text:p>
          </table:table-cell>
          <table:table-cell table:style-name="ce1" office:value-type="float" office:value="2.6" calcext:value-type="float">
            <text:p>2.6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3T05:29:00" calcext:value-type="date">
            <text:p>2016-12-13 05:29:00</text:p>
          </table:table-cell>
          <table:table-cell table:style-name="ce1" office:value-type="float" office:value="2.6" calcext:value-type="float">
            <text:p>2.6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0T00:53:00" calcext:value-type="date">
            <text:p>2017-01-20 00:53:00</text:p>
          </table:table-cell>
          <table:table-cell table:style-name="ce1" office:value-type="float" office:value="2.6" calcext:value-type="float">
            <text:p>2.6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0T06:42:00" calcext:value-type="date">
            <text:p>2017-01-20 06:42:00</text:p>
          </table:table-cell>
          <table:table-cell table:style-name="ce1" office:value-type="float" office:value="2.6" calcext:value-type="float">
            <text:p>2.6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9T11:44:00" calcext:value-type="date">
            <text:p>2017-01-29 11:44:00</text:p>
          </table:table-cell>
          <table:table-cell table:style-name="ce1" office:value-type="float" office:value="2.6" calcext:value-type="float">
            <text:p>2.6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13T07:43:00" calcext:value-type="date">
            <text:p>2017-08-13 07:43:00</text:p>
          </table:table-cell>
          <table:table-cell table:style-name="ce1" office:value-type="float" office:value="2.6" calcext:value-type="float">
            <text:p>2.6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0T05:53:00" calcext:value-type="date">
            <text:p>2016-10-10 05:53:00</text:p>
          </table:table-cell>
          <table:table-cell table:style-name="ce1" office:value-type="float" office:value="2.61666666666666" calcext:value-type="float">
            <text:p>2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2T03:26:00" calcext:value-type="date">
            <text:p>2016-11-22 03:26:00</text:p>
          </table:table-cell>
          <table:table-cell table:style-name="ce1" office:value-type="float" office:value="2.61666666666666" calcext:value-type="float">
            <text:p>2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6T23:19:00" calcext:value-type="date">
            <text:p>2017-02-06 23:19:00</text:p>
          </table:table-cell>
          <table:table-cell table:style-name="ce1" office:value-type="float" office:value="2.61666666666666" calcext:value-type="float">
            <text:p>2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2T23:42:00" calcext:value-type="date">
            <text:p>2017-04-02 23:42:00</text:p>
          </table:table-cell>
          <table:table-cell table:style-name="ce1" office:value-type="float" office:value="2.61666666666666" calcext:value-type="float">
            <text:p>2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2T04:44:00" calcext:value-type="date">
            <text:p>2017-04-12 04:44:00</text:p>
          </table:table-cell>
          <table:table-cell table:style-name="ce1" office:value-type="float" office:value="2.61666666666666" calcext:value-type="float">
            <text:p>2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7T01:04:00" calcext:value-type="date">
            <text:p>2017-04-17 01:04:00</text:p>
          </table:table-cell>
          <table:table-cell table:style-name="ce1" office:value-type="float" office:value="2.61666666666666" calcext:value-type="float">
            <text:p>2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1T18:22:00" calcext:value-type="date">
            <text:p>2017-05-11 18:22:00</text:p>
          </table:table-cell>
          <table:table-cell table:style-name="ce1" office:value-type="float" office:value="2.61666666666666" calcext:value-type="float">
            <text:p>2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7T08:40:00" calcext:value-type="date">
            <text:p>2017-05-17 08:40:00</text:p>
          </table:table-cell>
          <table:table-cell table:style-name="ce1" office:value-type="float" office:value="2.61666666666666" calcext:value-type="float">
            <text:p>2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8T02:05:00" calcext:value-type="date">
            <text:p>2017-05-28 02:05:00</text:p>
          </table:table-cell>
          <table:table-cell table:style-name="ce1" office:value-type="float" office:value="2.61666666666666" calcext:value-type="float">
            <text:p>2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1T15:05:00" calcext:value-type="date">
            <text:p>2017-06-11 15:05:00</text:p>
          </table:table-cell>
          <table:table-cell table:style-name="ce1" office:value-type="float" office:value="2.61666666666666" calcext:value-type="float">
            <text:p>2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30T00:31:00" calcext:value-type="date">
            <text:p>2016-08-30 00:31:00</text:p>
          </table:table-cell>
          <table:table-cell table:style-name="ce1" office:value-type="float" office:value="2.63333333333333" calcext:value-type="float">
            <text:p>2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1T08:11:00" calcext:value-type="date">
            <text:p>2016-09-21 08:11:00</text:p>
          </table:table-cell>
          <table:table-cell table:style-name="ce1" office:value-type="float" office:value="2.63333333333333" calcext:value-type="float">
            <text:p>2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3T18:21:00" calcext:value-type="date">
            <text:p>2016-09-23 18:21:00</text:p>
          </table:table-cell>
          <table:table-cell table:style-name="ce1" office:value-type="float" office:value="2.63333333333333" calcext:value-type="float">
            <text:p>2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0T00:36:00" calcext:value-type="date">
            <text:p>2016-11-10 00:36:00</text:p>
          </table:table-cell>
          <table:table-cell table:style-name="ce1" office:value-type="float" office:value="2.63333333333333" calcext:value-type="float">
            <text:p>2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3T10:02:00" calcext:value-type="date">
            <text:p>2016-11-13 10:02:00</text:p>
          </table:table-cell>
          <table:table-cell table:style-name="ce1" office:value-type="float" office:value="2.63333333333333" calcext:value-type="float">
            <text:p>2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6T03:17:00" calcext:value-type="date">
            <text:p>2016-12-16 03:17:00</text:p>
          </table:table-cell>
          <table:table-cell table:style-name="ce1" office:value-type="float" office:value="2.63333333333333" calcext:value-type="float">
            <text:p>2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9T07:58:00" calcext:value-type="date">
            <text:p>2017-02-19 07:58:00</text:p>
          </table:table-cell>
          <table:table-cell table:style-name="ce1" office:value-type="float" office:value="2.63333333333333" calcext:value-type="float">
            <text:p>2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3T09:17:00" calcext:value-type="date">
            <text:p>2017-03-13 09:17:00</text:p>
          </table:table-cell>
          <table:table-cell table:style-name="ce1" office:value-type="float" office:value="2.63333333333333" calcext:value-type="float">
            <text:p>2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30T02:38:00" calcext:value-type="date">
            <text:p>2017-03-30 02:38:00</text:p>
          </table:table-cell>
          <table:table-cell table:style-name="ce1" office:value-type="float" office:value="2.63333333333333" calcext:value-type="float">
            <text:p>2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5T13:35:00" calcext:value-type="date">
            <text:p>2017-08-05 13:35:00</text:p>
          </table:table-cell>
          <table:table-cell table:style-name="ce1" office:value-type="float" office:value="2.63333333333333" calcext:value-type="float">
            <text:p>2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12T08:27:00" calcext:value-type="date">
            <text:p>2017-08-12 08:27:00</text:p>
          </table:table-cell>
          <table:table-cell table:style-name="ce1" office:value-type="float" office:value="2.63333333333333" calcext:value-type="float">
            <text:p>2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3T23:11:00" calcext:value-type="date">
            <text:p>2016-11-03 23:11:00</text:p>
          </table:table-cell>
          <table:table-cell table:style-name="ce1" office:value-type="float" office:value="2.65" calcext:value-type="float">
            <text:p>2.6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6T09:21:00" calcext:value-type="date">
            <text:p>2016-11-06 09:21:00</text:p>
          </table:table-cell>
          <table:table-cell table:style-name="ce1" office:value-type="float" office:value="2.65" calcext:value-type="float">
            <text:p>2.6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2T06:45:00" calcext:value-type="date">
            <text:p>2017-01-12 06:45:00</text:p>
          </table:table-cell>
          <table:table-cell table:style-name="ce1" office:value-type="float" office:value="2.65" calcext:value-type="float">
            <text:p>2.6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1T05:28:00" calcext:value-type="date">
            <text:p>2017-04-11 05:28:00</text:p>
          </table:table-cell>
          <table:table-cell table:style-name="ce1" office:value-type="float" office:value="2.65" calcext:value-type="float">
            <text:p>2.6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5T14:10:00" calcext:value-type="date">
            <text:p>2017-04-15 14:10:00</text:p>
          </table:table-cell>
          <table:table-cell table:style-name="ce1" office:value-type="float" office:value="2.65" calcext:value-type="float">
            <text:p>2.6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3T06:47:00" calcext:value-type="date">
            <text:p>2017-05-03 06:47:00</text:p>
          </table:table-cell>
          <table:table-cell table:style-name="ce1" office:value-type="float" office:value="2.65" calcext:value-type="float">
            <text:p>2.6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6T21:02:00" calcext:value-type="date">
            <text:p>2017-05-16 21:02:00</text:p>
          </table:table-cell>
          <table:table-cell table:style-name="ce1" office:value-type="float" office:value="2.65" calcext:value-type="float">
            <text:p>2.6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7T14:27:00" calcext:value-type="date">
            <text:p>2017-05-27 14:27:00</text:p>
          </table:table-cell>
          <table:table-cell table:style-name="ce1" office:value-type="float" office:value="2.65" calcext:value-type="float">
            <text:p>2.6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4T10:44:00" calcext:value-type="date">
            <text:p>2016-08-24 10:44:00</text:p>
          </table:table-cell>
          <table:table-cell table:style-name="ce1" office:value-type="float" office:value="2.66666666666666" calcext:value-type="float">
            <text:p>2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2T04:40:00" calcext:value-type="date">
            <text:p>2016-09-02 04:40:00</text:p>
          </table:table-cell>
          <table:table-cell table:style-name="ce1" office:value-type="float" office:value="2.66666666666666" calcext:value-type="float">
            <text:p>2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3T03:41:00" calcext:value-type="date">
            <text:p>2016-10-13 03:41:00</text:p>
          </table:table-cell>
          <table:table-cell table:style-name="ce1" office:value-type="float" office:value="2.66666666666666" calcext:value-type="float">
            <text:p>2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5T21:43:00" calcext:value-type="date">
            <text:p>2016-11-05 21:43:00</text:p>
          </table:table-cell>
          <table:table-cell table:style-name="ce1" office:value-type="float" office:value="2.66666666666666" calcext:value-type="float">
            <text:p>2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6T03:32:00" calcext:value-type="date">
            <text:p>2016-11-06 03:32:00</text:p>
          </table:table-cell>
          <table:table-cell table:style-name="ce1" office:value-type="float" office:value="2.66666666666666" calcext:value-type="float">
            <text:p>2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9T05:38:00" calcext:value-type="date">
            <text:p>2016-11-19 05:38:00</text:p>
          </table:table-cell>
          <table:table-cell table:style-name="ce1" office:value-type="float" office:value="2.66666666666666" calcext:value-type="float">
            <text:p>2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4T20:41:00" calcext:value-type="date">
            <text:p>2016-12-24 20:41:00</text:p>
          </table:table-cell>
          <table:table-cell table:style-name="ce1" office:value-type="float" office:value="2.66666666666666" calcext:value-type="float">
            <text:p>2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7T02:03:00" calcext:value-type="date">
            <text:p>2017-03-07 02:03:00</text:p>
          </table:table-cell>
          <table:table-cell table:style-name="ce1" office:value-type="float" office:value="2.66666666666666" calcext:value-type="float">
            <text:p>2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1T16:34:00" calcext:value-type="date">
            <text:p>2017-03-11 16:34:00</text:p>
          </table:table-cell>
          <table:table-cell table:style-name="ce1" office:value-type="float" office:value="2.66666666666666" calcext:value-type="float">
            <text:p>2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4T02:44:00" calcext:value-type="date">
            <text:p>2017-03-14 02:44:00</text:p>
          </table:table-cell>
          <table:table-cell table:style-name="ce1" office:value-type="float" office:value="2.66666666666666" calcext:value-type="float">
            <text:p>2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9T04:53:00" calcext:value-type="date">
            <text:p>2017-03-19 04:53:00</text:p>
          </table:table-cell>
          <table:table-cell table:style-name="ce1" office:value-type="float" office:value="2.66666666666666" calcext:value-type="float">
            <text:p>2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7T02:35:00" calcext:value-type="date">
            <text:p>2017-04-07 02:35:00</text:p>
          </table:table-cell>
          <table:table-cell table:style-name="ce1" office:value-type="float" office:value="2.66666666666666" calcext:value-type="float">
            <text:p>2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4T20:43:00" calcext:value-type="date">
            <text:p>2017-04-14 20:43:00</text:p>
          </table:table-cell>
          <table:table-cell table:style-name="ce1" office:value-type="float" office:value="2.66666666666666" calcext:value-type="float">
            <text:p>2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3T09:19:00" calcext:value-type="date">
            <text:p>2017-06-03 09:19:00</text:p>
          </table:table-cell>
          <table:table-cell table:style-name="ce1" office:value-type="float" office:value="2.66666666666666" calcext:value-type="float">
            <text:p>2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7T09:00:00" calcext:value-type="date">
            <text:p>2017-07-17 09:00:00</text:p>
          </table:table-cell>
          <table:table-cell table:style-name="ce1" office:value-type="float" office:value="2.66666666666666" calcext:value-type="float">
            <text:p>2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4T08:30:00" calcext:value-type="date">
            <text:p>2017-08-04 08:30:00</text:p>
          </table:table-cell>
          <table:table-cell table:style-name="ce1" office:value-type="float" office:value="2.66666666666666" calcext:value-type="float">
            <text:p>2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1T19:49:00" calcext:value-type="date">
            <text:p>2016-09-21 19:49:00</text:p>
          </table:table-cell>
          <table:table-cell table:style-name="ce1" office:value-type="float" office:value="2.68333333333333" calcext:value-type="float">
            <text:p>2.6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2T06:15:00" calcext:value-type="date">
            <text:p>2017-04-02 06:15:00</text:p>
          </table:table-cell>
          <table:table-cell table:style-name="ce1" office:value-type="float" office:value="2.68333333333333" calcext:value-type="float">
            <text:p>2.6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5T11:31:00" calcext:value-type="date">
            <text:p>2016-08-15 11:31:00</text:p>
          </table:table-cell>
          <table:table-cell table:style-name="ce1" office:value-type="float" office:value="2.7" calcext:value-type="float">
            <text:p>2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2T11:45:00" calcext:value-type="date">
            <text:p>2016-10-02 11:45:00</text:p>
          </table:table-cell>
          <table:table-cell table:style-name="ce1" office:value-type="float" office:value="2.7" calcext:value-type="float">
            <text:p>2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31T13:45:00" calcext:value-type="date">
            <text:p>2016-10-31 13:45:00</text:p>
          </table:table-cell>
          <table:table-cell table:style-name="ce1" office:value-type="float" office:value="2.7" calcext:value-type="float">
            <text:p>2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2T01:55:00" calcext:value-type="date">
            <text:p>2016-12-02 01:55:00</text:p>
          </table:table-cell>
          <table:table-cell table:style-name="ce1" office:value-type="float" office:value="2.7" calcext:value-type="float">
            <text:p>2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9T06:54:00" calcext:value-type="date">
            <text:p>2016-12-19 06:54:00</text:p>
          </table:table-cell>
          <table:table-cell table:style-name="ce1" office:value-type="float" office:value="2.7" calcext:value-type="float">
            <text:p>2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6T04:21:00" calcext:value-type="date">
            <text:p>2017-02-16 04:21:00</text:p>
          </table:table-cell>
          <table:table-cell table:style-name="ce1" office:value-type="float" office:value="2.7" calcext:value-type="float">
            <text:p>2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5T09:23:00" calcext:value-type="date">
            <text:p>2017-02-25 09:23:00</text:p>
          </table:table-cell>
          <table:table-cell table:style-name="ce1" office:value-type="float" office:value="2.7" calcext:value-type="float">
            <text:p>2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5T20:58:00" calcext:value-type="date">
            <text:p>2017-03-05 20:58:00</text:p>
          </table:table-cell>
          <table:table-cell table:style-name="ce1" office:value-type="float" office:value="2.7" calcext:value-type="float">
            <text:p>2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3T07:46:00" calcext:value-type="date">
            <text:p>2017-03-23 07:46:00</text:p>
          </table:table-cell>
          <table:table-cell table:style-name="ce1" office:value-type="float" office:value="2.7" calcext:value-type="float">
            <text:p>2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31T19:21:00" calcext:value-type="date">
            <text:p>2017-03-31 19:21:00</text:p>
          </table:table-cell>
          <table:table-cell table:style-name="ce1" office:value-type="float" office:value="2.7" calcext:value-type="float">
            <text:p>2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0T10:30:00" calcext:value-type="date">
            <text:p>2017-04-20 10:30:00</text:p>
          </table:table-cell>
          <table:table-cell table:style-name="ce1" office:value-type="float" office:value="2.7" calcext:value-type="float">
            <text:p>2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2T09:02:00" calcext:value-type="date">
            <text:p>2017-04-22 09:02:00</text:p>
          </table:table-cell>
          <table:table-cell table:style-name="ce1" office:value-type="float" office:value="2.7" calcext:value-type="float">
            <text:p>2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6T06:06:00" calcext:value-type="date">
            <text:p>2017-04-26 06:06:00</text:p>
          </table:table-cell>
          <table:table-cell table:style-name="ce1" office:value-type="float" office:value="2.7" calcext:value-type="float">
            <text:p>2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9T01:34:00" calcext:value-type="date">
            <text:p>2017-05-19 01:34:00</text:p>
          </table:table-cell>
          <table:table-cell table:style-name="ce1" office:value-type="float" office:value="2.7" calcext:value-type="float">
            <text:p>2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8T11:28:00" calcext:value-type="date">
            <text:p>2017-06-08 11:28:00</text:p>
          </table:table-cell>
          <table:table-cell table:style-name="ce1" office:value-type="float" office:value="2.7" calcext:value-type="float">
            <text:p>2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6T17:40:00" calcext:value-type="date">
            <text:p>2016-09-16 17:40:00</text:p>
          </table:table-cell>
          <table:table-cell table:style-name="ce1" office:value-type="float" office:value="2.71666666666666" calcext:value-type="float">
            <text:p>2.7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1T05:09:00" calcext:value-type="date">
            <text:p>2016-10-11 05:09:00</text:p>
          </table:table-cell>
          <table:table-cell table:style-name="ce1" office:value-type="float" office:value="2.71666666666666" calcext:value-type="float">
            <text:p>2.7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4T17:54:00" calcext:value-type="date">
            <text:p>2016-12-04 17:54:00</text:p>
          </table:table-cell>
          <table:table-cell table:style-name="ce1" office:value-type="float" office:value="2.71666666666666" calcext:value-type="float">
            <text:p>2.7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7T20:00:00" calcext:value-type="date">
            <text:p>2016-12-17 20:00:00</text:p>
          </table:table-cell>
          <table:table-cell table:style-name="ce1" office:value-type="float" office:value="2.71666666666666" calcext:value-type="float">
            <text:p>2.7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5T14:08:00" calcext:value-type="date">
            <text:p>2016-12-25 14:08:00</text:p>
          </table:table-cell>
          <table:table-cell table:style-name="ce1" office:value-type="float" office:value="2.71666666666666" calcext:value-type="float">
            <text:p>2.7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6T23:01:00" calcext:value-type="date">
            <text:p>2017-03-26 23:01:00</text:p>
          </table:table-cell>
          <table:table-cell table:style-name="ce1" office:value-type="float" office:value="2.71666666666666" calcext:value-type="float">
            <text:p>2.7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7T04:52:00" calcext:value-type="date">
            <text:p>2017-06-17 04:52:00</text:p>
          </table:table-cell>
          <table:table-cell table:style-name="ce1" office:value-type="float" office:value="2.71666666666666" calcext:value-type="float">
            <text:p>2.7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6T15:06:00" calcext:value-type="date">
            <text:p>2017-07-26 15:06:00</text:p>
          </table:table-cell>
          <table:table-cell table:style-name="ce1" office:value-type="float" office:value="2.71666666666666" calcext:value-type="float">
            <text:p>2.7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3T11:28:00" calcext:value-type="date">
            <text:p>2016-08-23 11:28:00</text:p>
          </table:table-cell>
          <table:table-cell table:style-name="ce1" office:value-type="float" office:value="2.73333333333333" calcext:value-type="float">
            <text:p>2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9T11:10:00" calcext:value-type="date">
            <text:p>2016-09-09 11:10:00</text:p>
          </table:table-cell>
          <table:table-cell table:style-name="ce1" office:value-type="float" office:value="2.73333333333333" calcext:value-type="float">
            <text:p>2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0T07:41:00" calcext:value-type="date">
            <text:p>2016-12-10 07:41:00</text:p>
          </table:table-cell>
          <table:table-cell table:style-name="ce1" office:value-type="float" office:value="2.73333333333333" calcext:value-type="float">
            <text:p>2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7T06:51:00" calcext:value-type="date">
            <text:p>2016-12-27 06:51:00</text:p>
          </table:table-cell>
          <table:table-cell table:style-name="ce1" office:value-type="float" office:value="2.73333333333333" calcext:value-type="float">
            <text:p>2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0T01:25:00" calcext:value-type="date">
            <text:p>2017-02-20 01:25:00</text:p>
          </table:table-cell>
          <table:table-cell table:style-name="ce1" office:value-type="float" office:value="2.73333333333333" calcext:value-type="float">
            <text:p>2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8T01:22:00" calcext:value-type="date">
            <text:p>2017-02-28 01:22:00</text:p>
          </table:table-cell>
          <table:table-cell table:style-name="ce1" office:value-type="float" office:value="2.73333333333333" calcext:value-type="float">
            <text:p>2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9T06:24:00" calcext:value-type="date">
            <text:p>2017-03-09 06:24:00</text:p>
          </table:table-cell>
          <table:table-cell table:style-name="ce1" office:value-type="float" office:value="2.73333333333333" calcext:value-type="float">
            <text:p>2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5T08:21:00" calcext:value-type="date">
            <text:p>2017-04-15 08:21:00</text:p>
          </table:table-cell>
          <table:table-cell table:style-name="ce1" office:value-type="float" office:value="2.73333333333333" calcext:value-type="float">
            <text:p>2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9T22:52:00" calcext:value-type="date">
            <text:p>2017-04-19 22:52:00</text:p>
          </table:table-cell>
          <table:table-cell table:style-name="ce1" office:value-type="float" office:value="2.73333333333333" calcext:value-type="float">
            <text:p>2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5T04:19:00" calcext:value-type="date">
            <text:p>2017-05-15 04:19:00</text:p>
          </table:table-cell>
          <table:table-cell table:style-name="ce1" office:value-type="float" office:value="2.73333333333333" calcext:value-type="float">
            <text:p>2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2T10:03:00" calcext:value-type="date">
            <text:p>2017-06-02 10:03:00</text:p>
          </table:table-cell>
          <table:table-cell table:style-name="ce1" office:value-type="float" office:value="2.73333333333333" calcext:value-type="float">
            <text:p>2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6T03:28:00" calcext:value-type="date">
            <text:p>2017-07-26 03:28:00</text:p>
          </table:table-cell>
          <table:table-cell table:style-name="ce1" office:value-type="float" office:value="2.73333333333333" calcext:value-type="float">
            <text:p>2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4T02:57:00" calcext:value-type="date">
            <text:p>2016-10-14 02:57:00</text:p>
          </table:table-cell>
          <table:table-cell table:style-name="ce1" office:value-type="float" office:value="2.75" calcext:value-type="float">
            <text:p>2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6T02:01:00" calcext:value-type="date">
            <text:p>2016-11-16 02:01:00</text:p>
          </table:table-cell>
          <table:table-cell table:style-name="ce1" office:value-type="float" office:value="2.75" calcext:value-type="float">
            <text:p>2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7T01:02:00" calcext:value-type="date">
            <text:p>2016-12-27 01:02:00</text:p>
          </table:table-cell>
          <table:table-cell table:style-name="ce1" office:value-type="float" office:value="2.75" calcext:value-type="float">
            <text:p>2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5T00:15:00" calcext:value-type="date">
            <text:p>2017-01-05 00:15:00</text:p>
          </table:table-cell>
          <table:table-cell table:style-name="ce1" office:value-type="float" office:value="2.75" calcext:value-type="float">
            <text:p>2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1T20:52:00" calcext:value-type="date">
            <text:p>2017-03-21 20:52:00</text:p>
          </table:table-cell>
          <table:table-cell table:style-name="ce1" office:value-type="float" office:value="2.75" calcext:value-type="float">
            <text:p>2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7T06:53:00" calcext:value-type="date">
            <text:p>2017-04-17 06:53:00</text:p>
          </table:table-cell>
          <table:table-cell table:style-name="ce1" office:value-type="float" office:value="2.75" calcext:value-type="float">
            <text:p>2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1T09:46:00" calcext:value-type="date">
            <text:p>2017-04-21 09:46:00</text:p>
          </table:table-cell>
          <table:table-cell table:style-name="ce1" office:value-type="float" office:value="2.75" calcext:value-type="float">
            <text:p>2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2T05:16:00" calcext:value-type="date">
            <text:p>2017-05-22 05:16:00</text:p>
          </table:table-cell>
          <table:table-cell table:style-name="ce1" office:value-type="float" office:value="2.75" calcext:value-type="float">
            <text:p>2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1T10:47:00" calcext:value-type="date">
            <text:p>2017-06-01 10:47:00</text:p>
          </table:table-cell>
          <table:table-cell table:style-name="ce1" office:value-type="float" office:value="2.75" calcext:value-type="float">
            <text:p>2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2T04:14:00" calcext:value-type="date">
            <text:p>2017-06-02 04:14:00</text:p>
          </table:table-cell>
          <table:table-cell table:style-name="ce1" office:value-type="float" office:value="2.75" calcext:value-type="float">
            <text:p>2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6T11:15:00" calcext:value-type="date">
            <text:p>2017-07-06 11:15:00</text:p>
          </table:table-cell>
          <table:table-cell table:style-name="ce1" office:value-type="float" office:value="2.75" calcext:value-type="float">
            <text:p>2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7T06:49:00" calcext:value-type="date">
            <text:p>2016-09-07 06:49:00</text:p>
          </table:table-cell>
          <table:table-cell table:style-name="ce1" office:value-type="float" office:value="2.76666666666666" calcext:value-type="float">
            <text:p>2.7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7T19:43:00" calcext:value-type="date">
            <text:p>2016-10-07 19:43:00</text:p>
          </table:table-cell>
          <table:table-cell table:style-name="ce1" office:value-type="float" office:value="2.76666666666666" calcext:value-type="float">
            <text:p>2.7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8T13:10:00" calcext:value-type="date">
            <text:p>2016-10-08 13:10:00</text:p>
          </table:table-cell>
          <table:table-cell table:style-name="ce1" office:value-type="float" office:value="2.76666666666666" calcext:value-type="float">
            <text:p>2.7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2T08:16:00" calcext:value-type="date">
            <text:p>2017-01-02 08:16:00</text:p>
          </table:table-cell>
          <table:table-cell table:style-name="ce1" office:value-type="float" office:value="2.76666666666666" calcext:value-type="float">
            <text:p>2.7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6T02:50:00" calcext:value-type="date">
            <text:p>2017-02-26 02:50:00</text:p>
          </table:table-cell>
          <table:table-cell table:style-name="ce1" office:value-type="float" office:value="2.76666666666666" calcext:value-type="float">
            <text:p>2.7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4T13:14:00" calcext:value-type="date">
            <text:p>2017-06-24 13:14:00</text:p>
          </table:table-cell>
          <table:table-cell table:style-name="ce1" office:value-type="float" office:value="2.76666666666666" calcext:value-type="float">
            <text:p>2.7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0T00:59:00" calcext:value-type="date">
            <text:p>2017-07-20 00:59:00</text:p>
          </table:table-cell>
          <table:table-cell table:style-name="ce1" office:value-type="float" office:value="2.76666666666666" calcext:value-type="float">
            <text:p>2.7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31T23:03:00" calcext:value-type="date">
            <text:p>2016-08-31 23:03:00</text:p>
          </table:table-cell>
          <table:table-cell table:style-name="ce1" office:value-type="float" office:value="2.78333333333333" calcext:value-type="float">
            <text:p>2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6T16:09:00" calcext:value-type="date">
            <text:p>2016-09-26 16:09:00</text:p>
          </table:table-cell>
          <table:table-cell table:style-name="ce1" office:value-type="float" office:value="2.78333333333333" calcext:value-type="float">
            <text:p>2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7T21:14:00" calcext:value-type="date">
            <text:p>2016-09-27 21:14:00</text:p>
          </table:table-cell>
          <table:table-cell table:style-name="ce1" office:value-type="float" office:value="2.78333333333333" calcext:value-type="float">
            <text:p>2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8T18:59:00" calcext:value-type="date">
            <text:p>2016-10-08 18:59:00</text:p>
          </table:table-cell>
          <table:table-cell table:style-name="ce1" office:value-type="float" office:value="2.78333333333333" calcext:value-type="float">
            <text:p>2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0T11:42:00" calcext:value-type="date">
            <text:p>2016-10-10 11:42:00</text:p>
          </table:table-cell>
          <table:table-cell table:style-name="ce1" office:value-type="float" office:value="2.78333333333333" calcext:value-type="float">
            <text:p>2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1T06:57:00" calcext:value-type="date">
            <text:p>2016-12-11 06:57:00</text:p>
          </table:table-cell>
          <table:table-cell table:style-name="ce1" office:value-type="float" office:value="2.78333333333333" calcext:value-type="float">
            <text:p>2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4T14:52:00" calcext:value-type="date">
            <text:p>2016-12-24 14:52:00</text:p>
          </table:table-cell>
          <table:table-cell table:style-name="ce1" office:value-type="float" office:value="2.78333333333333" calcext:value-type="float">
            <text:p>2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5T05:05:00" calcext:value-type="date">
            <text:p>2017-02-15 05:05:00</text:p>
          </table:table-cell>
          <table:table-cell table:style-name="ce1" office:value-type="float" office:value="2.78333333333333" calcext:value-type="float">
            <text:p>2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2T17:24:00" calcext:value-type="date">
            <text:p>2017-02-22 17:24:00</text:p>
          </table:table-cell>
          <table:table-cell table:style-name="ce1" office:value-type="float" office:value="2.78333333333333" calcext:value-type="float">
            <text:p>2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30T08:59:00" calcext:value-type="date">
            <text:p>2017-04-30 08:59:00</text:p>
          </table:table-cell>
          <table:table-cell table:style-name="ce1" office:value-type="float" office:value="2.78333333333333" calcext:value-type="float">
            <text:p>2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9T22:17:00" calcext:value-type="date">
            <text:p>2017-08-09 22:17:00</text:p>
          </table:table-cell>
          <table:table-cell table:style-name="ce1" office:value-type="float" office:value="2.78333333333333" calcext:value-type="float">
            <text:p>2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14T01:10:00" calcext:value-type="date">
            <text:p>2017-08-14 01:10:00</text:p>
          </table:table-cell>
          <table:table-cell table:style-name="ce1" office:value-type="float" office:value="2.78333333333333" calcext:value-type="float">
            <text:p>2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8T03:30:00" calcext:value-type="date">
            <text:p>2016-08-18 03:30:00</text:p>
          </table:table-cell>
          <table:table-cell table:style-name="ce1" office:value-type="float" office:value="2.8" calcext:value-type="float">
            <text:p>2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1T12:56:00" calcext:value-type="date">
            <text:p>2016-08-21 12:56:00</text:p>
          </table:table-cell>
          <table:table-cell table:style-name="ce1" office:value-type="float" office:value="2.8" calcext:value-type="float">
            <text:p>2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5T04:11:00" calcext:value-type="date">
            <text:p>2016-08-25 04:11:00</text:p>
          </table:table-cell>
          <table:table-cell table:style-name="ce1" office:value-type="float" office:value="2.8" calcext:value-type="float">
            <text:p>2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4T07:30:00" calcext:value-type="date">
            <text:p>2016-09-14 07:30:00</text:p>
          </table:table-cell>
          <table:table-cell table:style-name="ce1" office:value-type="float" office:value="2.8" calcext:value-type="float">
            <text:p>2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4T19:08:00" calcext:value-type="date">
            <text:p>2016-09-14 19:08:00</text:p>
          </table:table-cell>
          <table:table-cell table:style-name="ce1" office:value-type="float" office:value="2.8" calcext:value-type="float">
            <text:p>2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6T08:49:00" calcext:value-type="date">
            <text:p>2016-10-06 08:49:00</text:p>
          </table:table-cell>
          <table:table-cell table:style-name="ce1" office:value-type="float" office:value="2.8" calcext:value-type="float">
            <text:p>2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8T03:20:00" calcext:value-type="date">
            <text:p>2016-12-08 03:20:00</text:p>
          </table:table-cell>
          <table:table-cell table:style-name="ce1" office:value-type="float" office:value="2.8" calcext:value-type="float">
            <text:p>2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0T00:21:00" calcext:value-type="date">
            <text:p>2016-12-20 00:21:00</text:p>
          </table:table-cell>
          <table:table-cell table:style-name="ce1" office:value-type="float" office:value="2.8" calcext:value-type="float">
            <text:p>2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3T01:43:00" calcext:value-type="date">
            <text:p>2017-01-03 01:43:00</text:p>
          </table:table-cell>
          <table:table-cell table:style-name="ce1" office:value-type="float" office:value="2.8" calcext:value-type="float">
            <text:p>2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2T02:59:00" calcext:value-type="date">
            <text:p>2017-02-02 02:59:00</text:p>
          </table:table-cell>
          <table:table-cell table:style-name="ce1" office:value-type="float" office:value="2.8" calcext:value-type="float">
            <text:p>2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2T20:26:00" calcext:value-type="date">
            <text:p>2017-02-02 20:26:00</text:p>
          </table:table-cell>
          <table:table-cell table:style-name="ce1" office:value-type="float" office:value="2.8" calcext:value-type="float">
            <text:p>2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3T02:15:00" calcext:value-type="date">
            <text:p>2017-02-03 02:15:00</text:p>
          </table:table-cell>
          <table:table-cell table:style-name="ce1" office:value-type="float" office:value="2.8" calcext:value-type="float">
            <text:p>2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5T02:00:00" calcext:value-type="date">
            <text:p>2017-03-15 02:00:00</text:p>
          </table:table-cell>
          <table:table-cell table:style-name="ce1" office:value-type="float" office:value="2.8" calcext:value-type="float">
            <text:p>2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6T09:08:00" calcext:value-type="date">
            <text:p>2017-04-06 09:08:00</text:p>
          </table:table-cell>
          <table:table-cell table:style-name="ce1" office:value-type="float" office:value="2.8" calcext:value-type="float">
            <text:p>2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9T02:23:00" calcext:value-type="date">
            <text:p>2017-05-09 02:23:00</text:p>
          </table:table-cell>
          <table:table-cell table:style-name="ce1" office:value-type="float" office:value="2.8" calcext:value-type="float">
            <text:p>2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5T23:37:00" calcext:value-type="date">
            <text:p>2017-07-05 23:37:00</text:p>
          </table:table-cell>
          <table:table-cell table:style-name="ce1" office:value-type="float" office:value="2.8" calcext:value-type="float">
            <text:p>2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3T15:03:00" calcext:value-type="date">
            <text:p>2017-08-03 15:03:00</text:p>
          </table:table-cell>
          <table:table-cell table:style-name="ce1" office:value-type="float" office:value="2.8" calcext:value-type="float">
            <text:p>2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9T16:28:00" calcext:value-type="date">
            <text:p>2017-08-09 16:28:00</text:p>
          </table:table-cell>
          <table:table-cell table:style-name="ce1" office:value-type="float" office:value="2.8" calcext:value-type="float">
            <text:p>2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30T12:09:00" calcext:value-type="date">
            <text:p>2016-08-30 12:09:00</text:p>
          </table:table-cell>
          <table:table-cell table:style-name="ce1" office:value-type="float" office:value="2.81666666666666" calcext:value-type="float">
            <text:p>2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2T20:36:00" calcext:value-type="date">
            <text:p>2016-09-12 20:36:00</text:p>
          </table:table-cell>
          <table:table-cell table:style-name="ce1" office:value-type="float" office:value="2.81666666666666" calcext:value-type="float">
            <text:p>2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8T11:39:00" calcext:value-type="date">
            <text:p>2016-10-18 11:39:00</text:p>
          </table:table-cell>
          <table:table-cell table:style-name="ce1" office:value-type="float" office:value="2.81666666666666" calcext:value-type="float">
            <text:p>2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5T15:54:00" calcext:value-type="date">
            <text:p>2016-11-05 15:54:00</text:p>
          </table:table-cell>
          <table:table-cell table:style-name="ce1" office:value-type="float" office:value="2.81666666666666" calcext:value-type="float">
            <text:p>2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6T00:30:00" calcext:value-type="date">
            <text:p>2016-11-26 00:30:00</text:p>
          </table:table-cell>
          <table:table-cell table:style-name="ce1" office:value-type="float" office:value="2.81666666666666" calcext:value-type="float">
            <text:p>2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6T17:57:00" calcext:value-type="date">
            <text:p>2016-11-26 17:57:00</text:p>
          </table:table-cell>
          <table:table-cell table:style-name="ce1" office:value-type="float" office:value="2.81666666666666" calcext:value-type="float">
            <text:p>2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8T13:27:00" calcext:value-type="date">
            <text:p>2016-12-18 13:27:00</text:p>
          </table:table-cell>
          <table:table-cell table:style-name="ce1" office:value-type="float" office:value="2.81666666666666" calcext:value-type="float">
            <text:p>2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9T05:23:00" calcext:value-type="date">
            <text:p>2016-12-29 05:23:00</text:p>
          </table:table-cell>
          <table:table-cell table:style-name="ce1" office:value-type="float" office:value="2.81666666666666" calcext:value-type="float">
            <text:p>2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6T11:09:00" calcext:value-type="date">
            <text:p>2017-01-06 11:09:00</text:p>
          </table:table-cell>
          <table:table-cell table:style-name="ce1" office:value-type="float" office:value="2.81666666666666" calcext:value-type="float">
            <text:p>2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1T00:09:00" calcext:value-type="date">
            <text:p>2017-01-21 00:09:00</text:p>
          </table:table-cell>
          <table:table-cell table:style-name="ce1" office:value-type="float" office:value="2.81666666666666" calcext:value-type="float">
            <text:p>2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31T04:27:00" calcext:value-type="date">
            <text:p>2017-01-31 04:27:00</text:p>
          </table:table-cell>
          <table:table-cell table:style-name="ce1" office:value-type="float" office:value="2.81666666666666" calcext:value-type="float">
            <text:p>2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7T05:08:00" calcext:value-type="date">
            <text:p>2017-02-07 05:08:00</text:p>
          </table:table-cell>
          <table:table-cell table:style-name="ce1" office:value-type="float" office:value="2.81666666666666" calcext:value-type="float">
            <text:p>2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4T10:36:00" calcext:value-type="date">
            <text:p>2017-04-04 10:36:00</text:p>
          </table:table-cell>
          <table:table-cell table:style-name="ce1" office:value-type="float" office:value="2.81666666666666" calcext:value-type="float">
            <text:p>2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3T20:52:00" calcext:value-type="date">
            <text:p>2017-08-03 20:52:00</text:p>
          </table:table-cell>
          <table:table-cell table:style-name="ce1" office:value-type="float" office:value="2.81666666666666" calcext:value-type="float">
            <text:p>2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4T14:19:00" calcext:value-type="date">
            <text:p>2017-08-04 14:19:00</text:p>
          </table:table-cell>
          <table:table-cell table:style-name="ce1" office:value-type="float" office:value="2.81666666666666" calcext:value-type="float">
            <text:p>2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9T04:50:00" calcext:value-type="date">
            <text:p>2017-08-09 04:50:00</text:p>
          </table:table-cell>
          <table:table-cell table:style-name="ce1" office:value-type="float" office:value="2.81666666666666" calcext:value-type="float">
            <text:p>2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8T09:19:00" calcext:value-type="date">
            <text:p>2016-08-18 09:19:00</text:p>
          </table:table-cell>
          <table:table-cell table:style-name="ce1" office:value-type="float" office:value="2.83333333333333" calcext:value-type="float">
            <text:p>2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8T00:33:00" calcext:value-type="date">
            <text:p>2016-11-18 00:33:00</text:p>
          </table:table-cell>
          <table:table-cell table:style-name="ce1" office:value-type="float" office:value="2.83333333333333" calcext:value-type="float">
            <text:p>2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8T20:47:00" calcext:value-type="date">
            <text:p>2016-12-08 20:47:00</text:p>
          </table:table-cell>
          <table:table-cell table:style-name="ce1" office:value-type="float" office:value="2.83333333333333" calcext:value-type="float">
            <text:p>2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4T06:48:00" calcext:value-type="date">
            <text:p>2017-01-04 06:48:00</text:p>
          </table:table-cell>
          <table:table-cell table:style-name="ce1" office:value-type="float" office:value="2.83333333333333" calcext:value-type="float">
            <text:p>2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9T09:29:00" calcext:value-type="date">
            <text:p>2017-02-09 09:29:00</text:p>
          </table:table-cell>
          <table:table-cell table:style-name="ce1" office:value-type="float" office:value="2.83333333333333" calcext:value-type="float">
            <text:p>2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5T09:52:00" calcext:value-type="date">
            <text:p>2017-04-05 09:52:00</text:p>
          </table:table-cell>
          <table:table-cell table:style-name="ce1" office:value-type="float" office:value="2.83333333333333" calcext:value-type="float">
            <text:p>2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3T09:49:00" calcext:value-type="date">
            <text:p>2017-04-13 09:49:00</text:p>
          </table:table-cell>
          <table:table-cell table:style-name="ce1" office:value-type="float" office:value="2.83333333333333" calcext:value-type="float">
            <text:p>2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1T03:57:00" calcext:value-type="date">
            <text:p>2017-04-21 03:57:00</text:p>
          </table:table-cell>
          <table:table-cell table:style-name="ce1" office:value-type="float" office:value="2.83333333333333" calcext:value-type="float">
            <text:p>2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7T09:40:00" calcext:value-type="date">
            <text:p>2017-05-07 09:40:00</text:p>
          </table:table-cell>
          <table:table-cell table:style-name="ce1" office:value-type="float" office:value="2.83333333333333" calcext:value-type="float">
            <text:p>2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8T17:07:00" calcext:value-type="date">
            <text:p>2017-06-28 17:07:00</text:p>
          </table:table-cell>
          <table:table-cell table:style-name="ce1" office:value-type="float" office:value="2.83333333333333" calcext:value-type="float">
            <text:p>2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8T02:27:00" calcext:value-type="date">
            <text:p>2017-07-18 02:27:00</text:p>
          </table:table-cell>
          <table:table-cell table:style-name="ce1" office:value-type="float" office:value="2.83333333333333" calcext:value-type="float">
            <text:p>2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8T19:54:00" calcext:value-type="date">
            <text:p>2017-07-18 19:54:00</text:p>
          </table:table-cell>
          <table:table-cell table:style-name="ce1" office:value-type="float" office:value="2.83333333333333" calcext:value-type="float">
            <text:p>2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4T20:08:00" calcext:value-type="date">
            <text:p>2017-08-04 20:08:00</text:p>
          </table:table-cell>
          <table:table-cell table:style-name="ce1" office:value-type="float" office:value="2.83333333333333" calcext:value-type="float">
            <text:p>2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9T13:57:00" calcext:value-type="date">
            <text:p>2016-09-29 13:57:00</text:p>
          </table:table-cell>
          <table:table-cell table:style-name="ce1" office:value-type="float" office:value="2.85" calcext:value-type="float">
            <text:p>2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4T06:16:00" calcext:value-type="date">
            <text:p>2016-12-04 06:16:00</text:p>
          </table:table-cell>
          <table:table-cell table:style-name="ce1" office:value-type="float" office:value="2.85" calcext:value-type="float">
            <text:p>2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9T08:57:00" calcext:value-type="date">
            <text:p>2017-01-09 08:57:00</text:p>
          </table:table-cell>
          <table:table-cell table:style-name="ce1" office:value-type="float" office:value="2.85" calcext:value-type="float">
            <text:p>2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6T05:52:00" calcext:value-type="date">
            <text:p>2017-02-06 05:52:00</text:p>
          </table:table-cell>
          <table:table-cell table:style-name="ce1" office:value-type="float" office:value="2.85" calcext:value-type="float">
            <text:p>2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6T01:16:00" calcext:value-type="date">
            <text:p>2017-03-16 01:16:00</text:p>
          </table:table-cell>
          <table:table-cell table:style-name="ce1" office:value-type="float" office:value="2.85" calcext:value-type="float">
            <text:p>2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2T10:33:00" calcext:value-type="date">
            <text:p>2017-04-12 10:33:00</text:p>
          </table:table-cell>
          <table:table-cell table:style-name="ce1" office:value-type="float" office:value="2.85" calcext:value-type="float">
            <text:p>2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5T19:59:00" calcext:value-type="date">
            <text:p>2017-04-15 19:59:00</text:p>
          </table:table-cell>
          <table:table-cell table:style-name="ce1" office:value-type="float" office:value="2.85" calcext:value-type="float">
            <text:p>2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2T07:31:00" calcext:value-type="date">
            <text:p>2017-05-02 07:31:00</text:p>
          </table:table-cell>
          <table:table-cell table:style-name="ce1" office:value-type="float" office:value="2.85" calcext:value-type="float">
            <text:p>2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4T08:35:00" calcext:value-type="date">
            <text:p>2017-06-04 08:35:00</text:p>
          </table:table-cell>
          <table:table-cell table:style-name="ce1" office:value-type="float" office:value="2.85" calcext:value-type="float">
            <text:p>2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0T10:00:00" calcext:value-type="date">
            <text:p>2017-06-10 10:00:00</text:p>
          </table:table-cell>
          <table:table-cell table:style-name="ce1" office:value-type="float" office:value="2.85" calcext:value-type="float">
            <text:p>2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2T14:11:00" calcext:value-type="date">
            <text:p>2017-07-02 14:11:00</text:p>
          </table:table-cell>
          <table:table-cell table:style-name="ce1" office:value-type="float" office:value="2.85" calcext:value-type="float">
            <text:p>2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3T09:30:00" calcext:value-type="date">
            <text:p>2016-10-13 09:30:00</text:p>
          </table:table-cell>
          <table:table-cell table:style-name="ce1" office:value-type="float" office:value="2.86666666666666" calcext:value-type="float">
            <text:p>2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5T02:13:00" calcext:value-type="date">
            <text:p>2016-10-15 02:13:00</text:p>
          </table:table-cell>
          <table:table-cell table:style-name="ce1" office:value-type="float" office:value="2.86666666666666" calcext:value-type="float">
            <text:p>2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1T21:05:00" calcext:value-type="date">
            <text:p>2016-10-21 21:05:00</text:p>
          </table:table-cell>
          <table:table-cell table:style-name="ce1" office:value-type="float" office:value="2.86666666666666" calcext:value-type="float">
            <text:p>2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7T23:02:00" calcext:value-type="date">
            <text:p>2016-11-27 23:02:00</text:p>
          </table:table-cell>
          <table:table-cell table:style-name="ce1" office:value-type="float" office:value="2.86666666666666" calcext:value-type="float">
            <text:p>2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8T06:07:00" calcext:value-type="date">
            <text:p>2016-12-28 06:07:00</text:p>
          </table:table-cell>
          <table:table-cell table:style-name="ce1" office:value-type="float" office:value="2.86666666666666" calcext:value-type="float">
            <text:p>2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3T04:30:00" calcext:value-type="date">
            <text:p>2017-01-23 04:30:00</text:p>
          </table:table-cell>
          <table:table-cell table:style-name="ce1" office:value-type="float" office:value="2.86666666666666" calcext:value-type="float">
            <text:p>2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9T01:07:00" calcext:value-type="date">
            <text:p>2017-04-09 01:07:00</text:p>
          </table:table-cell>
          <table:table-cell table:style-name="ce1" office:value-type="float" office:value="2.86666666666666" calcext:value-type="float">
            <text:p>2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8T15:36:00" calcext:value-type="date">
            <text:p>2017-07-08 15:36:00</text:p>
          </table:table-cell>
          <table:table-cell table:style-name="ce1" office:value-type="float" office:value="2.86666666666666" calcext:value-type="float">
            <text:p>2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9T14:24:00" calcext:value-type="date">
            <text:p>2016-08-19 14:24:00</text:p>
          </table:table-cell>
          <table:table-cell table:style-name="ce1" office:value-type="float" office:value="2.88333333333333" calcext:value-type="float">
            <text:p>2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0T16:15:00" calcext:value-type="date">
            <text:p>2016-09-10 16:15:00</text:p>
          </table:table-cell>
          <table:table-cell table:style-name="ce1" office:value-type="float" office:value="2.88333333333333" calcext:value-type="float">
            <text:p>2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2T10:46:00" calcext:value-type="date">
            <text:p>2016-11-12 10:46:00</text:p>
          </table:table-cell>
          <table:table-cell table:style-name="ce1" office:value-type="float" office:value="2.88333333333333" calcext:value-type="float">
            <text:p>2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8T09:09:00" calcext:value-type="date">
            <text:p>2016-12-08 09:09:00</text:p>
          </table:table-cell>
          <table:table-cell table:style-name="ce1" office:value-type="float" office:value="2.88333333333333" calcext:value-type="float">
            <text:p>2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9T02:36:00" calcext:value-type="date">
            <text:p>2016-12-09 02:36:00</text:p>
          </table:table-cell>
          <table:table-cell table:style-name="ce1" office:value-type="float" office:value="2.88333333333333" calcext:value-type="float">
            <text:p>2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9T16:31:00" calcext:value-type="date">
            <text:p>2017-03-19 16:31:00</text:p>
          </table:table-cell>
          <table:table-cell table:style-name="ce1" office:value-type="float" office:value="2.88333333333333" calcext:value-type="float">
            <text:p>2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3T11:20:00" calcext:value-type="date">
            <text:p>2017-04-03 11:20:00</text:p>
          </table:table-cell>
          <table:table-cell table:style-name="ce1" office:value-type="float" office:value="2.88333333333333" calcext:value-type="float">
            <text:p>2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5T04:03:00" calcext:value-type="date">
            <text:p>2017-04-05 04:03:00</text:p>
          </table:table-cell>
          <table:table-cell table:style-name="ce1" office:value-type="float" office:value="2.88333333333333" calcext:value-type="float">
            <text:p>2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8T19:18:00" calcext:value-type="date">
            <text:p>2017-04-08 19:18:00</text:p>
          </table:table-cell>
          <table:table-cell table:style-name="ce1" office:value-type="float" office:value="2.88333333333333" calcext:value-type="float">
            <text:p>2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7T05:22:00" calcext:value-type="date">
            <text:p>2017-04-27 05:22:00</text:p>
          </table:table-cell>
          <table:table-cell table:style-name="ce1" office:value-type="float" office:value="2.88333333333333" calcext:value-type="float">
            <text:p>2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30T03:10:00" calcext:value-type="date">
            <text:p>2017-04-30 03:10:00</text:p>
          </table:table-cell>
          <table:table-cell table:style-name="ce1" office:value-type="float" office:value="2.88333333333333" calcext:value-type="float">
            <text:p>2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3T00:58:00" calcext:value-type="date">
            <text:p>2017-05-03 00:58:00</text:p>
          </table:table-cell>
          <table:table-cell table:style-name="ce1" office:value-type="float" office:value="2.88333333333333" calcext:value-type="float">
            <text:p>2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1T07:35:00" calcext:value-type="date">
            <text:p>2017-07-11 07:35:00</text:p>
          </table:table-cell>
          <table:table-cell table:style-name="ce1" office:value-type="float" office:value="2.88333333333333" calcext:value-type="float">
            <text:p>2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9T08:35:00" calcext:value-type="date">
            <text:p>2016-08-19 08:35:00</text:p>
          </table:table-cell>
          <table:table-cell table:style-name="ce1" office:value-type="float" office:value="2.9" calcext:value-type="float">
            <text:p>2.9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2T17:34:00" calcext:value-type="date">
            <text:p>2016-10-02 17:34:00</text:p>
          </table:table-cell>
          <table:table-cell table:style-name="ce1" office:value-type="float" office:value="2.9" calcext:value-type="float">
            <text:p>2.9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4T08:46:00" calcext:value-type="date">
            <text:p>2016-10-14 08:46:00</text:p>
          </table:table-cell>
          <table:table-cell table:style-name="ce1" office:value-type="float" office:value="2.9" calcext:value-type="float">
            <text:p>2.9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3T11:18:00" calcext:value-type="date">
            <text:p>2016-12-13 11:18:00</text:p>
          </table:table-cell>
          <table:table-cell table:style-name="ce1" office:value-type="float" office:value="2.9" calcext:value-type="float">
            <text:p>2.9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8T10:13:00" calcext:value-type="date">
            <text:p>2017-02-08 10:13:00</text:p>
          </table:table-cell>
          <table:table-cell table:style-name="ce1" office:value-type="float" office:value="2.9" calcext:value-type="float">
            <text:p>2.9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4T23:16:00" calcext:value-type="date">
            <text:p>2017-02-14 23:16:00</text:p>
          </table:table-cell>
          <table:table-cell table:style-name="ce1" office:value-type="float" office:value="2.9" calcext:value-type="float">
            <text:p>2.9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5T05:19:00" calcext:value-type="date">
            <text:p>2017-05-05 05:19:00</text:p>
          </table:table-cell>
          <table:table-cell table:style-name="ce1" office:value-type="float" office:value="2.9" calcext:value-type="float">
            <text:p>2.9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1T06:44:00" calcext:value-type="date">
            <text:p>2017-05-11 06:44:00</text:p>
          </table:table-cell>
          <table:table-cell table:style-name="ce1" office:value-type="float" office:value="2.9" calcext:value-type="float">
            <text:p>2.9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3T16:10:00" calcext:value-type="date">
            <text:p>2017-05-23 16:10:00</text:p>
          </table:table-cell>
          <table:table-cell table:style-name="ce1" office:value-type="float" office:value="2.9" calcext:value-type="float">
            <text:p>2.9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31T05:42:00" calcext:value-type="date">
            <text:p>2017-05-31 05:42:00</text:p>
          </table:table-cell>
          <table:table-cell table:style-name="ce1" office:value-type="float" office:value="2.9" calcext:value-type="float">
            <text:p>2.9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4T04:55:00" calcext:value-type="date">
            <text:p>2016-08-24 04:55:00</text:p>
          </table:table-cell>
          <table:table-cell table:style-name="ce1" office:value-type="float" office:value="2.91666666666666" calcext:value-type="float">
            <text:p>2.9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8T11:54:00" calcext:value-type="date">
            <text:p>2016-09-08 11:54:00</text:p>
          </table:table-cell>
          <table:table-cell table:style-name="ce1" office:value-type="float" office:value="2.91666666666666" calcext:value-type="float">
            <text:p>2.9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1T11:30:00" calcext:value-type="date">
            <text:p>2016-11-11 11:30:00</text:p>
          </table:table-cell>
          <table:table-cell table:style-name="ce1" office:value-type="float" office:value="2.91666666666666" calcext:value-type="float">
            <text:p>2.9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9T07:26:00" calcext:value-type="date">
            <text:p>2017-01-19 07:26:00</text:p>
          </table:table-cell>
          <table:table-cell table:style-name="ce1" office:value-type="float" office:value="2.91666666666666" calcext:value-type="float">
            <text:p>2.9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1T22:55:00" calcext:value-type="date">
            <text:p>2017-04-11 22:55:00</text:p>
          </table:table-cell>
          <table:table-cell table:style-name="ce1" office:value-type="float" office:value="2.91666666666666" calcext:value-type="float">
            <text:p>2.9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8T23:01:00" calcext:value-type="date">
            <text:p>2017-08-08 23:01:00</text:p>
          </table:table-cell>
          <table:table-cell table:style-name="ce1" office:value-type="float" office:value="2.91666666666666" calcext:value-type="float">
            <text:p>2.9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9T10:39:00" calcext:value-type="date">
            <text:p>2017-08-09 10:39:00</text:p>
          </table:table-cell>
          <table:table-cell table:style-name="ce1" office:value-type="float" office:value="2.91666666666666" calcext:value-type="float">
            <text:p>2.9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6T20:27:00" calcext:value-type="date">
            <text:p>2016-10-06 20:27:00</text:p>
          </table:table-cell>
          <table:table-cell table:style-name="ce1" office:value-type="float" office:value="2.93333333333333" calcext:value-type="float">
            <text:p>2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1T10:58:00" calcext:value-type="date">
            <text:p>2016-10-11 10:58:00</text:p>
          </table:table-cell>
          <table:table-cell table:style-name="ce1" office:value-type="float" office:value="2.93333333333333" calcext:value-type="float">
            <text:p>2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7T07:06:00" calcext:value-type="date">
            <text:p>2016-11-17 07:06:00</text:p>
          </table:table-cell>
          <table:table-cell table:style-name="ce1" office:value-type="float" office:value="2.93333333333333" calcext:value-type="float">
            <text:p>2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5T15:39:00" calcext:value-type="date">
            <text:p>2016-12-15 15:39:00</text:p>
          </table:table-cell>
          <table:table-cell table:style-name="ce1" office:value-type="float" office:value="2.93333333333333" calcext:value-type="float">
            <text:p>2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5T23:31:00" calcext:value-type="date">
            <text:p>2017-01-05 23:31:00</text:p>
          </table:table-cell>
          <table:table-cell table:style-name="ce1" office:value-type="float" office:value="2.93333333333333" calcext:value-type="float">
            <text:p>2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2T08:48:00" calcext:value-type="date">
            <text:p>2017-02-02 08:48:00</text:p>
          </table:table-cell>
          <table:table-cell table:style-name="ce1" office:value-type="float" office:value="2.93333333333333" calcext:value-type="float">
            <text:p>2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6T21:48:00" calcext:value-type="date">
            <text:p>2017-02-16 21:48:00</text:p>
          </table:table-cell>
          <table:table-cell table:style-name="ce1" office:value-type="float" office:value="2.93333333333333" calcext:value-type="float">
            <text:p>2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9T18:34:00" calcext:value-type="date">
            <text:p>2017-04-09 18:34:00</text:p>
          </table:table-cell>
          <table:table-cell table:style-name="ce1" office:value-type="float" office:value="2.93333333333333" calcext:value-type="float">
            <text:p>2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0T22:08:00" calcext:value-type="date">
            <text:p>2017-04-20 22:08:00</text:p>
          </table:table-cell>
          <table:table-cell table:style-name="ce1" office:value-type="float" office:value="2.93333333333333" calcext:value-type="float">
            <text:p>2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2T08:32:00" calcext:value-type="date">
            <text:p>2017-06-12 08:32:00</text:p>
          </table:table-cell>
          <table:table-cell table:style-name="ce1" office:value-type="float" office:value="2.93333333333333" calcext:value-type="float">
            <text:p>2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14T06:59:00" calcext:value-type="date">
            <text:p>2017-08-14 06:59:00</text:p>
          </table:table-cell>
          <table:table-cell table:style-name="ce1" office:value-type="float" office:value="2.93333333333333" calcext:value-type="float">
            <text:p>2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5T21:28:00" calcext:value-type="date">
            <text:p>2016-12-15 21:28:00</text:p>
          </table:table-cell>
          <table:table-cell table:style-name="ce1" office:value-type="float" office:value="2.95" calcext:value-type="float">
            <text:p>2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7T10:25:00" calcext:value-type="date">
            <text:p>2017-01-07 10:25:00</text:p>
          </table:table-cell>
          <table:table-cell table:style-name="ce1" office:value-type="float" office:value="2.95" calcext:value-type="float">
            <text:p>2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7T16:14:00" calcext:value-type="date">
            <text:p>2017-01-07 16:14:00</text:p>
          </table:table-cell>
          <table:table-cell table:style-name="ce1" office:value-type="float" office:value="2.95" calcext:value-type="float">
            <text:p>2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9T00:35:00" calcext:value-type="date">
            <text:p>2017-03-09 00:35:00</text:p>
          </table:table-cell>
          <table:table-cell table:style-name="ce1" office:value-type="float" office:value="2.95" calcext:value-type="float">
            <text:p>2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8T11:58:00" calcext:value-type="date">
            <text:p>2017-04-18 11:58:00</text:p>
          </table:table-cell>
          <table:table-cell table:style-name="ce1" office:value-type="float" office:value="2.95" calcext:value-type="float">
            <text:p>2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2T06:00:00" calcext:value-type="date">
            <text:p>2017-05-12 06:00:00</text:p>
          </table:table-cell>
          <table:table-cell table:style-name="ce1" office:value-type="float" office:value="2.95" calcext:value-type="float">
            <text:p>2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1T23:27:00" calcext:value-type="date">
            <text:p>2017-05-21 23:27:00</text:p>
          </table:table-cell>
          <table:table-cell table:style-name="ce1" office:value-type="float" office:value="2.95" calcext:value-type="float">
            <text:p>2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2T22:43:00" calcext:value-type="date">
            <text:p>2017-05-22 22:43:00</text:p>
          </table:table-cell>
          <table:table-cell table:style-name="ce1" office:value-type="float" office:value="2.95" calcext:value-type="float">
            <text:p>2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31T11:31:00" calcext:value-type="date">
            <text:p>2017-05-31 11:31:00</text:p>
          </table:table-cell>
          <table:table-cell table:style-name="ce1" office:value-type="float" office:value="2.95" calcext:value-type="float">
            <text:p>2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6T01:18:00" calcext:value-type="date">
            <text:p>2017-06-06 01:18:00</text:p>
          </table:table-cell>
          <table:table-cell table:style-name="ce1" office:value-type="float" office:value="2.95" calcext:value-type="float">
            <text:p>2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0T15:49:00" calcext:value-type="date">
            <text:p>2017-06-10 15:49:00</text:p>
          </table:table-cell>
          <table:table-cell table:style-name="ce1" office:value-type="float" office:value="2.95" calcext:value-type="float">
            <text:p>2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5T16:17:00" calcext:value-type="date">
            <text:p>2017-07-15 16:17:00</text:p>
          </table:table-cell>
          <table:table-cell table:style-name="ce1" office:value-type="float" office:value="2.95" calcext:value-type="float">
            <text:p>2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7T12:23:00" calcext:value-type="date">
            <text:p>2016-10-17 12:23:00</text:p>
          </table:table-cell>
          <table:table-cell table:style-name="ce1" office:value-type="float" office:value="2.96666666666666" calcext:value-type="float">
            <text:p>2.9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7T22:30:00" calcext:value-type="date">
            <text:p>2016-10-27 22:30:00</text:p>
          </table:table-cell>
          <table:table-cell table:style-name="ce1" office:value-type="float" office:value="2.96666666666666" calcext:value-type="float">
            <text:p>2.9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9T00:06:00" calcext:value-type="date">
            <text:p>2017-01-29 00:06:00</text:p>
          </table:table-cell>
          <table:table-cell table:style-name="ce1" office:value-type="float" office:value="2.96666666666666" calcext:value-type="float">
            <text:p>2.9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1T06:30:00" calcext:value-type="date">
            <text:p>2017-02-21 06:30:00</text:p>
          </table:table-cell>
          <table:table-cell table:style-name="ce1" office:value-type="float" office:value="2.96666666666666" calcext:value-type="float">
            <text:p>2.9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4T00:14:00" calcext:value-type="date">
            <text:p>2017-05-04 00:14:00</text:p>
          </table:table-cell>
          <table:table-cell table:style-name="ce1" office:value-type="float" office:value="2.96666666666666" calcext:value-type="float">
            <text:p>2.9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4T09:37:00" calcext:value-type="date">
            <text:p>2017-05-24 09:37:00</text:p>
          </table:table-cell>
          <table:table-cell table:style-name="ce1" office:value-type="float" office:value="2.96666666666666" calcext:value-type="float">
            <text:p>2.9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1T20:54:00" calcext:value-type="date">
            <text:p>2017-06-11 20:54:00</text:p>
          </table:table-cell>
          <table:table-cell table:style-name="ce1" office:value-type="float" office:value="2.96666666666666" calcext:value-type="float">
            <text:p>2.9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13T19:21:00" calcext:value-type="date">
            <text:p>2017-08-13 19:21:00</text:p>
          </table:table-cell>
          <table:table-cell table:style-name="ce1" office:value-type="float" office:value="2.96666666666666" calcext:value-type="float">
            <text:p>2.9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1T10:41:00" calcext:value-type="date">
            <text:p>2016-09-01 10:41:00</text:p>
          </table:table-cell>
          <table:table-cell table:style-name="ce1" office:value-type="float" office:value="2.98333333333333" calcext:value-type="float">
            <text:p>2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2T14:47:00" calcext:value-type="date">
            <text:p>2016-09-12 14:47:00</text:p>
          </table:table-cell>
          <table:table-cell table:style-name="ce1" office:value-type="float" office:value="2.98333333333333" calcext:value-type="float">
            <text:p>2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1T18:50:00" calcext:value-type="date">
            <text:p>2016-11-01 18:50:00</text:p>
          </table:table-cell>
          <table:table-cell table:style-name="ce1" office:value-type="float" office:value="2.98333333333333" calcext:value-type="float">
            <text:p>2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4T09:18:00" calcext:value-type="date">
            <text:p>2016-11-14 09:18:00</text:p>
          </table:table-cell>
          <table:table-cell table:style-name="ce1" office:value-type="float" office:value="2.98333333333333" calcext:value-type="float">
            <text:p>2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1T17:36:00" calcext:value-type="date">
            <text:p>2017-01-21 17:36:00</text:p>
          </table:table-cell>
          <table:table-cell table:style-name="ce1" office:value-type="float" office:value="2.98333333333333" calcext:value-type="float">
            <text:p>2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1T13:50:00" calcext:value-type="date">
            <text:p>2017-02-11 13:50:00</text:p>
          </table:table-cell>
          <table:table-cell table:style-name="ce1" office:value-type="float" office:value="2.98333333333333" calcext:value-type="float">
            <text:p>2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4T03:48:00" calcext:value-type="date">
            <text:p>2017-05-24 03:48:00</text:p>
          </table:table-cell>
          <table:table-cell table:style-name="ce1" office:value-type="float" office:value="2.98333333333333" calcext:value-type="float">
            <text:p>2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9T07:10:00" calcext:value-type="date">
            <text:p>2017-05-29 07:10:00</text:p>
          </table:table-cell>
          <table:table-cell table:style-name="ce1" office:value-type="float" office:value="2.98333333333333" calcext:value-type="float">
            <text:p>2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7T20:11:00" calcext:value-type="date">
            <text:p>2017-07-27 20:11:00</text:p>
          </table:table-cell>
          <table:table-cell table:style-name="ce1" office:value-type="float" office:value="2.98333333333333" calcext:value-type="float">
            <text:p>2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6T16:36:00" calcext:value-type="date">
            <text:p>2016-08-16 16:36:00</text:p>
          </table:table-cell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5T09:33:00" calcext:value-type="date">
            <text:p>2016-10-05 09:33:00</text:p>
          </table:table-cell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0T17:31:00" calcext:value-type="date">
            <text:p>2016-10-10 17:31:00</text:p>
          </table:table-cell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0T22:21:00" calcext:value-type="date">
            <text:p>2016-11-20 22:21:00</text:p>
          </table:table-cell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30T09:12:00" calcext:value-type="date">
            <text:p>2016-11-30 09:12:00</text:p>
          </table:table-cell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7T21:31:00" calcext:value-type="date">
            <text:p>2016-12-07 21:31:00</text:p>
          </table:table-cell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9T20:03:00" calcext:value-type="date">
            <text:p>2016-12-09 20:03:00</text:p>
          </table:table-cell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4T22:44:00" calcext:value-type="date">
            <text:p>2017-01-14 22:44:00</text:p>
          </table:table-cell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5T06:36:00" calcext:value-type="date">
            <text:p>2017-02-05 06:36:00</text:p>
          </table:table-cell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7T10:57:00" calcext:value-type="date">
            <text:p>2017-02-07 10:57:00</text:p>
          </table:table-cell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3T11:36:00" calcext:value-type="date">
            <text:p>2017-05-13 11:36:00</text:p>
          </table:table-cell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2T14:42:00" calcext:value-type="date">
            <text:p>2017-06-22 14:42:00</text:p>
          </table:table-cell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9T18:42:00" calcext:value-type="date">
            <text:p>2016-08-29 18:42:00</text:p>
          </table:table-cell>
          <table:table-cell table:style-name="ce1" office:value-type="float" office:value="3.01666666666666" calcext:value-type="float">
            <text:p>3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0T08:55:00" calcext:value-type="date">
            <text:p>2016-09-20 08:55:00</text:p>
          </table:table-cell>
          <table:table-cell table:style-name="ce1" office:value-type="float" office:value="3.01666666666666" calcext:value-type="float">
            <text:p>3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5T16:53:00" calcext:value-type="date">
            <text:p>2016-09-25 16:53:00</text:p>
          </table:table-cell>
          <table:table-cell table:style-name="ce1" office:value-type="float" office:value="3.01666666666666" calcext:value-type="float">
            <text:p>3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9T15:13:00" calcext:value-type="date">
            <text:p>2016-10-29 15:13:00</text:p>
          </table:table-cell>
          <table:table-cell table:style-name="ce1" office:value-type="float" office:value="3.01666666666666" calcext:value-type="float">
            <text:p>3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7T05:35:00" calcext:value-type="date">
            <text:p>2016-11-27 05:35:00</text:p>
          </table:table-cell>
          <table:table-cell table:style-name="ce1" office:value-type="float" office:value="3.01666666666666" calcext:value-type="float">
            <text:p>3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3T07:00:00" calcext:value-type="date">
            <text:p>2016-12-03 07:00:00</text:p>
          </table:table-cell>
          <table:table-cell table:style-name="ce1" office:value-type="float" office:value="3.01666666666666" calcext:value-type="float">
            <text:p>3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3T18:38:00" calcext:value-type="date">
            <text:p>2016-12-03 18:38:00</text:p>
          </table:table-cell>
          <table:table-cell table:style-name="ce1" office:value-type="float" office:value="3.01666666666666" calcext:value-type="float">
            <text:p>3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9T01:05:00" calcext:value-type="date">
            <text:p>2016-12-19 01:05:00</text:p>
          </table:table-cell>
          <table:table-cell table:style-name="ce1" office:value-type="float" office:value="3.01666666666666" calcext:value-type="float">
            <text:p>3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1T05:26:00" calcext:value-type="date">
            <text:p>2016-12-21 05:26:00</text:p>
          </table:table-cell>
          <table:table-cell table:style-name="ce1" office:value-type="float" office:value="3.01666666666666" calcext:value-type="float">
            <text:p>3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1T22:53:00" calcext:value-type="date">
            <text:p>2016-12-21 22:53:00</text:p>
          </table:table-cell>
          <table:table-cell table:style-name="ce1" office:value-type="float" office:value="3.01666666666666" calcext:value-type="float">
            <text:p>3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4T09:03:00" calcext:value-type="date">
            <text:p>2016-12-24 09:03:00</text:p>
          </table:table-cell>
          <table:table-cell table:style-name="ce1" office:value-type="float" office:value="3.01666666666666" calcext:value-type="float">
            <text:p>3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1T11:47:00" calcext:value-type="date">
            <text:p>2017-01-21 11:47:00</text:p>
          </table:table-cell>
          <table:table-cell table:style-name="ce1" office:value-type="float" office:value="3.01666666666666" calcext:value-type="float">
            <text:p>3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6T23:33:00" calcext:value-type="date">
            <text:p>2017-04-26 23:33:00</text:p>
          </table:table-cell>
          <table:table-cell table:style-name="ce1" office:value-type="float" office:value="3.01666666666666" calcext:value-type="float">
            <text:p>3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4T14:24:00" calcext:value-type="date">
            <text:p>2017-06-04 14:24:00</text:p>
          </table:table-cell>
          <table:table-cell table:style-name="ce1" office:value-type="float" office:value="3.01666666666666" calcext:value-type="float">
            <text:p>3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4T19:03:00" calcext:value-type="date">
            <text:p>2017-06-24 19:03:00</text:p>
          </table:table-cell>
          <table:table-cell table:style-name="ce1" office:value-type="float" office:value="3.01666666666666" calcext:value-type="float">
            <text:p>3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31T17:15:00" calcext:value-type="date">
            <text:p>2017-07-31 17:15:00</text:p>
          </table:table-cell>
          <table:table-cell table:style-name="ce1" office:value-type="float" office:value="3.01666666666666" calcext:value-type="float">
            <text:p>3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8T15:57:00" calcext:value-type="date">
            <text:p>2016-10-28 15:57:00</text:p>
          </table:table-cell>
          <table:table-cell table:style-name="ce1" office:value-type="float" office:value="3.03333333333333" calcext:value-type="float">
            <text:p>3.0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9T17:16:00" calcext:value-type="date">
            <text:p>2016-11-19 17:16:00</text:p>
          </table:table-cell>
          <table:table-cell table:style-name="ce1" office:value-type="float" office:value="3.03333333333333" calcext:value-type="float">
            <text:p>3.0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9T09:56:00" calcext:value-type="date">
            <text:p>2016-11-29 09:56:00</text:p>
          </table:table-cell>
          <table:table-cell table:style-name="ce1" office:value-type="float" office:value="3.03333333333333" calcext:value-type="float">
            <text:p>3.0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6T08:36:00" calcext:value-type="date">
            <text:p>2017-03-06 08:36:00</text:p>
          </table:table-cell>
          <table:table-cell table:style-name="ce1" office:value-type="float" office:value="3.03333333333333" calcext:value-type="float">
            <text:p>3.0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30T20:37:00" calcext:value-type="date">
            <text:p>2017-04-30 20:37:00</text:p>
          </table:table-cell>
          <table:table-cell table:style-name="ce1" office:value-type="float" office:value="3.03333333333333" calcext:value-type="float">
            <text:p>3.0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2T00:11:00" calcext:value-type="date">
            <text:p>2017-05-12 00:11:00</text:p>
          </table:table-cell>
          <table:table-cell table:style-name="ce1" office:value-type="float" office:value="3.03333333333333" calcext:value-type="float">
            <text:p>3.0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1T15:26:00" calcext:value-type="date">
            <text:p>2017-06-21 15:26:00</text:p>
          </table:table-cell>
          <table:table-cell table:style-name="ce1" office:value-type="float" office:value="3.03333333333333" calcext:value-type="float">
            <text:p>3.0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7T06:13:00" calcext:value-type="date">
            <text:p>2017-06-27 06:13:00</text:p>
          </table:table-cell>
          <table:table-cell table:style-name="ce1" office:value-type="float" office:value="3.03333333333333" calcext:value-type="float">
            <text:p>3.0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9T13:21:00" calcext:value-type="date">
            <text:p>2017-07-19 13:21:00</text:p>
          </table:table-cell>
          <table:table-cell table:style-name="ce1" office:value-type="float" office:value="3.03333333333333" calcext:value-type="float">
            <text:p>3.0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0T12:37:00" calcext:value-type="date">
            <text:p>2017-07-20 12:37:00</text:p>
          </table:table-cell>
          <table:table-cell table:style-name="ce1" office:value-type="float" office:value="3.03333333333333" calcext:value-type="float">
            <text:p>3.0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8T17:28:00" calcext:value-type="date">
            <text:p>2016-10-18 17:28:00</text:p>
          </table:table-cell>
          <table:table-cell table:style-name="ce1" office:value-type="float" office:value="3.05" calcext:value-type="float">
            <text:p>3.0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8T02:04:00" calcext:value-type="date">
            <text:p>2016-11-08 02:04:00</text:p>
          </table:table-cell>
          <table:table-cell table:style-name="ce1" office:value-type="float" office:value="3.05" calcext:value-type="float">
            <text:p>3.0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7T18:44:00" calcext:value-type="date">
            <text:p>2016-11-17 18:44:00</text:p>
          </table:table-cell>
          <table:table-cell table:style-name="ce1" office:value-type="float" office:value="3.05" calcext:value-type="float">
            <text:p>3.0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2T04:42:00" calcext:value-type="date">
            <text:p>2016-12-22 04:42:00</text:p>
          </table:table-cell>
          <table:table-cell table:style-name="ce1" office:value-type="float" office:value="3.05" calcext:value-type="float">
            <text:p>3.0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4T16:55:00" calcext:value-type="date">
            <text:p>2017-01-14 16:55:00</text:p>
          </table:table-cell>
          <table:table-cell table:style-name="ce1" office:value-type="float" office:value="3.05" calcext:value-type="float">
            <text:p>3.0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7T14:29:00" calcext:value-type="date">
            <text:p>2017-05-17 14:29:00</text:p>
          </table:table-cell>
          <table:table-cell table:style-name="ce1" office:value-type="float" office:value="3.05" calcext:value-type="float">
            <text:p>3.0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31T23:09:00" calcext:value-type="date">
            <text:p>2017-05-31 23:09:00</text:p>
          </table:table-cell>
          <table:table-cell table:style-name="ce1" office:value-type="float" office:value="3.05" calcext:value-type="float">
            <text:p>3.0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2T20:10:00" calcext:value-type="date">
            <text:p>2017-06-12 20:10:00</text:p>
          </table:table-cell>
          <table:table-cell table:style-name="ce1" office:value-type="float" office:value="3.05" calcext:value-type="float">
            <text:p>3.0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13T13:32:00" calcext:value-type="date">
            <text:p>2017-08-13 13:32:00</text:p>
          </table:table-cell>
          <table:table-cell table:style-name="ce1" office:value-type="float" office:value="3.05" calcext:value-type="float">
            <text:p>3.0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6T13:22:00" calcext:value-type="date">
            <text:p>2016-09-06 13:22:00</text:p>
          </table:table-cell>
          <table:table-cell table:style-name="ce1" office:value-type="float" office:value="3.06666666666666" calcext:value-type="float">
            <text:p>3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30T19:02:00" calcext:value-type="date">
            <text:p>2016-09-30 19:02:00</text:p>
          </table:table-cell>
          <table:table-cell table:style-name="ce1" office:value-type="float" office:value="3.06666666666666" calcext:value-type="float">
            <text:p>3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2T20:21:00" calcext:value-type="date">
            <text:p>2016-10-22 20:21:00</text:p>
          </table:table-cell>
          <table:table-cell table:style-name="ce1" office:value-type="float" office:value="3.06666666666666" calcext:value-type="float">
            <text:p>3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31T09:44:00" calcext:value-type="date">
            <text:p>2016-12-31 09:44:00</text:p>
          </table:table-cell>
          <table:table-cell table:style-name="ce1" office:value-type="float" office:value="3.06666666666666" calcext:value-type="float">
            <text:p>3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2T19:54:00" calcext:value-type="date">
            <text:p>2017-01-02 19:54:00</text:p>
          </table:table-cell>
          <table:table-cell table:style-name="ce1" office:value-type="float" office:value="3.06666666666666" calcext:value-type="float">
            <text:p>3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6T00:03:00" calcext:value-type="date">
            <text:p>2017-02-06 00:03:00</text:p>
          </table:table-cell>
          <table:table-cell table:style-name="ce1" office:value-type="float" office:value="3.06666666666666" calcext:value-type="float">
            <text:p>3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0T23:07:00" calcext:value-type="date">
            <text:p>2017-03-10 23:07:00</text:p>
          </table:table-cell>
          <table:table-cell table:style-name="ce1" office:value-type="float" office:value="3.06666666666666" calcext:value-type="float">
            <text:p>3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6T11:55:00" calcext:value-type="date">
            <text:p>2017-04-26 11:55:00</text:p>
          </table:table-cell>
          <table:table-cell table:style-name="ce1" office:value-type="float" office:value="3.06666666666666" calcext:value-type="float">
            <text:p>3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3T21:59:00" calcext:value-type="date">
            <text:p>2017-05-23 21:59:00</text:p>
          </table:table-cell>
          <table:table-cell table:style-name="ce1" office:value-type="float" office:value="3.06666666666666" calcext:value-type="float">
            <text:p>3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4T20:13:00" calcext:value-type="date">
            <text:p>2017-06-04 20:13:00</text:p>
          </table:table-cell>
          <table:table-cell table:style-name="ce1" office:value-type="float" office:value="3.06666666666666" calcext:value-type="float">
            <text:p>3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4T07:04:00" calcext:value-type="date">
            <text:p>2017-06-14 07:04:00</text:p>
          </table:table-cell>
          <table:table-cell table:style-name="ce1" office:value-type="float" office:value="3.06666666666666" calcext:value-type="float">
            <text:p>3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0T13:40:00" calcext:value-type="date">
            <text:p>2016-08-20 13:40:00</text:p>
          </table:table-cell>
          <table:table-cell table:style-name="ce1" office:value-type="float" office:value="3.08333333333333" calcext:value-type="float">
            <text:p>3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4T16:33:00" calcext:value-type="date">
            <text:p>2016-08-24 16:33:00</text:p>
          </table:table-cell>
          <table:table-cell table:style-name="ce1" office:value-type="float" office:value="3.08333333333333" calcext:value-type="float">
            <text:p>3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30T07:24:00" calcext:value-type="date">
            <text:p>2016-09-30 07:24:00</text:p>
          </table:table-cell>
          <table:table-cell table:style-name="ce1" office:value-type="float" office:value="3.08333333333333" calcext:value-type="float">
            <text:p>3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3T11:01:00" calcext:value-type="date">
            <text:p>2016-10-03 11:01:00</text:p>
          </table:table-cell>
          <table:table-cell table:style-name="ce1" office:value-type="float" office:value="3.08333333333333" calcext:value-type="float">
            <text:p>3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9T16:44:00" calcext:value-type="date">
            <text:p>2016-10-19 16:44:00</text:p>
          </table:table-cell>
          <table:table-cell table:style-name="ce1" office:value-type="float" office:value="3.08333333333333" calcext:value-type="float">
            <text:p>3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9T21:34:00" calcext:value-type="date">
            <text:p>2016-11-29 21:34:00</text:p>
          </table:table-cell>
          <table:table-cell table:style-name="ce1" office:value-type="float" office:value="3.08333333333333" calcext:value-type="float">
            <text:p>3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2T19:22:00" calcext:value-type="date">
            <text:p>2016-12-02 19:22:00</text:p>
          </table:table-cell>
          <table:table-cell table:style-name="ce1" office:value-type="float" office:value="3.08333333333333" calcext:value-type="float">
            <text:p>3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6T14:28:00" calcext:value-type="date">
            <text:p>2017-02-26 14:28:00</text:p>
          </table:table-cell>
          <table:table-cell table:style-name="ce1" office:value-type="float" office:value="3.08333333333333" calcext:value-type="float">
            <text:p>3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5T13:38:00" calcext:value-type="date">
            <text:p>2017-03-15 13:38:00</text:p>
          </table:table-cell>
          <table:table-cell table:style-name="ce1" office:value-type="float" office:value="3.08333333333333" calcext:value-type="float">
            <text:p>3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8T03:07:00" calcext:value-type="date">
            <text:p>2017-05-08 03:07:00</text:p>
          </table:table-cell>
          <table:table-cell table:style-name="ce1" office:value-type="float" office:value="3.08333333333333" calcext:value-type="float">
            <text:p>3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5T02:02:00" calcext:value-type="date">
            <text:p>2017-06-05 02:02:00</text:p>
          </table:table-cell>
          <table:table-cell table:style-name="ce1" office:value-type="float" office:value="3.08333333333333" calcext:value-type="float">
            <text:p>3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3T15:51:00" calcext:value-type="date">
            <text:p>2016-11-13 15:51:00</text:p>
          </table:table-cell>
          <table:table-cell table:style-name="ce1" office:value-type="float" office:value="3.1" calcext:value-type="float">
            <text:p>3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8T12:11:00" calcext:value-type="date">
            <text:p>2016-11-18 12:11:00</text:p>
          </table:table-cell>
          <table:table-cell table:style-name="ce1" office:value-type="float" office:value="3.1" calcext:value-type="float">
            <text:p>3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9T11:27:00" calcext:value-type="date">
            <text:p>2016-11-19 11:27:00</text:p>
          </table:table-cell>
          <table:table-cell table:style-name="ce1" office:value-type="float" office:value="3.1" calcext:value-type="float">
            <text:p>3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3T22:56:00" calcext:value-type="date">
            <text:p>2016-12-13 22:56:00</text:p>
          </table:table-cell>
          <table:table-cell table:style-name="ce1" office:value-type="float" office:value="3.1" calcext:value-type="float">
            <text:p>3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3T23:28:00" calcext:value-type="date">
            <text:p>2017-01-13 23:28:00</text:p>
          </table:table-cell>
          <table:table-cell table:style-name="ce1" office:value-type="float" office:value="3.1" calcext:value-type="float">
            <text:p>3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5T10:54:00" calcext:value-type="date">
            <text:p>2017-02-15 10:54:00</text:p>
          </table:table-cell>
          <table:table-cell table:style-name="ce1" office:value-type="float" office:value="3.1" calcext:value-type="float">
            <text:p>3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0T07:14:00" calcext:value-type="date">
            <text:p>2017-02-20 07:14:00</text:p>
          </table:table-cell>
          <table:table-cell table:style-name="ce1" office:value-type="float" office:value="3.1" calcext:value-type="float">
            <text:p>3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7T20:10:00" calcext:value-type="date">
            <text:p>2016-08-27 20:10:00</text:p>
          </table:table-cell>
          <table:table-cell table:style-name="ce1" office:value-type="float" office:value="3.11666666666666" calcext:value-type="float">
            <text:p>3.1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7T02:16:00" calcext:value-type="date">
            <text:p>2016-10-07 02:16:00</text:p>
          </table:table-cell>
          <table:table-cell table:style-name="ce1" office:value-type="float" office:value="3.11666666666666" calcext:value-type="float">
            <text:p>3.1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0T21:49:00" calcext:value-type="date">
            <text:p>2016-10-20 21:49:00</text:p>
          </table:table-cell>
          <table:table-cell table:style-name="ce1" office:value-type="float" office:value="3.11666666666666" calcext:value-type="float">
            <text:p>3.1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1T15:48:00" calcext:value-type="date">
            <text:p>2016-11-21 15:48:00</text:p>
          </table:table-cell>
          <table:table-cell table:style-name="ce1" office:value-type="float" office:value="3.11666666666666" calcext:value-type="float">
            <text:p>3.1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1T07:29:00" calcext:value-type="date">
            <text:p>2017-01-11 07:29:00</text:p>
          </table:table-cell>
          <table:table-cell table:style-name="ce1" office:value-type="float" office:value="3.11666666666666" calcext:value-type="float">
            <text:p>3.1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1T03:43:00" calcext:value-type="date">
            <text:p>2017-02-01 03:43:00</text:p>
          </table:table-cell>
          <table:table-cell table:style-name="ce1" office:value-type="float" office:value="3.11666666666666" calcext:value-type="float">
            <text:p>3.1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4T08:33:00" calcext:value-type="date">
            <text:p>2017-03-14 08:33:00</text:p>
          </table:table-cell>
          <table:table-cell table:style-name="ce1" office:value-type="float" office:value="3.11666666666666" calcext:value-type="float">
            <text:p>3.1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5T18:09:00" calcext:value-type="date">
            <text:p>2016-10-25 18:09:00</text:p>
          </table:table-cell>
          <table:table-cell table:style-name="ce1" office:value-type="float" office:value="3.13333333333333" calcext:value-type="float">
            <text:p>3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31T19:34:00" calcext:value-type="date">
            <text:p>2016-10-31 19:34:00</text:p>
          </table:table-cell>
          <table:table-cell table:style-name="ce1" office:value-type="float" office:value="3.13333333333333" calcext:value-type="float">
            <text:p>3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2T22:09:00" calcext:value-type="date">
            <text:p>2016-12-22 22:09:00</text:p>
          </table:table-cell>
          <table:table-cell table:style-name="ce1" office:value-type="float" office:value="3.13333333333333" calcext:value-type="float">
            <text:p>3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0T02:24:00" calcext:value-type="date">
            <text:p>2017-01-10 02:24:00</text:p>
          </table:table-cell>
          <table:table-cell table:style-name="ce1" office:value-type="float" office:value="3.13333333333333" calcext:value-type="float">
            <text:p>3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1T02:12:00" calcext:value-type="date">
            <text:p>2017-02-11 02:12:00</text:p>
          </table:table-cell>
          <table:table-cell table:style-name="ce1" office:value-type="float" office:value="3.13333333333333" calcext:value-type="float">
            <text:p>3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6T07:05:00" calcext:value-type="date">
            <text:p>2017-03-16 07:05:00</text:p>
          </table:table-cell>
          <table:table-cell table:style-name="ce1" office:value-type="float" office:value="3.13333333333333" calcext:value-type="float">
            <text:p>3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8T21:33:00" calcext:value-type="date">
            <text:p>2017-03-28 21:33:00</text:p>
          </table:table-cell>
          <table:table-cell table:style-name="ce1" office:value-type="float" office:value="3.13333333333333" calcext:value-type="float">
            <text:p>3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0T19:57:00" calcext:value-type="date">
            <text:p>2017-07-10 19:57:00</text:p>
          </table:table-cell>
          <table:table-cell table:style-name="ce1" office:value-type="float" office:value="3.13333333333333" calcext:value-type="float">
            <text:p>3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31T11:25:00" calcext:value-type="date">
            <text:p>2016-08-31 11:25:00</text:p>
          </table:table-cell>
          <table:table-cell table:style-name="ce1" office:value-type="float" office:value="3.15" calcext:value-type="float">
            <text:p>3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4T16:23:00" calcext:value-type="date">
            <text:p>2016-12-14 16:23:00</text:p>
          </table:table-cell>
          <table:table-cell table:style-name="ce1" office:value-type="float" office:value="3.15" calcext:value-type="float">
            <text:p>3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6T13:24:00" calcext:value-type="date">
            <text:p>2016-12-26 13:24:00</text:p>
          </table:table-cell>
          <table:table-cell table:style-name="ce1" office:value-type="float" office:value="3.15" calcext:value-type="float">
            <text:p>3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30T22:06:00" calcext:value-type="date">
            <text:p>2016-12-30 22:06:00</text:p>
          </table:table-cell>
          <table:table-cell table:style-name="ce1" office:value-type="float" office:value="3.15" calcext:value-type="float">
            <text:p>3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6T15:27:00" calcext:value-type="date">
            <text:p>2017-01-16 15:27:00</text:p>
          </table:table-cell>
          <table:table-cell table:style-name="ce1" office:value-type="float" office:value="3.15" calcext:value-type="float">
            <text:p>3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8T12:28:00" calcext:value-type="date">
            <text:p>2017-01-28 12:28:00</text:p>
          </table:table-cell>
          <table:table-cell table:style-name="ce1" office:value-type="float" office:value="3.15" calcext:value-type="float">
            <text:p>3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3T20:55:00" calcext:value-type="date">
            <text:p>2017-03-13 20:55:00</text:p>
          </table:table-cell>
          <table:table-cell table:style-name="ce1" office:value-type="float" office:value="3.15" calcext:value-type="float">
            <text:p>3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9T22:20:00" calcext:value-type="date">
            <text:p>2017-03-19 22:20:00</text:p>
          </table:table-cell>
          <table:table-cell table:style-name="ce1" office:value-type="float" office:value="3.15" calcext:value-type="float">
            <text:p>3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8T00:20:00" calcext:value-type="date">
            <text:p>2017-04-18 00:20:00</text:p>
          </table:table-cell>
          <table:table-cell table:style-name="ce1" office:value-type="float" office:value="3.15" calcext:value-type="float">
            <text:p>3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1T04:58:00" calcext:value-type="date">
            <text:p>2017-06-01 04:58:00</text:p>
          </table:table-cell>
          <table:table-cell table:style-name="ce1" office:value-type="float" office:value="3.15" calcext:value-type="float">
            <text:p>3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3T13:58:00" calcext:value-type="date">
            <text:p>2017-06-23 13:58:00</text:p>
          </table:table-cell>
          <table:table-cell table:style-name="ce1" office:value-type="float" office:value="3.15" calcext:value-type="float">
            <text:p>3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8T11:23:00" calcext:value-type="date">
            <text:p>2017-08-08 11:23:00</text:p>
          </table:table-cell>
          <table:table-cell table:style-name="ce1" office:value-type="float" office:value="3.15" calcext:value-type="float">
            <text:p>3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5T12:35:00" calcext:value-type="date">
            <text:p>2016-09-15 12:35:00</text:p>
          </table:table-cell>
          <table:table-cell table:style-name="ce1" office:value-type="float" office:value="3.16666666666666" calcext:value-type="float">
            <text:p>3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5T19:40:00" calcext:value-type="date">
            <text:p>2016-10-15 19:40:00</text:p>
          </table:table-cell>
          <table:table-cell table:style-name="ce1" office:value-type="float" office:value="3.16666666666666" calcext:value-type="float">
            <text:p>3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3T11:33:00" calcext:value-type="date">
            <text:p>2016-11-03 11:33:00</text:p>
          </table:table-cell>
          <table:table-cell table:style-name="ce1" office:value-type="float" office:value="3.16666666666666" calcext:value-type="float">
            <text:p>3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4T10:04:00" calcext:value-type="date">
            <text:p>2017-03-04 10:04:00</text:p>
          </table:table-cell>
          <table:table-cell table:style-name="ce1" office:value-type="float" office:value="3.16666666666666" calcext:value-type="float">
            <text:p>3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7T07:52:00" calcext:value-type="date">
            <text:p>2017-03-07 07:52:00</text:p>
          </table:table-cell>
          <table:table-cell table:style-name="ce1" office:value-type="float" office:value="3.16666666666666" calcext:value-type="float">
            <text:p>3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3T19:24:00" calcext:value-type="date">
            <text:p>2017-03-23 19:24:00</text:p>
          </table:table-cell>
          <table:table-cell table:style-name="ce1" office:value-type="float" office:value="3.16666666666666" calcext:value-type="float">
            <text:p>3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6T17:12:00" calcext:value-type="date">
            <text:p>2017-03-26 17:12:00</text:p>
          </table:table-cell>
          <table:table-cell table:style-name="ce1" office:value-type="float" office:value="3.16666666666666" calcext:value-type="float">
            <text:p>3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8T09:55:00" calcext:value-type="date">
            <text:p>2017-03-28 09:55:00</text:p>
          </table:table-cell>
          <table:table-cell table:style-name="ce1" office:value-type="float" office:value="3.16666666666666" calcext:value-type="float">
            <text:p>3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5T12:39:00" calcext:value-type="date">
            <text:p>2017-04-25 12:39:00</text:p>
          </table:table-cell>
          <table:table-cell table:style-name="ce1" office:value-type="float" office:value="3.16666666666666" calcext:value-type="float">
            <text:p>3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7T11:11:00" calcext:value-type="date">
            <text:p>2017-04-27 11:11:00</text:p>
          </table:table-cell>
          <table:table-cell table:style-name="ce1" office:value-type="float" office:value="3.16666666666666" calcext:value-type="float">
            <text:p>3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5T10:08:00" calcext:value-type="date">
            <text:p>2017-05-15 10:08:00</text:p>
          </table:table-cell>
          <table:table-cell table:style-name="ce1" office:value-type="float" office:value="3.16666666666666" calcext:value-type="float">
            <text:p>3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4T12:43:00" calcext:value-type="date">
            <text:p>2017-07-04 12:43:00</text:p>
          </table:table-cell>
          <table:table-cell table:style-name="ce1" office:value-type="float" office:value="3.16666666666666" calcext:value-type="float">
            <text:p>3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2T12:40:00" calcext:value-type="date">
            <text:p>2017-07-12 12:40:00</text:p>
          </table:table-cell>
          <table:table-cell table:style-name="ce1" office:value-type="float" office:value="3.16666666666666" calcext:value-type="float">
            <text:p>3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2T15:47:00" calcext:value-type="date">
            <text:p>2017-08-02 15:47:00</text:p>
          </table:table-cell>
          <table:table-cell table:style-name="ce1" office:value-type="float" office:value="3.16666666666666" calcext:value-type="float">
            <text:p>3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1T04:10:00" calcext:value-type="date">
            <text:p>2016-11-21 04:10:00</text:p>
          </table:table-cell>
          <table:table-cell table:style-name="ce1" office:value-type="float" office:value="3.18333333333333" calcext:value-type="float">
            <text:p>3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6T20:44:00" calcext:value-type="date">
            <text:p>2016-12-16 20:44:00</text:p>
          </table:table-cell>
          <table:table-cell table:style-name="ce1" office:value-type="float" office:value="3.18333333333333" calcext:value-type="float">
            <text:p>3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31T15:33:00" calcext:value-type="date">
            <text:p>2016-12-31 15:33:00</text:p>
          </table:table-cell>
          <table:table-cell table:style-name="ce1" office:value-type="float" office:value="3.18333333333333" calcext:value-type="float">
            <text:p>3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4T09:35:00" calcext:value-type="date">
            <text:p>2017-01-24 09:35:00</text:p>
          </table:table-cell>
          <table:table-cell table:style-name="ce1" office:value-type="float" office:value="3.18333333333333" calcext:value-type="float">
            <text:p>3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2T20:40:00" calcext:value-type="date">
            <text:p>2017-04-22 20:40:00</text:p>
          </table:table-cell>
          <table:table-cell table:style-name="ce1" office:value-type="float" office:value="3.18333333333333" calcext:value-type="float">
            <text:p>3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5T21:46:00" calcext:value-type="date">
            <text:p>2017-05-15 21:46:00</text:p>
          </table:table-cell>
          <table:table-cell table:style-name="ce1" office:value-type="float" office:value="3.18333333333333" calcext:value-type="float">
            <text:p>3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3T04:32:00" calcext:value-type="date">
            <text:p>2017-05-23 04:32:00</text:p>
          </table:table-cell>
          <table:table-cell table:style-name="ce1" office:value-type="float" office:value="3.18333333333333" calcext:value-type="float">
            <text:p>3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7T06:23:00" calcext:value-type="date">
            <text:p>2017-06-07 06:23:00</text:p>
          </table:table-cell>
          <table:table-cell table:style-name="ce1" office:value-type="float" office:value="3.18333333333333" calcext:value-type="float">
            <text:p>3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7T23:50:00" calcext:value-type="date">
            <text:p>2017-06-07 23:50:00</text:p>
          </table:table-cell>
          <table:table-cell table:style-name="ce1" office:value-type="float" office:value="3.18333333333333" calcext:value-type="float">
            <text:p>3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9T04:55:00" calcext:value-type="date">
            <text:p>2017-06-09 04:55:00</text:p>
          </table:table-cell>
          <table:table-cell table:style-name="ce1" office:value-type="float" office:value="3.18333333333333" calcext:value-type="float">
            <text:p>3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0T04:32:00" calcext:value-type="date">
            <text:p>2017-06-20 04:32:00</text:p>
          </table:table-cell>
          <table:table-cell table:style-name="ce1" office:value-type="float" office:value="3.18333333333333" calcext:value-type="float">
            <text:p>3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2T21:36:00" calcext:value-type="date">
            <text:p>2017-08-02 21:36:00</text:p>
          </table:table-cell>
          <table:table-cell table:style-name="ce1" office:value-type="float" office:value="3.18333333333333" calcext:value-type="float">
            <text:p>3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12T20:05:00" calcext:value-type="date">
            <text:p>2017-08-12 20:05:00</text:p>
          </table:table-cell>
          <table:table-cell table:style-name="ce1" office:value-type="float" office:value="3.18333333333333" calcext:value-type="float">
            <text:p>3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2T12:12:00" calcext:value-type="date">
            <text:p>2016-08-22 12:12:00</text:p>
          </table:table-cell>
          <table:table-cell table:style-name="ce1" office:value-type="float" office:value="3.2" calcext:value-type="float">
            <text:p>3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3T13:48:00" calcext:value-type="date">
            <text:p>2016-10-23 13:48:00</text:p>
          </table:table-cell>
          <table:table-cell table:style-name="ce1" office:value-type="float" office:value="3.2" calcext:value-type="float">
            <text:p>3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4T13:04:00" calcext:value-type="date">
            <text:p>2016-10-24 13:04:00</text:p>
          </table:table-cell>
          <table:table-cell table:style-name="ce1" office:value-type="float" office:value="3.2" calcext:value-type="float">
            <text:p>3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2T12:17:00" calcext:value-type="date">
            <text:p>2016-11-02 12:17:00</text:p>
          </table:table-cell>
          <table:table-cell table:style-name="ce1" office:value-type="float" office:value="3.2" calcext:value-type="float">
            <text:p>3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4T07:20:00" calcext:value-type="date">
            <text:p>2017-02-04 07:20:00</text:p>
          </table:table-cell>
          <table:table-cell table:style-name="ce1" office:value-type="float" office:value="3.2" calcext:value-type="float">
            <text:p>3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3T04:59:00" calcext:value-type="date">
            <text:p>2017-03-03 04:59:00</text:p>
          </table:table-cell>
          <table:table-cell table:style-name="ce1" office:value-type="float" office:value="3.2" calcext:value-type="float">
            <text:p>3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2T15:50:00" calcext:value-type="date">
            <text:p>2017-03-12 15:50:00</text:p>
          </table:table-cell>
          <table:table-cell table:style-name="ce1" office:value-type="float" office:value="3.2" calcext:value-type="float">
            <text:p>3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7T06:21:00" calcext:value-type="date">
            <text:p>2017-03-17 06:21:00</text:p>
          </table:table-cell>
          <table:table-cell table:style-name="ce1" office:value-type="float" office:value="3.2" calcext:value-type="float">
            <text:p>3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31T07:43:00" calcext:value-type="date">
            <text:p>2017-03-31 07:43:00</text:p>
          </table:table-cell>
          <table:table-cell table:style-name="ce1" office:value-type="float" office:value="3.2" calcext:value-type="float">
            <text:p>3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4T14:54:00" calcext:value-type="date">
            <text:p>2017-04-14 14:54:00</text:p>
          </table:table-cell>
          <table:table-cell table:style-name="ce1" office:value-type="float" office:value="3.2" calcext:value-type="float">
            <text:p>3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8T04:38:00" calcext:value-type="date">
            <text:p>2017-04-28 04:38:00</text:p>
          </table:table-cell>
          <table:table-cell table:style-name="ce1" office:value-type="float" office:value="3.2" calcext:value-type="float">
            <text:p>3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7T04:42:00" calcext:value-type="date">
            <text:p>2017-07-07 04:42:00</text:p>
          </table:table-cell>
          <table:table-cell table:style-name="ce1" office:value-type="float" office:value="3.2" calcext:value-type="float">
            <text:p>3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3T20:09:00" calcext:value-type="date">
            <text:p>2016-11-23 20:09:00</text:p>
          </table:table-cell>
          <table:table-cell table:style-name="ce1" office:value-type="float" office:value="3.21666666666666" calcext:value-type="float">
            <text:p>3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7T17:13:00" calcext:value-type="date">
            <text:p>2016-11-27 17:13:00</text:p>
          </table:table-cell>
          <table:table-cell table:style-name="ce1" office:value-type="float" office:value="3.21666666666666" calcext:value-type="float">
            <text:p>3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1T14:17:00" calcext:value-type="date">
            <text:p>2016-12-01 14:17:00</text:p>
          </table:table-cell>
          <table:table-cell table:style-name="ce1" office:value-type="float" office:value="3.21666666666666" calcext:value-type="float">
            <text:p>3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7T14:43:00" calcext:value-type="date">
            <text:p>2017-01-17 14:43:00</text:p>
          </table:table-cell>
          <table:table-cell table:style-name="ce1" office:value-type="float" office:value="3.21666666666666" calcext:value-type="float">
            <text:p>3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2T18:55:00" calcext:value-type="date">
            <text:p>2017-02-12 18:55:00</text:p>
          </table:table-cell>
          <table:table-cell table:style-name="ce1" office:value-type="float" office:value="3.21666666666666" calcext:value-type="float">
            <text:p>3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8T08:42:00" calcext:value-type="date">
            <text:p>2017-02-18 08:42:00</text:p>
          </table:table-cell>
          <table:table-cell table:style-name="ce1" office:value-type="float" office:value="3.21666666666666" calcext:value-type="float">
            <text:p>3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4T21:42:00" calcext:value-type="date">
            <text:p>2017-03-04 21:42:00</text:p>
          </table:table-cell>
          <table:table-cell table:style-name="ce1" office:value-type="float" office:value="3.21666666666666" calcext:value-type="float">
            <text:p>3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4T20:11:00" calcext:value-type="date">
            <text:p>2017-03-14 20:11:00</text:p>
          </table:table-cell>
          <table:table-cell table:style-name="ce1" office:value-type="float" office:value="3.21666666666666" calcext:value-type="float">
            <text:p>3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2T01:42:00" calcext:value-type="date">
            <text:p>2017-05-02 01:42:00</text:p>
          </table:table-cell>
          <table:table-cell table:style-name="ce1" office:value-type="float" office:value="3.21666666666666" calcext:value-type="float">
            <text:p>3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4T01:15:00" calcext:value-type="date">
            <text:p>2017-06-14 01:15:00</text:p>
          </table:table-cell>
          <table:table-cell table:style-name="ce1" office:value-type="float" office:value="3.21666666666666" calcext:value-type="float">
            <text:p>3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6T17:14:00" calcext:value-type="date">
            <text:p>2017-06-16 17:14:00</text:p>
          </table:table-cell>
          <table:table-cell table:style-name="ce1" office:value-type="float" office:value="3.21666666666666" calcext:value-type="float">
            <text:p>3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3T19:47:00" calcext:value-type="date">
            <text:p>2017-06-23 19:47:00</text:p>
          </table:table-cell>
          <table:table-cell table:style-name="ce1" office:value-type="float" office:value="3.21666666666666" calcext:value-type="float">
            <text:p>3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3T13:27:00" calcext:value-type="date">
            <text:p>2017-07-03 13:27:00</text:p>
          </table:table-cell>
          <table:table-cell table:style-name="ce1" office:value-type="float" office:value="3.21666666666666" calcext:value-type="float">
            <text:p>3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2T13:16:00" calcext:value-type="date">
            <text:p>2016-09-22 13:16:00</text:p>
          </table:table-cell>
          <table:table-cell table:style-name="ce1" office:value-type="float" office:value="3.23333333333333" calcext:value-type="float">
            <text:p>3.2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1T17:19:00" calcext:value-type="date">
            <text:p>2016-11-11 17:19:00</text:p>
          </table:table-cell>
          <table:table-cell table:style-name="ce1" office:value-type="float" office:value="3.23333333333333" calcext:value-type="float">
            <text:p>3.2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2T15:04:00" calcext:value-type="date">
            <text:p>2016-11-22 15:04:00</text:p>
          </table:table-cell>
          <table:table-cell table:style-name="ce1" office:value-type="float" office:value="3.23333333333333" calcext:value-type="float">
            <text:p>3.2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9T20:35:00" calcext:value-type="date">
            <text:p>2017-01-09 20:35:00</text:p>
          </table:table-cell>
          <table:table-cell table:style-name="ce1" office:value-type="float" office:value="3.23333333333333" calcext:value-type="float">
            <text:p>3.2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2T16:52:00" calcext:value-type="date">
            <text:p>2017-01-22 16:52:00</text:p>
          </table:table-cell>
          <table:table-cell table:style-name="ce1" office:value-type="float" office:value="3.23333333333333" calcext:value-type="float">
            <text:p>3.2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7T02:06:00" calcext:value-type="date">
            <text:p>2017-02-27 02:06:00</text:p>
          </table:table-cell>
          <table:table-cell table:style-name="ce1" office:value-type="float" office:value="3.23333333333333" calcext:value-type="float">
            <text:p>3.2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2T22:11:00" calcext:value-type="date">
            <text:p>2017-04-12 22:11:00</text:p>
          </table:table-cell>
          <table:table-cell table:style-name="ce1" office:value-type="float" office:value="3.23333333333333" calcext:value-type="float">
            <text:p>3.2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2T03:04:00" calcext:value-type="date">
            <text:p>2017-06-22 03:04:00</text:p>
          </table:table-cell>
          <table:table-cell table:style-name="ce1" office:value-type="float" office:value="3.23333333333333" calcext:value-type="float">
            <text:p>3.2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6T15:05:00" calcext:value-type="date">
            <text:p>2016-08-26 15:05:00</text:p>
          </table:table-cell>
          <table:table-cell table:style-name="ce1" office:value-type="float" office:value="3.25" calcext:value-type="float">
            <text:p>3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2T13:33:00" calcext:value-type="date">
            <text:p>2016-12-02 13:33:00</text:p>
          </table:table-cell>
          <table:table-cell table:style-name="ce1" office:value-type="float" office:value="3.25" calcext:value-type="float">
            <text:p>3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3T07:32:00" calcext:value-type="date">
            <text:p>2017-01-03 07:32:00</text:p>
          </table:table-cell>
          <table:table-cell table:style-name="ce1" office:value-type="float" office:value="3.25" calcext:value-type="float">
            <text:p>3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7T22:35:00" calcext:value-type="date">
            <text:p>2017-02-07 22:35:00</text:p>
          </table:table-cell>
          <table:table-cell table:style-name="ce1" office:value-type="float" office:value="3.25" calcext:value-type="float">
            <text:p>3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4T11:38:00" calcext:value-type="date">
            <text:p>2017-02-14 11:38:00</text:p>
          </table:table-cell>
          <table:table-cell table:style-name="ce1" office:value-type="float" office:value="3.25" calcext:value-type="float">
            <text:p>3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5T03:34:00" calcext:value-type="date">
            <text:p>2017-02-25 03:34:00</text:p>
          </table:table-cell>
          <table:table-cell table:style-name="ce1" office:value-type="float" office:value="3.25" calcext:value-type="float">
            <text:p>3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3T10:21:00" calcext:value-type="date">
            <text:p>2017-05-23 10:21:00</text:p>
          </table:table-cell>
          <table:table-cell table:style-name="ce1" office:value-type="float" office:value="3.25" calcext:value-type="float">
            <text:p>3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2T20:00:00" calcext:value-type="date">
            <text:p>2017-07-02 20:00:00</text:p>
          </table:table-cell>
          <table:table-cell table:style-name="ce1" office:value-type="float" office:value="3.25" calcext:value-type="float">
            <text:p>3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3T19:16:00" calcext:value-type="date">
            <text:p>2017-07-03 19:16:00</text:p>
          </table:table-cell>
          <table:table-cell table:style-name="ce1" office:value-type="float" office:value="3.25" calcext:value-type="float">
            <text:p>3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12T14:16:00" calcext:value-type="date">
            <text:p>2017-08-12 14:16:00</text:p>
          </table:table-cell>
          <table:table-cell table:style-name="ce1" office:value-type="float" office:value="3.25" calcext:value-type="float">
            <text:p>3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30T17:58:00" calcext:value-type="date">
            <text:p>2016-08-30 17:58:00</text:p>
          </table:table-cell>
          <table:table-cell table:style-name="ce1" office:value-type="float" office:value="3.26666666666666" calcext:value-type="float">
            <text:p>3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8T18:00:00" calcext:value-type="date">
            <text:p>2016-11-18 18:00:00</text:p>
          </table:table-cell>
          <table:table-cell table:style-name="ce1" office:value-type="float" office:value="3.26666666666666" calcext:value-type="float">
            <text:p>3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3T08:31:00" calcext:value-type="date">
            <text:p>2016-11-23 08:31:00</text:p>
          </table:table-cell>
          <table:table-cell table:style-name="ce1" office:value-type="float" office:value="3.26666666666666" calcext:value-type="float">
            <text:p>3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5T07:03:00" calcext:value-type="date">
            <text:p>2016-11-25 07:03:00</text:p>
          </table:table-cell>
          <table:table-cell table:style-name="ce1" office:value-type="float" office:value="3.26666666666666" calcext:value-type="float">
            <text:p>3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2T07:44:00" calcext:value-type="date">
            <text:p>2016-12-02 07:44:00</text:p>
          </table:table-cell>
          <table:table-cell table:style-name="ce1" office:value-type="float" office:value="3.26666666666666" calcext:value-type="float">
            <text:p>3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2T17:51:00" calcext:value-type="date">
            <text:p>2016-12-12 17:51:00</text:p>
          </table:table-cell>
          <table:table-cell table:style-name="ce1" office:value-type="float" office:value="3.26666666666666" calcext:value-type="float">
            <text:p>3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5T09:50:00" calcext:value-type="date">
            <text:p>2016-12-15 09:50:00</text:p>
          </table:table-cell>
          <table:table-cell table:style-name="ce1" office:value-type="float" office:value="3.26666666666666" calcext:value-type="float">
            <text:p>3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5T06:04:00" calcext:value-type="date">
            <text:p>2017-01-05 06:04:00</text:p>
          </table:table-cell>
          <table:table-cell table:style-name="ce1" office:value-type="float" office:value="3.26666666666666" calcext:value-type="float">
            <text:p>3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8T08:10:00" calcext:value-type="date">
            <text:p>2017-01-18 08:10:00</text:p>
          </table:table-cell>
          <table:table-cell table:style-name="ce1" office:value-type="float" office:value="3.26666666666666" calcext:value-type="float">
            <text:p>3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5T01:01:00" calcext:value-type="date">
            <text:p>2017-04-25 01:01:00</text:p>
          </table:table-cell>
          <table:table-cell table:style-name="ce1" office:value-type="float" office:value="3.26666666666666" calcext:value-type="float">
            <text:p>3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4T16:41:00" calcext:value-type="date">
            <text:p>2017-05-14 16:41:00</text:p>
          </table:table-cell>
          <table:table-cell table:style-name="ce1" office:value-type="float" office:value="3.26666666666666" calcext:value-type="float">
            <text:p>3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0T00:55:00" calcext:value-type="date">
            <text:p>2017-05-20 00:55:00</text:p>
          </table:table-cell>
          <table:table-cell table:style-name="ce1" office:value-type="float" office:value="3.26666666666666" calcext:value-type="float">
            <text:p>3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5T17:48:00" calcext:value-type="date">
            <text:p>2017-07-05 17:48:00</text:p>
          </table:table-cell>
          <table:table-cell table:style-name="ce1" office:value-type="float" office:value="3.26666666666666" calcext:value-type="float">
            <text:p>3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3T05:40:00" calcext:value-type="date">
            <text:p>2017-07-23 05:40:00</text:p>
          </table:table-cell>
          <table:table-cell table:style-name="ce1" office:value-type="float" office:value="3.26666666666666" calcext:value-type="float">
            <text:p>3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6T07:50:00" calcext:value-type="date">
            <text:p>2016-11-16 07:50:00</text:p>
          </table:table-cell>
          <table:table-cell table:style-name="ce1" office:value-type="float" office:value="3.28333333333333" calcext:value-type="float">
            <text:p>3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3T13:53:00" calcext:value-type="date">
            <text:p>2017-02-03 13:53:00</text:p>
          </table:table-cell>
          <table:table-cell table:style-name="ce1" office:value-type="float" office:value="3.28333333333333" calcext:value-type="float">
            <text:p>3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5T18:14:00" calcext:value-type="date">
            <text:p>2017-02-05 18:14:00</text:p>
          </table:table-cell>
          <table:table-cell table:style-name="ce1" office:value-type="float" office:value="3.28333333333333" calcext:value-type="float">
            <text:p>3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0T16:19:00" calcext:value-type="date">
            <text:p>2017-04-20 16:19:00</text:p>
          </table:table-cell>
          <table:table-cell table:style-name="ce1" office:value-type="float" office:value="3.28333333333333" calcext:value-type="float">
            <text:p>3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7T00:34:00" calcext:value-type="date">
            <text:p>2017-06-07 00:34:00</text:p>
          </table:table-cell>
          <table:table-cell table:style-name="ce1" office:value-type="float" office:value="3.28333333333333" calcext:value-type="float">
            <text:p>3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9T10:44:00" calcext:value-type="date">
            <text:p>2017-06-09 10:44:00</text:p>
          </table:table-cell>
          <table:table-cell table:style-name="ce1" office:value-type="float" office:value="3.28333333333333" calcext:value-type="float">
            <text:p>3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5T06:20:00" calcext:value-type="date">
            <text:p>2017-06-15 06:20:00</text:p>
          </table:table-cell>
          <table:table-cell table:style-name="ce1" office:value-type="float" office:value="3.28333333333333" calcext:value-type="float">
            <text:p>3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7T20:38:00" calcext:value-type="date">
            <text:p>2017-07-17 20:38:00</text:p>
          </table:table-cell>
          <table:table-cell table:style-name="ce1" office:value-type="float" office:value="3.28333333333333" calcext:value-type="float">
            <text:p>3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7T10:52:00" calcext:value-type="date">
            <text:p>2016-10-27 10:52:00</text:p>
          </table:table-cell>
          <table:table-cell table:style-name="ce1" office:value-type="float" office:value="3.3" calcext:value-type="float">
            <text:p>3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2T12:02:00" calcext:value-type="date">
            <text:p>2016-12-12 12:02:00</text:p>
          </table:table-cell>
          <table:table-cell table:style-name="ce1" office:value-type="float" office:value="3.3" calcext:value-type="float">
            <text:p>3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2T00:56:00" calcext:value-type="date">
            <text:p>2017-01-12 00:56:00</text:p>
          </table:table-cell>
          <table:table-cell table:style-name="ce1" office:value-type="float" office:value="3.3" calcext:value-type="float">
            <text:p>3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8T00:50:00" calcext:value-type="date">
            <text:p>2017-01-28 00:50:00</text:p>
          </table:table-cell>
          <table:table-cell table:style-name="ce1" office:value-type="float" office:value="3.3" calcext:value-type="float">
            <text:p>3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0T13:03:00" calcext:value-type="date">
            <text:p>2017-02-20 13:03:00</text:p>
          </table:table-cell>
          <table:table-cell table:style-name="ce1" office:value-type="float" office:value="3.3" calcext:value-type="float">
            <text:p>3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4T15:53:00" calcext:value-type="date">
            <text:p>2017-03-04 15:53:00</text:p>
          </table:table-cell>
          <table:table-cell table:style-name="ce1" office:value-type="float" office:value="3.3" calcext:value-type="float">
            <text:p>3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7T21:18:00" calcext:value-type="date">
            <text:p>2017-05-07 21:18:00</text:p>
          </table:table-cell>
          <table:table-cell table:style-name="ce1" office:value-type="float" office:value="3.3" calcext:value-type="float">
            <text:p>3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4T10:52:00" calcext:value-type="date">
            <text:p>2017-05-14 10:52:00</text:p>
          </table:table-cell>
          <table:table-cell table:style-name="ce1" office:value-type="float" office:value="3.3" calcext:value-type="float">
            <text:p>3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1T22:25:00" calcext:value-type="date">
            <text:p>2017-06-01 22:25:00</text:p>
          </table:table-cell>
          <table:table-cell table:style-name="ce1" office:value-type="float" office:value="3.3" calcext:value-type="float">
            <text:p>3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8T23:06:00" calcext:value-type="date">
            <text:p>2017-06-08 23:06:00</text:p>
          </table:table-cell>
          <table:table-cell table:style-name="ce1" office:value-type="float" office:value="3.3" calcext:value-type="float">
            <text:p>3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7T14:49:00" calcext:value-type="date">
            <text:p>2017-07-17 14:49:00</text:p>
          </table:table-cell>
          <table:table-cell table:style-name="ce1" office:value-type="float" office:value="3.3" calcext:value-type="float">
            <text:p>3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6T18:40:00" calcext:value-type="date">
            <text:p>2017-08-06 18:40:00</text:p>
          </table:table-cell>
          <table:table-cell table:style-name="ce1" office:value-type="float" office:value="3.3" calcext:value-type="float">
            <text:p>3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30T06:20:00" calcext:value-type="date">
            <text:p>2016-08-30 06:20:00</text:p>
          </table:table-cell>
          <table:table-cell table:style-name="ce1" office:value-type="float" office:value="3.31666666666666" calcext:value-type="float">
            <text:p>3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31T17:14:00" calcext:value-type="date">
            <text:p>2016-08-31 17:14:00</text:p>
          </table:table-cell>
          <table:table-cell table:style-name="ce1" office:value-type="float" office:value="3.31666666666666" calcext:value-type="float">
            <text:p>3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9T09:24:00" calcext:value-type="date">
            <text:p>2016-10-29 09:24:00</text:p>
          </table:table-cell>
          <table:table-cell table:style-name="ce1" office:value-type="float" office:value="3.31666666666666" calcext:value-type="float">
            <text:p>3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3T12:49:00" calcext:value-type="date">
            <text:p>2016-12-03 12:49:00</text:p>
          </table:table-cell>
          <table:table-cell table:style-name="ce1" office:value-type="float" office:value="3.31666666666666" calcext:value-type="float">
            <text:p>3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6T09:38:00" calcext:value-type="date">
            <text:p>2017-01-16 09:38:00</text:p>
          </table:table-cell>
          <table:table-cell table:style-name="ce1" office:value-type="float" office:value="3.31666666666666" calcext:value-type="float">
            <text:p>3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1T12:48:00" calcext:value-type="date">
            <text:p>2017-04-01 12:48:00</text:p>
          </table:table-cell>
          <table:table-cell table:style-name="ce1" office:value-type="float" office:value="3.31666666666666" calcext:value-type="float">
            <text:p>3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4T22:14:00" calcext:value-type="date">
            <text:p>2017-04-04 22:14:00</text:p>
          </table:table-cell>
          <table:table-cell table:style-name="ce1" office:value-type="float" office:value="3.31666666666666" calcext:value-type="float">
            <text:p>3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5T20:31:00" calcext:value-type="date">
            <text:p>2017-05-25 20:31:00</text:p>
          </table:table-cell>
          <table:table-cell table:style-name="ce1" office:value-type="float" office:value="3.31666666666666" calcext:value-type="float">
            <text:p>3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2T21:41:00" calcext:value-type="date">
            <text:p>2017-06-02 21:41:00</text:p>
          </table:table-cell>
          <table:table-cell table:style-name="ce1" office:value-type="float" office:value="3.31666666666666" calcext:value-type="float">
            <text:p>3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1T19:13:00" calcext:value-type="date">
            <text:p>2017-07-11 19:13:00</text:p>
          </table:table-cell>
          <table:table-cell table:style-name="ce1" office:value-type="float" office:value="3.31666666666666" calcext:value-type="float">
            <text:p>3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4T17:01:00" calcext:value-type="date">
            <text:p>2017-07-14 17:01:00</text:p>
          </table:table-cell>
          <table:table-cell table:style-name="ce1" office:value-type="float" office:value="3.31666666666666" calcext:value-type="float">
            <text:p>3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3T17:22:00" calcext:value-type="date">
            <text:p>2016-11-03 17:22:00</text:p>
          </table:table-cell>
          <table:table-cell table:style-name="ce1" office:value-type="float" office:value="3.33333333333333" calcext:value-type="float">
            <text:p>3.3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9T19:36:00" calcext:value-type="date">
            <text:p>2017-02-19 19:36:00</text:p>
          </table:table-cell>
          <table:table-cell table:style-name="ce1" office:value-type="float" office:value="3.33333333333333" calcext:value-type="float">
            <text:p>3.3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1T09:14:00" calcext:value-type="date">
            <text:p>2017-03-21 09:14:00</text:p>
          </table:table-cell>
          <table:table-cell table:style-name="ce1" office:value-type="float" office:value="3.33333333333333" calcext:value-type="float">
            <text:p>3.3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3T04:00:00" calcext:value-type="date">
            <text:p>2017-04-13 04:00:00</text:p>
          </table:table-cell>
          <table:table-cell table:style-name="ce1" office:value-type="float" office:value="3.33333333333333" calcext:value-type="float">
            <text:p>3.3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7T12:12:00" calcext:value-type="date">
            <text:p>2017-06-07 12:12:00</text:p>
          </table:table-cell>
          <table:table-cell table:style-name="ce1" office:value-type="float" office:value="3.33333333333333" calcext:value-type="float">
            <text:p>3.3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4T18:42:00" calcext:value-type="date">
            <text:p>2017-06-14 18:42:00</text:p>
          </table:table-cell>
          <table:table-cell table:style-name="ce1" office:value-type="float" office:value="3.33333333333333" calcext:value-type="float">
            <text:p>3.3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4T06:54:00" calcext:value-type="date">
            <text:p>2017-07-04 06:54:00</text:p>
          </table:table-cell>
          <table:table-cell table:style-name="ce1" office:value-type="float" office:value="3.33333333333333" calcext:value-type="float">
            <text:p>3.3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9T15:28:00" calcext:value-type="date">
            <text:p>2016-09-19 15:28:00</text:p>
          </table:table-cell>
          <table:table-cell table:style-name="ce1" office:value-type="float" office:value="3.35" calcext:value-type="float">
            <text:p>3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7T18:12:00" calcext:value-type="date">
            <text:p>2016-10-17 18:12:00</text:p>
          </table:table-cell>
          <table:table-cell table:style-name="ce1" office:value-type="float" office:value="3.35" calcext:value-type="float">
            <text:p>3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6T22:15:00" calcext:value-type="date">
            <text:p>2016-12-06 22:15:00</text:p>
          </table:table-cell>
          <table:table-cell table:style-name="ce1" office:value-type="float" office:value="3.35" calcext:value-type="float">
            <text:p>3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30T16:17:00" calcext:value-type="date">
            <text:p>2016-12-30 16:17:00</text:p>
          </table:table-cell>
          <table:table-cell table:style-name="ce1" office:value-type="float" office:value="3.35" calcext:value-type="float">
            <text:p>3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5T00:31:00" calcext:value-type="date">
            <text:p>2017-06-15 00:31:00</text:p>
          </table:table-cell>
          <table:table-cell table:style-name="ce1" office:value-type="float" office:value="3.35" calcext:value-type="float">
            <text:p>3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1T13:24:00" calcext:value-type="date">
            <text:p>2017-07-11 13:24:00</text:p>
          </table:table-cell>
          <table:table-cell table:style-name="ce1" office:value-type="float" office:value="3.35" calcext:value-type="float">
            <text:p>3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1T11:53:00" calcext:value-type="date">
            <text:p>2017-07-21 11:53:00</text:p>
          </table:table-cell>
          <table:table-cell table:style-name="ce1" office:value-type="float" office:value="3.35" calcext:value-type="float">
            <text:p>3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7T12:07:00" calcext:value-type="date">
            <text:p>2017-08-07 12:07:00</text:p>
          </table:table-cell>
          <table:table-cell table:style-name="ce1" office:value-type="float" office:value="3.35" calcext:value-type="float">
            <text:p>3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4T13:19:00" calcext:value-type="date">
            <text:p>2016-09-14 13:19:00</text:p>
          </table:table-cell>
          <table:table-cell table:style-name="ce1" office:value-type="float" office:value="3.36666666666666" calcext:value-type="float">
            <text:p>3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0T20:33:00" calcext:value-type="date">
            <text:p>2016-09-20 20:33:00</text:p>
          </table:table-cell>
          <table:table-cell table:style-name="ce1" office:value-type="float" office:value="3.36666666666666" calcext:value-type="float">
            <text:p>3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6T03:00:00" calcext:value-type="date">
            <text:p>2016-10-06 03:00:00</text:p>
          </table:table-cell>
          <table:table-cell table:style-name="ce1" office:value-type="float" office:value="3.36666666666666" calcext:value-type="float">
            <text:p>3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7T13:54:00" calcext:value-type="date">
            <text:p>2016-10-07 13:54:00</text:p>
          </table:table-cell>
          <table:table-cell table:style-name="ce1" office:value-type="float" office:value="3.36666666666666" calcext:value-type="float">
            <text:p>3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1T16:47:00" calcext:value-type="date">
            <text:p>2016-10-11 16:47:00</text:p>
          </table:table-cell>
          <table:table-cell table:style-name="ce1" office:value-type="float" office:value="3.36666666666666" calcext:value-type="float">
            <text:p>3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3T15:19:00" calcext:value-type="date">
            <text:p>2016-10-13 15:19:00</text:p>
          </table:table-cell>
          <table:table-cell table:style-name="ce1" office:value-type="float" office:value="3.36666666666666" calcext:value-type="float">
            <text:p>3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4T15:07:00" calcext:value-type="date">
            <text:p>2016-11-14 15:07:00</text:p>
          </table:table-cell>
          <table:table-cell table:style-name="ce1" office:value-type="float" office:value="3.36666666666666" calcext:value-type="float">
            <text:p>3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7T14:11:00" calcext:value-type="date">
            <text:p>2016-12-17 14:11:00</text:p>
          </table:table-cell>
          <table:table-cell table:style-name="ce1" office:value-type="float" office:value="3.36666666666666" calcext:value-type="float">
            <text:p>3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0T17:48:00" calcext:value-type="date">
            <text:p>2016-12-20 17:48:00</text:p>
          </table:table-cell>
          <table:table-cell table:style-name="ce1" office:value-type="float" office:value="3.36666666666666" calcext:value-type="float">
            <text:p>3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1T21:10:00" calcext:value-type="date">
            <text:p>2017-02-01 21:10:00</text:p>
          </table:table-cell>
          <table:table-cell table:style-name="ce1" office:value-type="float" office:value="3.36666666666666" calcext:value-type="float">
            <text:p>3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0T08:45:00" calcext:value-type="date">
            <text:p>2017-02-10 08:45:00</text:p>
          </table:table-cell>
          <table:table-cell table:style-name="ce1" office:value-type="float" office:value="3.36666666666666" calcext:value-type="float">
            <text:p>3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9T12:13:00" calcext:value-type="date">
            <text:p>2017-03-09 12:13:00</text:p>
          </table:table-cell>
          <table:table-cell table:style-name="ce1" office:value-type="float" office:value="3.36666666666666" calcext:value-type="float">
            <text:p>3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7T00:32:00" calcext:value-type="date">
            <text:p>2017-03-17 00:32:00</text:p>
          </table:table-cell>
          <table:table-cell table:style-name="ce1" office:value-type="float" office:value="3.36666666666666" calcext:value-type="float">
            <text:p>3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7T09:53:00" calcext:value-type="date">
            <text:p>2016-12-07 09:53:00</text:p>
          </table:table-cell>
          <table:table-cell table:style-name="ce1" office:value-type="float" office:value="3.38333333333333" calcext:value-type="float">
            <text:p>3.3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6T19:13:00" calcext:value-type="date">
            <text:p>2016-12-26 19:13:00</text:p>
          </table:table-cell>
          <table:table-cell table:style-name="ce1" office:value-type="float" office:value="3.38333333333333" calcext:value-type="float">
            <text:p>3.3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4T01:31:00" calcext:value-type="date">
            <text:p>2017-02-04 01:31:00</text:p>
          </table:table-cell>
          <table:table-cell table:style-name="ce1" office:value-type="float" office:value="3.38333333333333" calcext:value-type="float">
            <text:p>3.3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9T03:40:00" calcext:value-type="date">
            <text:p>2017-02-09 03:40:00</text:p>
          </table:table-cell>
          <table:table-cell table:style-name="ce1" office:value-type="float" office:value="3.38333333333333" calcext:value-type="float">
            <text:p>3.3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31T13:32:00" calcext:value-type="date">
            <text:p>2017-03-31 13:32:00</text:p>
          </table:table-cell>
          <table:table-cell table:style-name="ce1" office:value-type="float" office:value="3.38333333333333" calcext:value-type="float">
            <text:p>3.3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7T18:31:00" calcext:value-type="date">
            <text:p>2017-04-17 18:31:00</text:p>
          </table:table-cell>
          <table:table-cell table:style-name="ce1" office:value-type="float" office:value="3.38333333333333" calcext:value-type="float">
            <text:p>3.3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3T19:56:00" calcext:value-type="date">
            <text:p>2017-04-23 19:56:00</text:p>
          </table:table-cell>
          <table:table-cell table:style-name="ce1" office:value-type="float" office:value="3.38333333333333" calcext:value-type="float">
            <text:p>3.3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7T10:03:00" calcext:value-type="date">
            <text:p>2016-08-17 10:03:00</text:p>
          </table:table-cell>
          <table:table-cell table:style-name="ce1" office:value-type="float" office:value="3.4" calcext:value-type="float">
            <text:p>3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7T15:25:00" calcext:value-type="date">
            <text:p>2016-09-27 15:25:00</text:p>
          </table:table-cell>
          <table:table-cell table:style-name="ce1" office:value-type="float" office:value="3.4" calcext:value-type="float">
            <text:p>3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6T19:28:00" calcext:value-type="date">
            <text:p>2016-11-16 19:28:00</text:p>
          </table:table-cell>
          <table:table-cell table:style-name="ce1" office:value-type="float" office:value="3.4" calcext:value-type="float">
            <text:p>3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8T16:29:00" calcext:value-type="date">
            <text:p>2016-11-28 16:29:00</text:p>
          </table:table-cell>
          <table:table-cell table:style-name="ce1" office:value-type="float" office:value="3.4" calcext:value-type="float">
            <text:p>3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5T11:53:00" calcext:value-type="date">
            <text:p>2017-01-05 11:53:00</text:p>
          </table:table-cell>
          <table:table-cell table:style-name="ce1" office:value-type="float" office:value="3.4" calcext:value-type="float">
            <text:p>3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8T21:19:00" calcext:value-type="date">
            <text:p>2017-01-08 21:19:00</text:p>
          </table:table-cell>
          <table:table-cell table:style-name="ce1" office:value-type="float" office:value="3.4" calcext:value-type="float">
            <text:p>3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1T01:40:00" calcext:value-type="date">
            <text:p>2017-01-11 01:40:00</text:p>
          </table:table-cell>
          <table:table-cell table:style-name="ce1" office:value-type="float" office:value="3.4" calcext:value-type="float">
            <text:p>3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4T21:13:00" calcext:value-type="date">
            <text:p>2017-01-24 21:13:00</text:p>
          </table:table-cell>
          <table:table-cell table:style-name="ce1" office:value-type="float" office:value="3.4" calcext:value-type="float">
            <text:p>3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3T22:26:00" calcext:value-type="date">
            <text:p>2017-03-03 22:26:00</text:p>
          </table:table-cell>
          <table:table-cell table:style-name="ce1" office:value-type="float" office:value="3.4" calcext:value-type="float">
            <text:p>3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1T15:03:00" calcext:value-type="date">
            <text:p>2017-03-21 15:03:00</text:p>
          </table:table-cell>
          <table:table-cell table:style-name="ce1" office:value-type="float" office:value="3.4" calcext:value-type="float">
            <text:p>3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8T23:36:00" calcext:value-type="date">
            <text:p>2017-04-18 23:36:00</text:p>
          </table:table-cell>
          <table:table-cell table:style-name="ce1" office:value-type="float" office:value="3.4" calcext:value-type="float">
            <text:p>3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1T00:55:00" calcext:value-type="date">
            <text:p>2017-05-11 00:55:00</text:p>
          </table:table-cell>
          <table:table-cell table:style-name="ce1" office:value-type="float" office:value="3.4" calcext:value-type="float">
            <text:p>3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9T19:10:00" calcext:value-type="date">
            <text:p>2017-07-19 19:10:00</text:p>
          </table:table-cell>
          <table:table-cell table:style-name="ce1" office:value-type="float" office:value="3.4" calcext:value-type="float">
            <text:p>3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10T09:55:00" calcext:value-type="date">
            <text:p>2017-08-10 09:55:00</text:p>
          </table:table-cell>
          <table:table-cell table:style-name="ce1" office:value-type="float" office:value="3.4" calcext:value-type="float">
            <text:p>3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5T22:32:00" calcext:value-type="date">
            <text:p>2017-02-15 22:32:00</text:p>
          </table:table-cell>
          <table:table-cell table:style-name="ce1" office:value-type="float" office:value="3.41666666666666" calcext:value-type="float">
            <text:p>3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1T10:45:00" calcext:value-type="date">
            <text:p>2017-03-11 10:45:00</text:p>
          </table:table-cell>
          <table:table-cell table:style-name="ce1" office:value-type="float" office:value="3.41666666666666" calcext:value-type="float">
            <text:p>3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7T17:59:00" calcext:value-type="date">
            <text:p>2017-03-17 17:59:00</text:p>
          </table:table-cell>
          <table:table-cell table:style-name="ce1" office:value-type="float" office:value="3.41666666666666" calcext:value-type="float">
            <text:p>3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3T14:07:00" calcext:value-type="date">
            <text:p>2017-04-23 14:07:00</text:p>
          </table:table-cell>
          <table:table-cell table:style-name="ce1" office:value-type="float" office:value="3.41666666666666" calcext:value-type="float">
            <text:p>3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2T11:05:00" calcext:value-type="date">
            <text:p>2017-05-22 11:05:00</text:p>
          </table:table-cell>
          <table:table-cell table:style-name="ce1" office:value-type="float" office:value="3.41666666666666" calcext:value-type="float">
            <text:p>3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30T12:15:00" calcext:value-type="date">
            <text:p>2017-05-30 12:15:00</text:p>
          </table:table-cell>
          <table:table-cell table:style-name="ce1" office:value-type="float" office:value="3.41666666666666" calcext:value-type="float">
            <text:p>3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4T16:34:00" calcext:value-type="date">
            <text:p>2017-07-24 16:34:00</text:p>
          </table:table-cell>
          <table:table-cell table:style-name="ce1" office:value-type="float" office:value="3.41666666666666" calcext:value-type="float">
            <text:p>3.4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4T10:17:00" calcext:value-type="date">
            <text:p>2016-10-04 10:17:00</text:p>
          </table:table-cell>
          <table:table-cell table:style-name="ce1" office:value-type="float" office:value="3.43333333333333" calcext:value-type="float">
            <text:p>3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1T13:01:00" calcext:value-type="date">
            <text:p>2016-11-01 13:01:00</text:p>
          </table:table-cell>
          <table:table-cell table:style-name="ce1" office:value-type="float" office:value="3.43333333333333" calcext:value-type="float">
            <text:p>3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8T22:18:00" calcext:value-type="date">
            <text:p>2016-11-28 22:18:00</text:p>
          </table:table-cell>
          <table:table-cell table:style-name="ce1" office:value-type="float" office:value="3.43333333333333" calcext:value-type="float">
            <text:p>3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8T15:30:00" calcext:value-type="date">
            <text:p>2017-01-08 15:30:00</text:p>
          </table:table-cell>
          <table:table-cell table:style-name="ce1" office:value-type="float" office:value="3.43333333333333" calcext:value-type="float">
            <text:p>3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5T12:25:00" calcext:value-type="date">
            <text:p>2017-02-05 12:25:00</text:p>
          </table:table-cell>
          <table:table-cell table:style-name="ce1" office:value-type="float" office:value="3.43333333333333" calcext:value-type="float">
            <text:p>3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0T17:18:00" calcext:value-type="date">
            <text:p>2017-03-10 17:18:00</text:p>
          </table:table-cell>
          <table:table-cell table:style-name="ce1" office:value-type="float" office:value="3.43333333333333" calcext:value-type="float">
            <text:p>3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4T18:40:00" calcext:value-type="date">
            <text:p>2017-03-24 18:40:00</text:p>
          </table:table-cell>
          <table:table-cell table:style-name="ce1" office:value-type="float" office:value="3.43333333333333" calcext:value-type="float">
            <text:p>3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6T00:17:00" calcext:value-type="date">
            <text:p>2017-04-26 00:17:00</text:p>
          </table:table-cell>
          <table:table-cell table:style-name="ce1" office:value-type="float" office:value="3.43333333333333" calcext:value-type="float">
            <text:p>3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8T19:32:00" calcext:value-type="date">
            <text:p>2017-05-28 19:32:00</text:p>
          </table:table-cell>
          <table:table-cell table:style-name="ce1" office:value-type="float" office:value="3.43333333333333" calcext:value-type="float">
            <text:p>3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11T20:49:00" calcext:value-type="date">
            <text:p>2017-08-11 20:49:00</text:p>
          </table:table-cell>
          <table:table-cell table:style-name="ce1" office:value-type="float" office:value="3.43333333333333" calcext:value-type="float">
            <text:p>3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1T11:15:00" calcext:value-type="date">
            <text:p>2016-12-21 11:15:00</text:p>
          </table:table-cell>
          <table:table-cell table:style-name="ce1" office:value-type="float" office:value="3.45" calcext:value-type="float">
            <text:p>3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1T09:32:00" calcext:value-type="date">
            <text:p>2017-02-01 09:32:00</text:p>
          </table:table-cell>
          <table:table-cell table:style-name="ce1" office:value-type="float" office:value="3.45" calcext:value-type="float">
            <text:p>3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0T09:58:00" calcext:value-type="date">
            <text:p>2017-03-20 09:58:00</text:p>
          </table:table-cell>
          <table:table-cell table:style-name="ce1" office:value-type="float" office:value="3.45" calcext:value-type="float">
            <text:p>3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7T20:02:00" calcext:value-type="date">
            <text:p>2017-04-07 20:02:00</text:p>
          </table:table-cell>
          <table:table-cell table:style-name="ce1" office:value-type="float" office:value="3.45" calcext:value-type="float">
            <text:p>3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3T15:38:00" calcext:value-type="date">
            <text:p>2017-04-13 15:38:00</text:p>
          </table:table-cell>
          <table:table-cell table:style-name="ce1" office:value-type="float" office:value="3.45" calcext:value-type="float">
            <text:p>3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7T12:42:00" calcext:value-type="date">
            <text:p>2017-04-17 12:42:00</text:p>
          </table:table-cell>
          <table:table-cell table:style-name="ce1" office:value-type="float" office:value="3.45" calcext:value-type="float">
            <text:p>3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9T11:14:00" calcext:value-type="date">
            <text:p>2017-04-19 11:14:00</text:p>
          </table:table-cell>
          <table:table-cell table:style-name="ce1" office:value-type="float" office:value="3.45" calcext:value-type="float">
            <text:p>3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4T19:12:00" calcext:value-type="date">
            <text:p>2017-04-24 19:12:00</text:p>
          </table:table-cell>
          <table:table-cell table:style-name="ce1" office:value-type="float" office:value="3.45" calcext:value-type="float">
            <text:p>3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1T08:15:00" calcext:value-type="date">
            <text:p>2017-05-01 08:15:00</text:p>
          </table:table-cell>
          <table:table-cell table:style-name="ce1" office:value-type="float" office:value="3.45" calcext:value-type="float">
            <text:p>3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9T11:05:00" calcext:value-type="date">
            <text:p>2017-06-19 11:05:00</text:p>
          </table:table-cell>
          <table:table-cell table:style-name="ce1" office:value-type="float" office:value="3.45" calcext:value-type="float">
            <text:p>3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7T17:51:00" calcext:value-type="date">
            <text:p>2017-06-27 17:51:00</text:p>
          </table:table-cell>
          <table:table-cell table:style-name="ce1" office:value-type="float" office:value="3.45" calcext:value-type="float">
            <text:p>3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30T15:39:00" calcext:value-type="date">
            <text:p>2017-06-30 15:39:00</text:p>
          </table:table-cell>
          <table:table-cell table:style-name="ce1" office:value-type="float" office:value="3.45" calcext:value-type="float">
            <text:p>3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3T17:45:00" calcext:value-type="date">
            <text:p>2017-07-13 17:45:00</text:p>
          </table:table-cell>
          <table:table-cell table:style-name="ce1" office:value-type="float" office:value="3.45" calcext:value-type="float">
            <text:p>3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8T14:05:00" calcext:value-type="date">
            <text:p>2017-07-18 14:05:00</text:p>
          </table:table-cell>
          <table:table-cell table:style-name="ce1" office:value-type="float" office:value="3.45" calcext:value-type="float">
            <text:p>3.4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1T09:59:00" calcext:value-type="date">
            <text:p>2016-11-21 09:59:00</text:p>
          </table:table-cell>
          <table:table-cell table:style-name="ce1" office:value-type="float" office:value="3.46666666666666" calcext:value-type="float">
            <text:p>3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9T12:43:00" calcext:value-type="date">
            <text:p>2016-12-19 12:43:00</text:p>
          </table:table-cell>
          <table:table-cell table:style-name="ce1" office:value-type="float" office:value="3.46666666666666" calcext:value-type="float">
            <text:p>3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2T10:31:00" calcext:value-type="date">
            <text:p>2016-12-22 10:31:00</text:p>
          </table:table-cell>
          <table:table-cell table:style-name="ce1" office:value-type="float" office:value="3.46666666666666" calcext:value-type="float">
            <text:p>3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6T22:47:00" calcext:value-type="date">
            <text:p>2017-01-06 22:47:00</text:p>
          </table:table-cell>
          <table:table-cell table:style-name="ce1" office:value-type="float" office:value="3.46666666666666" calcext:value-type="float">
            <text:p>3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8T16:02:00" calcext:value-type="date">
            <text:p>2017-02-08 16:02:00</text:p>
          </table:table-cell>
          <table:table-cell table:style-name="ce1" office:value-type="float" office:value="3.46666666666666" calcext:value-type="float">
            <text:p>3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8T08:56:00" calcext:value-type="date">
            <text:p>2017-05-08 08:56:00</text:p>
          </table:table-cell>
          <table:table-cell table:style-name="ce1" office:value-type="float" office:value="3.46666666666666" calcext:value-type="float">
            <text:p>3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6T11:51:00" calcext:value-type="date">
            <text:p>2016-09-16 11:51:00</text:p>
          </table:table-cell>
          <table:table-cell table:style-name="ce1" office:value-type="float" office:value="3.48333333333333" calcext:value-type="float">
            <text:p>3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5T14:23:00" calcext:value-type="date">
            <text:p>2016-11-15 14:23:00</text:p>
          </table:table-cell>
          <table:table-cell table:style-name="ce1" office:value-type="float" office:value="3.48333333333333" calcext:value-type="float">
            <text:p>3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7T12:55:00" calcext:value-type="date">
            <text:p>2016-11-17 12:55:00</text:p>
          </table:table-cell>
          <table:table-cell table:style-name="ce1" office:value-type="float" office:value="3.48333333333333" calcext:value-type="float">
            <text:p>3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1T20:06:00" calcext:value-type="date">
            <text:p>2016-12-01 20:06:00</text:p>
          </table:table-cell>
          <table:table-cell table:style-name="ce1" office:value-type="float" office:value="3.48333333333333" calcext:value-type="float">
            <text:p>3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5T17:42:00" calcext:value-type="date">
            <text:p>2017-01-05 17:42:00</text:p>
          </table:table-cell>
          <table:table-cell table:style-name="ce1" office:value-type="float" office:value="3.48333333333333" calcext:value-type="float">
            <text:p>3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8T04:24:00" calcext:value-type="date">
            <text:p>2017-02-08 04:24:00</text:p>
          </table:table-cell>
          <table:table-cell table:style-name="ce1" office:value-type="float" office:value="3.48333333333333" calcext:value-type="float">
            <text:p>3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9T18:02:00" calcext:value-type="date">
            <text:p>2017-03-09 18:02:00</text:p>
          </table:table-cell>
          <table:table-cell table:style-name="ce1" office:value-type="float" office:value="3.48333333333333" calcext:value-type="float">
            <text:p>3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3T22:58:00" calcext:value-type="date">
            <text:p>2017-04-03 22:58:00</text:p>
          </table:table-cell>
          <table:table-cell table:style-name="ce1" office:value-type="float" office:value="3.48333333333333" calcext:value-type="float">
            <text:p>3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7T16:20:00" calcext:value-type="date">
            <text:p>2017-07-07 16:20:00</text:p>
          </table:table-cell>
          <table:table-cell table:style-name="ce1" office:value-type="float" office:value="3.48333333333333" calcext:value-type="float">
            <text:p>3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3T16:50:00" calcext:value-type="date">
            <text:p>2016-10-03 16:50:00</text:p>
          </table:table-cell>
          <table:table-cell table:style-name="ce1" office:value-type="float" office:value="3.5" calcext:value-type="float">
            <text:p>3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6T13:39:00" calcext:value-type="date">
            <text:p>2016-11-16 13:39:00</text:p>
          </table:table-cell>
          <table:table-cell table:style-name="ce1" office:value-type="float" office:value="3.5" calcext:value-type="float">
            <text:p>3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1T21:37:00" calcext:value-type="date">
            <text:p>2016-11-21 21:37:00</text:p>
          </table:table-cell>
          <table:table-cell table:style-name="ce1" office:value-type="float" office:value="3.5" calcext:value-type="float">
            <text:p>3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6T21:16:00" calcext:value-type="date">
            <text:p>2017-01-16 21:16:00</text:p>
          </table:table-cell>
          <table:table-cell table:style-name="ce1" office:value-type="float" office:value="3.5" calcext:value-type="float">
            <text:p>3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6T20:17:00" calcext:value-type="date">
            <text:p>2017-02-26 20:17:00</text:p>
          </table:table-cell>
          <table:table-cell table:style-name="ce1" office:value-type="float" office:value="3.5" calcext:value-type="float">
            <text:p>3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5T15:41:00" calcext:value-type="date">
            <text:p>2017-04-05 15:41:00</text:p>
          </table:table-cell>
          <table:table-cell table:style-name="ce1" office:value-type="float" office:value="3.5" calcext:value-type="float">
            <text:p>3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9T17:03:00" calcext:value-type="date">
            <text:p>2017-04-19 17:03:00</text:p>
          </table:table-cell>
          <table:table-cell table:style-name="ce1" office:value-type="float" office:value="3.5" calcext:value-type="float">
            <text:p>3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0T18:26:00" calcext:value-type="date">
            <text:p>2017-07-20 18:26:00</text:p>
          </table:table-cell>
          <table:table-cell table:style-name="ce1" office:value-type="float" office:value="3.5" calcext:value-type="float">
            <text:p>3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8T07:21:00" calcext:value-type="date">
            <text:p>2016-10-08 07:21:00</text:p>
          </table:table-cell>
          <table:table-cell table:style-name="ce1" office:value-type="float" office:value="3.51666666666666" calcext:value-type="float">
            <text:p>3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8T10:08:00" calcext:value-type="date">
            <text:p>2016-10-28 10:08:00</text:p>
          </table:table-cell>
          <table:table-cell table:style-name="ce1" office:value-type="float" office:value="3.51666666666666" calcext:value-type="float">
            <text:p>3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2T16:35:00" calcext:value-type="date">
            <text:p>2016-11-12 16:35:00</text:p>
          </table:table-cell>
          <table:table-cell table:style-name="ce1" office:value-type="float" office:value="3.51666666666666" calcext:value-type="float">
            <text:p>3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5T08:34:00" calcext:value-type="date">
            <text:p>2016-11-15 08:34:00</text:p>
          </table:table-cell>
          <table:table-cell table:style-name="ce1" office:value-type="float" office:value="3.51666666666666" calcext:value-type="float">
            <text:p>3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6T12:08:00" calcext:value-type="date">
            <text:p>2016-11-26 12:08:00</text:p>
          </table:table-cell>
          <table:table-cell table:style-name="ce1" office:value-type="float" office:value="3.51666666666666" calcext:value-type="float">
            <text:p>3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8T01:49:00" calcext:value-type="date">
            <text:p>2016-12-18 01:49:00</text:p>
          </table:table-cell>
          <table:table-cell table:style-name="ce1" office:value-type="float" office:value="3.51666666666666" calcext:value-type="float">
            <text:p>3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0T11:59:00" calcext:value-type="date">
            <text:p>2016-12-20 11:59:00</text:p>
          </table:table-cell>
          <table:table-cell table:style-name="ce1" office:value-type="float" office:value="3.51666666666666" calcext:value-type="float">
            <text:p>3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8T17:45:00" calcext:value-type="date">
            <text:p>2016-12-28 17:45:00</text:p>
          </table:table-cell>
          <table:table-cell table:style-name="ce1" office:value-type="float" office:value="3.51666666666666" calcext:value-type="float">
            <text:p>3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9T17:01:00" calcext:value-type="date">
            <text:p>2016-12-29 17:01:00</text:p>
          </table:table-cell>
          <table:table-cell table:style-name="ce1" office:value-type="float" office:value="3.51666666666666" calcext:value-type="float">
            <text:p>3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8T17:17:00" calcext:value-type="date">
            <text:p>2017-06-08 17:17:00</text:p>
          </table:table-cell>
          <table:table-cell table:style-name="ce1" office:value-type="float" office:value="3.51666666666666" calcext:value-type="float">
            <text:p>3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3T13:37:00" calcext:value-type="date">
            <text:p>2017-06-13 13:37:00</text:p>
          </table:table-cell>
          <table:table-cell table:style-name="ce1" office:value-type="float" office:value="3.51666666666666" calcext:value-type="float">
            <text:p>3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9T10:34:00" calcext:value-type="date">
            <text:p>2017-06-29 10:34:00</text:p>
          </table:table-cell>
          <table:table-cell table:style-name="ce1" office:value-type="float" office:value="3.51666666666666" calcext:value-type="float">
            <text:p>3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1T00:15:00" calcext:value-type="date">
            <text:p>2017-07-21 00:15:00</text:p>
          </table:table-cell>
          <table:table-cell table:style-name="ce1" office:value-type="float" office:value="3.51666666666666" calcext:value-type="float">
            <text:p>3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8T14:41:00" calcext:value-type="date">
            <text:p>2016-09-28 14:41:00</text:p>
          </table:table-cell>
          <table:table-cell table:style-name="ce1" office:value-type="float" office:value="3.53333333333333" calcext:value-type="float">
            <text:p>3.5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6T15:10:00" calcext:value-type="date">
            <text:p>2016-11-06 15:10:00</text:p>
          </table:table-cell>
          <table:table-cell table:style-name="ce1" office:value-type="float" office:value="3.53333333333333" calcext:value-type="float">
            <text:p>3.5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1T18:05:00" calcext:value-type="date">
            <text:p>2017-03-01 18:05:00</text:p>
          </table:table-cell>
          <table:table-cell table:style-name="ce1" office:value-type="float" office:value="3.53333333333333" calcext:value-type="float">
            <text:p>3.5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6T03:35:00" calcext:value-type="date">
            <text:p>2017-05-16 03:35:00</text:p>
          </table:table-cell>
          <table:table-cell table:style-name="ce1" office:value-type="float" office:value="3.53333333333333" calcext:value-type="float">
            <text:p>3.5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9T12:59:00" calcext:value-type="date">
            <text:p>2017-05-29 12:59:00</text:p>
          </table:table-cell>
          <table:table-cell table:style-name="ce1" office:value-type="float" office:value="3.53333333333333" calcext:value-type="float">
            <text:p>3.5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30T23:53:00" calcext:value-type="date">
            <text:p>2017-05-30 23:53:00</text:p>
          </table:table-cell>
          <table:table-cell table:style-name="ce1" office:value-type="float" office:value="3.53333333333333" calcext:value-type="float">
            <text:p>3.5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1T21:15:00" calcext:value-type="date">
            <text:p>2017-06-21 21:15:00</text:p>
          </table:table-cell>
          <table:table-cell table:style-name="ce1" office:value-type="float" office:value="3.53333333333333" calcext:value-type="float">
            <text:p>3.5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3T17:17:00" calcext:value-type="date">
            <text:p>2016-08-23 17:17:00</text:p>
          </table:table-cell>
          <table:table-cell table:style-name="ce1" office:value-type="float" office:value="3.55" calcext:value-type="float">
            <text:p>3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6T14:38:00" calcext:value-type="date">
            <text:p>2016-10-06 14:38:00</text:p>
          </table:table-cell>
          <table:table-cell table:style-name="ce1" office:value-type="float" office:value="3.55" calcext:value-type="float">
            <text:p>3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0T08:13:00" calcext:value-type="date">
            <text:p>2017-01-10 08:13:00</text:p>
          </table:table-cell>
          <table:table-cell table:style-name="ce1" office:value-type="float" office:value="3.55" calcext:value-type="float">
            <text:p>3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1T19:07:00" calcext:value-type="date">
            <text:p>2017-01-11 19:07:00</text:p>
          </table:table-cell>
          <table:table-cell table:style-name="ce1" office:value-type="float" office:value="3.55" calcext:value-type="float">
            <text:p>3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4" calcext:value-type="date">
            <text:p>2017-02-14 00:00:00</text:p>
          </table:table-cell>
          <table:table-cell table:style-name="ce1" office:value-type="float" office:value="3.55" calcext:value-type="float">
            <text:p>3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5T21:01:00" calcext:value-type="date">
            <text:p>2017-02-25 21:01:00</text:p>
          </table:table-cell>
          <table:table-cell table:style-name="ce1" office:value-type="float" office:value="3.55" calcext:value-type="float">
            <text:p>3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5T17:56:00" calcext:value-type="date">
            <text:p>2017-03-25 17:56:00</text:p>
          </table:table-cell>
          <table:table-cell table:style-name="ce1" office:value-type="float" office:value="3.55" calcext:value-type="float">
            <text:p>3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2T18:29:00" calcext:value-type="date">
            <text:p>2017-07-12 18:29:00</text:p>
          </table:table-cell>
          <table:table-cell table:style-name="ce1" office:value-type="float" office:value="3.55" calcext:value-type="float">
            <text:p>3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9T18:47:00" calcext:value-type="date">
            <text:p>2016-11-09 18:47:00</text:p>
          </table:table-cell>
          <table:table-cell table:style-name="ce1" office:value-type="float" office:value="3.56666666666666" calcext:value-type="float">
            <text:p>3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3T09:47:00" calcext:value-type="date">
            <text:p>2016-12-23 09:47:00</text:p>
          </table:table-cell>
          <table:table-cell table:style-name="ce1" office:value-type="float" office:value="3.56666666666666" calcext:value-type="float">
            <text:p>3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0T18:20:00" calcext:value-type="date">
            <text:p>2017-01-20 18:20:00</text:p>
          </table:table-cell>
          <table:table-cell table:style-name="ce1" office:value-type="float" office:value="3.56666666666666" calcext:value-type="float">
            <text:p>3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5T14:40:00" calcext:value-type="date">
            <text:p>2017-01-25 14:40:00</text:p>
          </table:table-cell>
          <table:table-cell table:style-name="ce1" office:value-type="float" office:value="3.56666666666666" calcext:value-type="float">
            <text:p>3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4T18:58:00" calcext:value-type="date">
            <text:p>2017-02-04 18:58:00</text:p>
          </table:table-cell>
          <table:table-cell table:style-name="ce1" office:value-type="float" office:value="3.56666666666666" calcext:value-type="float">
            <text:p>3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3T18:11:00" calcext:value-type="date">
            <text:p>2017-02-13 18:11:00</text:p>
          </table:table-cell>
          <table:table-cell table:style-name="ce1" office:value-type="float" office:value="3.56666666666666" calcext:value-type="float">
            <text:p>3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1T06:27:00" calcext:value-type="date">
            <text:p>2017-03-01 06:27:00</text:p>
          </table:table-cell>
          <table:table-cell table:style-name="ce1" office:value-type="float" office:value="3.56666666666666" calcext:value-type="float">
            <text:p>3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5T12:07:00" calcext:value-type="date">
            <text:p>2017-03-25 12:07:00</text:p>
          </table:table-cell>
          <table:table-cell table:style-name="ce1" office:value-type="float" office:value="3.56666666666666" calcext:value-type="float">
            <text:p>3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5T22:46:00" calcext:value-type="date">
            <text:p>2017-05-05 22:46:00</text:p>
          </table:table-cell>
          <table:table-cell table:style-name="ce1" office:value-type="float" office:value="3.56666666666666" calcext:value-type="float">
            <text:p>3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4T22:30:00" calcext:value-type="date">
            <text:p>2017-05-14 22:30:00</text:p>
          </table:table-cell>
          <table:table-cell table:style-name="ce1" office:value-type="float" office:value="3.56666666666666" calcext:value-type="float">
            <text:p>3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5T07:51:00" calcext:value-type="date">
            <text:p>2017-06-05 07:51:00</text:p>
          </table:table-cell>
          <table:table-cell table:style-name="ce1" office:value-type="float" office:value="3.56666666666666" calcext:value-type="float">
            <text:p>3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2T14:32:00" calcext:value-type="date">
            <text:p>2016-10-22 14:32:00</text:p>
          </table:table-cell>
          <table:table-cell table:style-name="ce1" office:value-type="float" office:value="3.58333333333333" calcext:value-type="float">
            <text:p>3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9T12:58:00" calcext:value-type="date">
            <text:p>2016-11-09 12:58:00</text:p>
          </table:table-cell>
          <table:table-cell table:style-name="ce1" office:value-type="float" office:value="3.58333333333333" calcext:value-type="float">
            <text:p>3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4T10:34:00" calcext:value-type="date">
            <text:p>2016-12-14 10:34:00</text:p>
          </table:table-cell>
          <table:table-cell table:style-name="ce1" office:value-type="float" office:value="3.58333333333333" calcext:value-type="float">
            <text:p>3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8T19:48:00" calcext:value-type="date">
            <text:p>2017-01-18 19:48:00</text:p>
          </table:table-cell>
          <table:table-cell table:style-name="ce1" office:value-type="float" office:value="3.58333333333333" calcext:value-type="float">
            <text:p>3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0T20:23:00" calcext:value-type="date">
            <text:p>2017-02-10 20:23:00</text:p>
          </table:table-cell>
          <table:table-cell table:style-name="ce1" office:value-type="float" office:value="3.58333333333333" calcext:value-type="float">
            <text:p>3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8T15:44:00" calcext:value-type="date">
            <text:p>2017-03-28 15:44:00</text:p>
          </table:table-cell>
          <table:table-cell table:style-name="ce1" office:value-type="float" office:value="3.58333333333333" calcext:value-type="float">
            <text:p>3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0T13:17:00" calcext:value-type="date">
            <text:p>2017-05-10 13:17:00</text:p>
          </table:table-cell>
          <table:table-cell table:style-name="ce1" office:value-type="float" office:value="3.58333333333333" calcext:value-type="float">
            <text:p>3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2T20:31:00" calcext:value-type="date">
            <text:p>2017-06-22 20:31:00</text:p>
          </table:table-cell>
          <table:table-cell table:style-name="ce1" office:value-type="float" office:value="3.58333333333333" calcext:value-type="float">
            <text:p>3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6T13:07:00" calcext:value-type="date">
            <text:p>2016-10-16 13:07:00</text:p>
          </table:table-cell>
          <table:table-cell table:style-name="ce1" office:value-type="float" office:value="3.6" calcext:value-type="float">
            <text:p>3.6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0T18:52:00" calcext:value-type="date">
            <text:p>2017-02-20 18:52:00</text:p>
          </table:table-cell>
          <table:table-cell table:style-name="ce1" office:value-type="float" office:value="3.6" calcext:value-type="float">
            <text:p>3.6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4T04:18:00" calcext:value-type="date">
            <text:p>2017-02-24 04:18:00</text:p>
          </table:table-cell>
          <table:table-cell table:style-name="ce1" office:value-type="float" office:value="3.6" calcext:value-type="float">
            <text:p>3.6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4T15:56:00" calcext:value-type="date">
            <text:p>2017-02-24 15:56:00</text:p>
          </table:table-cell>
          <table:table-cell table:style-name="ce1" office:value-type="float" office:value="3.6" calcext:value-type="float">
            <text:p>3.6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6T14:57:00" calcext:value-type="date">
            <text:p>2017-04-06 14:57:00</text:p>
          </table:table-cell>
          <table:table-cell table:style-name="ce1" office:value-type="float" office:value="3.6" calcext:value-type="float">
            <text:p>3.6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0T17:50:00" calcext:value-type="date">
            <text:p>2017-04-10 17:50:00</text:p>
          </table:table-cell>
          <table:table-cell table:style-name="ce1" office:value-type="float" office:value="3.6" calcext:value-type="float">
            <text:p>3.6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0T16:00:00" calcext:value-type="date">
            <text:p>2016-10-20 16:00:00</text:p>
          </table:table-cell>
          <table:table-cell table:style-name="ce1" office:value-type="float" office:value="3.61666666666666" calcext:value-type="float">
            <text:p>3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4T16:38:00" calcext:value-type="date">
            <text:p>2016-11-04 16:38:00</text:p>
          </table:table-cell>
          <table:table-cell table:style-name="ce1" office:value-type="float" office:value="3.61666666666666" calcext:value-type="float">
            <text:p>3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5T20:12:00" calcext:value-type="date">
            <text:p>2016-11-15 20:12:00</text:p>
          </table:table-cell>
          <table:table-cell table:style-name="ce1" office:value-type="float" office:value="3.61666666666666" calcext:value-type="float">
            <text:p>3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7T01:17:00" calcext:value-type="date">
            <text:p>2016-11-17 01:17:00</text:p>
          </table:table-cell>
          <table:table-cell table:style-name="ce1" office:value-type="float" office:value="3.61666666666666" calcext:value-type="float">
            <text:p>3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8T14:31:00" calcext:value-type="date">
            <text:p>2017-02-18 14:31:00</text:p>
          </table:table-cell>
          <table:table-cell table:style-name="ce1" office:value-type="float" office:value="3.61666666666666" calcext:value-type="float">
            <text:p>3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5T12:09:00" calcext:value-type="date">
            <text:p>2017-06-15 12:09:00</text:p>
          </table:table-cell>
          <table:table-cell table:style-name="ce1" office:value-type="float" office:value="3.61666666666666" calcext:value-type="float">
            <text:p>3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2T08:53:00" calcext:value-type="date">
            <text:p>2017-06-22 08:53:00</text:p>
          </table:table-cell>
          <table:table-cell table:style-name="ce1" office:value-type="float" office:value="3.61666666666666" calcext:value-type="float">
            <text:p>3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7T15:52:00" calcext:value-type="date">
            <text:p>2016-08-17 15:52:00</text:p>
          </table:table-cell>
          <table:table-cell table:style-name="ce1" office:value-type="float" office:value="3.63333333333333" calcext:value-type="float">
            <text:p>3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6T17:25:00" calcext:value-type="date">
            <text:p>2016-10-26 17:25:00</text:p>
          </table:table-cell>
          <table:table-cell table:style-name="ce1" office:value-type="float" office:value="3.63333333333333" calcext:value-type="float">
            <text:p>3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0T12:14:00" calcext:value-type="date">
            <text:p>2016-11-10 12:14:00</text:p>
          </table:table-cell>
          <table:table-cell table:style-name="ce1" office:value-type="float" office:value="3.63333333333333" calcext:value-type="float">
            <text:p>3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7T12:40:00" calcext:value-type="date">
            <text:p>2016-12-27 12:40:00</text:p>
          </table:table-cell>
          <table:table-cell table:style-name="ce1" office:value-type="float" office:value="3.63333333333333" calcext:value-type="float">
            <text:p>3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9T22:50:00" calcext:value-type="date">
            <text:p>2016-12-29 22:50:00</text:p>
          </table:table-cell>
          <table:table-cell table:style-name="ce1" office:value-type="float" office:value="3.63333333333333" calcext:value-type="float">
            <text:p>3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8T18:49:00" calcext:value-type="date">
            <text:p>2017-02-28 18:49:00</text:p>
          </table:table-cell>
          <table:table-cell table:style-name="ce1" office:value-type="float" office:value="3.63333333333333" calcext:value-type="float">
            <text:p>3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5T15:09:00" calcext:value-type="date">
            <text:p>2017-03-05 15:09:00</text:p>
          </table:table-cell>
          <table:table-cell table:style-name="ce1" office:value-type="float" office:value="3.63333333333333" calcext:value-type="float">
            <text:p>3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2T08:30:00" calcext:value-type="date">
            <text:p>2017-03-22 08:30:00</text:p>
          </table:table-cell>
          <table:table-cell table:style-name="ce1" office:value-type="float" office:value="3.63333333333333" calcext:value-type="float">
            <text:p>3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8T22:05:00" calcext:value-type="date">
            <text:p>2017-04-28 22:05:00</text:p>
          </table:table-cell>
          <table:table-cell table:style-name="ce1" office:value-type="float" office:value="3.63333333333333" calcext:value-type="float">
            <text:p>3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0T10:21:00" calcext:value-type="date">
            <text:p>2017-06-20 10:21:00</text:p>
          </table:table-cell>
          <table:table-cell table:style-name="ce1" office:value-type="float" office:value="3.63333333333333" calcext:value-type="float">
            <text:p>3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2T19:05:00" calcext:value-type="date">
            <text:p>2016-09-22 19:05:00</text:p>
          </table:table-cell>
          <table:table-cell table:style-name="ce1" office:value-type="float" office:value="3.65" calcext:value-type="float">
            <text:p>3.6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3T21:25:00" calcext:value-type="date">
            <text:p>2016-12-23 21:25:00</text:p>
          </table:table-cell>
          <table:table-cell table:style-name="ce1" office:value-type="float" office:value="3.65" calcext:value-type="float">
            <text:p>3.6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3T06:01:00" calcext:value-type="date">
            <text:p>2017-01-13 06:01:00</text:p>
          </table:table-cell>
          <table:table-cell table:style-name="ce1" office:value-type="float" office:value="3.65" calcext:value-type="float">
            <text:p>3.6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8T02:21:00" calcext:value-type="date">
            <text:p>2017-01-18 02:21:00</text:p>
          </table:table-cell>
          <table:table-cell table:style-name="ce1" office:value-type="float" office:value="3.65" calcext:value-type="float">
            <text:p>3.6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7T19:01:00" calcext:value-type="date">
            <text:p>2017-01-27 19:01:00</text:p>
          </table:table-cell>
          <table:table-cell table:style-name="ce1" office:value-type="float" office:value="3.65" calcext:value-type="float">
            <text:p>3.6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1T00:41:00" calcext:value-type="date">
            <text:p>2017-02-21 00:41:00</text:p>
          </table:table-cell>
          <table:table-cell table:style-name="ce1" office:value-type="float" office:value="3.65" calcext:value-type="float">
            <text:p>3.6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3T13:35:00" calcext:value-type="date">
            <text:p>2017-03-23 13:35:00</text:p>
          </table:table-cell>
          <table:table-cell table:style-name="ce1" office:value-type="float" office:value="3.65" calcext:value-type="float">
            <text:p>3.6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0T14:08:00" calcext:value-type="date">
            <text:p>2017-07-10 14:08:00</text:p>
          </table:table-cell>
          <table:table-cell table:style-name="ce1" office:value-type="float" office:value="3.65" calcext:value-type="float">
            <text:p>3.6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8T13:38:00" calcext:value-type="date">
            <text:p>2017-07-28 13:38:00</text:p>
          </table:table-cell>
          <table:table-cell table:style-name="ce1" office:value-type="float" office:value="3.65" calcext:value-type="float">
            <text:p>3.6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4T21:55:00" calcext:value-type="date">
            <text:p>2016-10-04 21:55:00</text:p>
          </table:table-cell>
          <table:table-cell table:style-name="ce1" office:value-type="float" office:value="3.66666666666666" calcext:value-type="float">
            <text:p>3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5T15:22:00" calcext:value-type="date">
            <text:p>2016-10-05 15:22:00</text:p>
          </table:table-cell>
          <table:table-cell table:style-name="ce1" office:value-type="float" office:value="3.66666666666666" calcext:value-type="float">
            <text:p>3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4T12:37:00" calcext:value-type="date">
            <text:p>2017-01-04 12:37:00</text:p>
          </table:table-cell>
          <table:table-cell table:style-name="ce1" office:value-type="float" office:value="3.66666666666666" calcext:value-type="float">
            <text:p>3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8T02:53:00" calcext:value-type="date">
            <text:p>2017-02-18 02:53:00</text:p>
          </table:table-cell>
          <table:table-cell table:style-name="ce1" office:value-type="float" office:value="3.66666666666666" calcext:value-type="float">
            <text:p>3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2T11:49:00" calcext:value-type="date">
            <text:p>2017-05-12 11:49:00</text:p>
          </table:table-cell>
          <table:table-cell table:style-name="ce1" office:value-type="float" office:value="3.66666666666666" calcext:value-type="float">
            <text:p>3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8T02:07:00" calcext:value-type="date">
            <text:p>2017-05-18 02:07:00</text:p>
          </table:table-cell>
          <table:table-cell table:style-name="ce1" office:value-type="float" office:value="3.66666666666666" calcext:value-type="float">
            <text:p>3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5T17:58:00" calcext:value-type="date">
            <text:p>2017-06-15 17:58:00</text:p>
          </table:table-cell>
          <table:table-cell table:style-name="ce1" office:value-type="float" office:value="3.66666666666666" calcext:value-type="float">
            <text:p>3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8T14:58:00" calcext:value-type="date">
            <text:p>2016-12-08 14:58:00</text:p>
          </table:table-cell>
          <table:table-cell table:style-name="ce1" office:value-type="float" office:value="3.68333333333333" calcext:value-type="float">
            <text:p>3.6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31T10:16:00" calcext:value-type="date">
            <text:p>2017-01-31 10:16:00</text:p>
          </table:table-cell>
          <table:table-cell table:style-name="ce1" office:value-type="float" office:value="3.68333333333333" calcext:value-type="float">
            <text:p>3.6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8T01:19:00" calcext:value-type="date">
            <text:p>2017-03-08 01:19:00</text:p>
          </table:table-cell>
          <table:table-cell table:style-name="ce1" office:value-type="float" office:value="3.68333333333333" calcext:value-type="float">
            <text:p>3.6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4T12:51:00" calcext:value-type="date">
            <text:p>2017-03-24 12:51:00</text:p>
          </table:table-cell>
          <table:table-cell table:style-name="ce1" office:value-type="float" office:value="3.68333333333333" calcext:value-type="float">
            <text:p>3.6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6T09:24:00" calcext:value-type="date">
            <text:p>2017-05-16 09:24:00</text:p>
          </table:table-cell>
          <table:table-cell table:style-name="ce1" office:value-type="float" office:value="3.68333333333333" calcext:value-type="float">
            <text:p>3.6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14T14:35:00" calcext:value-type="date">
            <text:p>2016-10-14 14:35:00</text:p>
          </table:table-cell>
          <table:table-cell table:style-name="ce1" office:value-type="float" office:value="3.7" calcext:value-type="float">
            <text:p>3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6T05:20:00" calcext:value-type="date">
            <text:p>2017-01-06 05:20:00</text:p>
          </table:table-cell>
          <table:table-cell table:style-name="ce1" office:value-type="float" office:value="3.7" calcext:value-type="float">
            <text:p>3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8T18:17:00" calcext:value-type="date">
            <text:p>2017-01-28 18:17:00</text:p>
          </table:table-cell>
          <table:table-cell table:style-name="ce1" office:value-type="float" office:value="3.71666666666666" calcext:value-type="float">
            <text:p>3.7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9T17:33:00" calcext:value-type="date">
            <text:p>2017-01-29 17:33:00</text:p>
          </table:table-cell>
          <table:table-cell table:style-name="ce1" office:value-type="float" office:value="3.71666666666666" calcext:value-type="float">
            <text:p>3.7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0T15:47:00" calcext:value-type="date">
            <text:p>2017-03-20 15:47:00</text:p>
          </table:table-cell>
          <table:table-cell table:style-name="ce1" office:value-type="float" office:value="3.71666666666666" calcext:value-type="float">
            <text:p>3.7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0T12:01:00" calcext:value-type="date">
            <text:p>2017-04-10 12:01:00</text:p>
          </table:table-cell>
          <table:table-cell table:style-name="ce1" office:value-type="float" office:value="3.71666666666666" calcext:value-type="float">
            <text:p>3.7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1T14:00:00" calcext:value-type="date">
            <text:p>2016-09-21 14:00:00</text:p>
          </table:table-cell>
          <table:table-cell table:style-name="ce1" office:value-type="float" office:value="3.73333333333333" calcext:value-type="float">
            <text:p>3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5T12:20:00" calcext:value-type="date">
            <text:p>2016-10-25 12:20:00</text:p>
          </table:table-cell>
          <table:table-cell table:style-name="ce1" office:value-type="float" office:value="3.73333333333333" calcext:value-type="float">
            <text:p>3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2T18:06:00" calcext:value-type="date">
            <text:p>2016-11-02 18:06:00</text:p>
          </table:table-cell>
          <table:table-cell table:style-name="ce1" office:value-type="float" office:value="3.73333333333333" calcext:value-type="float">
            <text:p>3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3T16:08:00" calcext:value-type="date">
            <text:p>2017-01-23 16:08:00</text:p>
          </table:table-cell>
          <table:table-cell table:style-name="ce1" office:value-type="float" office:value="3.73333333333333" calcext:value-type="float">
            <text:p>3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3T19:42:00" calcext:value-type="date">
            <text:p>2017-02-03 19:42:00</text:p>
          </table:table-cell>
          <table:table-cell table:style-name="ce1" office:value-type="float" office:value="3.73333333333333" calcext:value-type="float">
            <text:p>3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7T21:04:00" calcext:value-type="date">
            <text:p>2017-02-17 21:04:00</text:p>
          </table:table-cell>
          <table:table-cell table:style-name="ce1" office:value-type="float" office:value="3.73333333333333" calcext:value-type="float">
            <text:p>3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30T20:05:00" calcext:value-type="date">
            <text:p>2017-03-30 20:05:00</text:p>
          </table:table-cell>
          <table:table-cell table:style-name="ce1" office:value-type="float" office:value="3.73333333333333" calcext:value-type="float">
            <text:p>3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5T21:30:00" calcext:value-type="date">
            <text:p>2017-04-05 21:30:00</text:p>
          </table:table-cell>
          <table:table-cell table:style-name="ce1" office:value-type="float" office:value="3.73333333333333" calcext:value-type="float">
            <text:p>3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7T20:18:00" calcext:value-type="date">
            <text:p>2017-05-17 20:18:00</text:p>
          </table:table-cell>
          <table:table-cell table:style-name="ce1" office:value-type="float" office:value="3.73333333333333" calcext:value-type="float">
            <text:p>3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0T18:03:00" calcext:value-type="date">
            <text:p>2016-11-10 18:03:00</text:p>
          </table:table-cell>
          <table:table-cell table:style-name="ce1" office:value-type="float" office:value="3.75" calcext:value-type="float">
            <text:p>3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0T16:32:00" calcext:value-type="date">
            <text:p>2016-11-20 16:32:00</text:p>
          </table:table-cell>
          <table:table-cell table:style-name="ce1" office:value-type="float" office:value="3.75" calcext:value-type="float">
            <text:p>3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3T14:20:00" calcext:value-type="date">
            <text:p>2016-11-23 14:20:00</text:p>
          </table:table-cell>
          <table:table-cell table:style-name="ce1" office:value-type="float" office:value="3.75" calcext:value-type="float">
            <text:p>3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6T10:37:00" calcext:value-type="date">
            <text:p>2016-12-06 10:37:00</text:p>
          </table:table-cell>
          <table:table-cell table:style-name="ce1" office:value-type="float" office:value="3.75" calcext:value-type="float">
            <text:p>3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7T08:54:00" calcext:value-type="date">
            <text:p>2017-01-17 08:54:00</text:p>
          </table:table-cell>
          <table:table-cell table:style-name="ce1" office:value-type="float" office:value="3.75" calcext:value-type="float">
            <text:p>3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5T20:29:00" calcext:value-type="date">
            <text:p>2017-01-25 20:29:00</text:p>
          </table:table-cell>
          <table:table-cell table:style-name="ce1" office:value-type="float" office:value="3.75" calcext:value-type="float">
            <text:p>3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6T15:59:00" calcext:value-type="date">
            <text:p>2017-02-16 15:59:00</text:p>
          </table:table-cell>
          <table:table-cell table:style-name="ce1" office:value-type="float" office:value="3.75" calcext:value-type="float">
            <text:p>3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0T07:28:00" calcext:value-type="date">
            <text:p>2017-05-10 07:28:00</text:p>
          </table:table-cell>
          <table:table-cell table:style-name="ce1" office:value-type="float" office:value="3.75" calcext:value-type="float">
            <text:p>3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9T01:20:00" calcext:value-type="date">
            <text:p>2016-11-09 01:20:00</text:p>
          </table:table-cell>
          <table:table-cell table:style-name="ce1" office:value-type="float" office:value="3.76666666666666" calcext:value-type="float">
            <text:p>3.7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4T22:12:00" calcext:value-type="date">
            <text:p>2016-12-14 22:12:00</text:p>
          </table:table-cell>
          <table:table-cell table:style-name="ce1" office:value-type="float" office:value="3.76666666666666" calcext:value-type="float">
            <text:p>3.7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7T13:12:00" calcext:value-type="date">
            <text:p>2017-01-27 13:12:00</text:p>
          </table:table-cell>
          <table:table-cell table:style-name="ce1" office:value-type="float" office:value="3.76666666666666" calcext:value-type="float">
            <text:p>3.7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4T11:52:00" calcext:value-type="date">
            <text:p>2017-05-04 11:52:00</text:p>
          </table:table-cell>
          <table:table-cell table:style-name="ce1" office:value-type="float" office:value="3.76666666666666" calcext:value-type="float">
            <text:p>3.7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0T16:10:00" calcext:value-type="date">
            <text:p>2017-06-20 16:10:00</text:p>
          </table:table-cell>
          <table:table-cell table:style-name="ce1" office:value-type="float" office:value="3.76666666666666" calcext:value-type="float">
            <text:p>3.7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3T23:34:00" calcext:value-type="date">
            <text:p>2017-07-13 23:34:00</text:p>
          </table:table-cell>
          <table:table-cell table:style-name="ce1" office:value-type="float" office:value="3.76666666666666" calcext:value-type="float">
            <text:p>3.7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7T04:36:00" calcext:value-type="date">
            <text:p>2017-01-07 04:36:00</text:p>
          </table:table-cell>
          <table:table-cell table:style-name="ce1" office:value-type="float" office:value="3.78333333333333" calcext:value-type="float">
            <text:p>3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0T04:41:00" calcext:value-type="date">
            <text:p>2017-04-20 04:41:00</text:p>
          </table:table-cell>
          <table:table-cell table:style-name="ce1" office:value-type="float" office:value="3.78333333333333" calcext:value-type="float">
            <text:p>3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30T14:48:00" calcext:value-type="date">
            <text:p>2017-04-30 14:48:00</text:p>
          </table:table-cell>
          <table:table-cell table:style-name="ce1" office:value-type="float" office:value="3.78333333333333" calcext:value-type="float">
            <text:p>3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3T12:36:00" calcext:value-type="date">
            <text:p>2017-05-03 12:36:00</text:p>
          </table:table-cell>
          <table:table-cell table:style-name="ce1" office:value-type="float" office:value="3.78333333333333" calcext:value-type="float">
            <text:p>3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9T16:23:00" calcext:value-type="date">
            <text:p>2017-06-29 16:23:00</text:p>
          </table:table-cell>
          <table:table-cell table:style-name="ce1" office:value-type="float" office:value="3.78333333333333" calcext:value-type="float">
            <text:p>3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2T18:23:00" calcext:value-type="date">
            <text:p>2017-01-12 18:23:00</text:p>
          </table:table-cell>
          <table:table-cell table:style-name="ce1" office:value-type="float" office:value="3.8" calcext:value-type="float">
            <text:p>3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0T14:34:00" calcext:value-type="date">
            <text:p>2017-02-10 14:34:00</text:p>
          </table:table-cell>
          <table:table-cell table:style-name="ce1" office:value-type="float" office:value="3.8" calcext:value-type="float">
            <text:p>3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5T19:29:00" calcext:value-type="date">
            <text:p>2017-06-05 19:29:00</text:p>
          </table:table-cell>
          <table:table-cell table:style-name="ce1" office:value-type="float" office:value="3.8" calcext:value-type="float">
            <text:p>3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9T16:33:00" calcext:value-type="date">
            <text:p>2017-06-09 16:33:00</text:p>
          </table:table-cell>
          <table:table-cell table:style-name="ce1" office:value-type="float" office:value="3.8" calcext:value-type="float">
            <text:p>3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3T11:50:00" calcext:value-type="date">
            <text:p>2017-01-13 11:50:00</text:p>
          </table:table-cell>
          <table:table-cell table:style-name="ce1" office:value-type="float" office:value="3.81666666666666" calcext:value-type="float">
            <text:p>3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3T17:39:00" calcext:value-type="date">
            <text:p>2017-01-13 17:39:00</text:p>
          </table:table-cell>
          <table:table-cell table:style-name="ce1" office:value-type="float" office:value="3.81666666666666" calcext:value-type="float">
            <text:p>3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2T17:21:00" calcext:value-type="date">
            <text:p>2017-03-02 17:21:00</text:p>
          </table:table-cell>
          <table:table-cell table:style-name="ce1" office:value-type="float" office:value="3.81666666666666" calcext:value-type="float">
            <text:p>3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6T20:14:00" calcext:value-type="date">
            <text:p>2017-03-06 20:14:00</text:p>
          </table:table-cell>
          <table:table-cell table:style-name="ce1" office:value-type="float" office:value="3.81666666666666" calcext:value-type="float">
            <text:p>3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8T18:46:00" calcext:value-type="date">
            <text:p>2017-03-08 18:46:00</text:p>
          </table:table-cell>
          <table:table-cell table:style-name="ce1" office:value-type="float" office:value="3.81666666666666" calcext:value-type="float">
            <text:p>3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3T17:25:00" calcext:value-type="date">
            <text:p>2017-05-13 17:25:00</text:p>
          </table:table-cell>
          <table:table-cell table:style-name="ce1" office:value-type="float" office:value="3.81666666666666" calcext:value-type="float">
            <text:p>3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4T12:53:00" calcext:value-type="date">
            <text:p>2017-06-14 12:53:00</text:p>
          </table:table-cell>
          <table:table-cell table:style-name="ce1" office:value-type="float" office:value="3.81666666666666" calcext:value-type="float">
            <text:p>3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7T17:56:00" calcext:value-type="date">
            <text:p>2017-08-07 17:56:00</text:p>
          </table:table-cell>
          <table:table-cell table:style-name="ce1" office:value-type="float" office:value="3.81666666666666" calcext:value-type="float">
            <text:p>3.8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4T07:47:00" calcext:value-type="date">
            <text:p>2016-11-24 07:47:00</text:p>
          </table:table-cell>
          <table:table-cell table:style-name="ce1" office:value-type="float" office:value="3.83333333333333" calcext:value-type="float">
            <text:p>3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5T01:14:00" calcext:value-type="date">
            <text:p>2016-11-25 01:14:00</text:p>
          </table:table-cell>
          <table:table-cell table:style-name="ce1" office:value-type="float" office:value="3.83333333333333" calcext:value-type="float">
            <text:p>3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4T12:05:00" calcext:value-type="date">
            <text:p>2016-12-04 12:05:00</text:p>
          </table:table-cell>
          <table:table-cell table:style-name="ce1" office:value-type="float" office:value="3.83333333333333" calcext:value-type="float">
            <text:p>3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4T17:27:00" calcext:value-type="date">
            <text:p>2017-02-14 17:27:00</text:p>
          </table:table-cell>
          <table:table-cell table:style-name="ce1" office:value-type="float" office:value="3.83333333333333" calcext:value-type="float">
            <text:p>3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8T17:43:00" calcext:value-type="date">
            <text:p>2016-09-08 17:43:00</text:p>
          </table:table-cell>
          <table:table-cell table:style-name="ce1" office:value-type="float" office:value="3.85" calcext:value-type="float">
            <text:p>3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30T10:28:00" calcext:value-type="date">
            <text:p>2016-12-30 10:28:00</text:p>
          </table:table-cell>
          <table:table-cell table:style-name="ce1" office:value-type="float" office:value="3.85" calcext:value-type="float">
            <text:p>3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30T22:38:00" calcext:value-type="date">
            <text:p>2017-01-30 22:38:00</text:p>
          </table:table-cell>
          <table:table-cell table:style-name="ce1" office:value-type="float" office:value="3.85" calcext:value-type="float">
            <text:p>3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7T16:46:00" calcext:value-type="date">
            <text:p>2017-02-07 16:46:00</text:p>
          </table:table-cell>
          <table:table-cell table:style-name="ce1" office:value-type="float" office:value="3.85" calcext:value-type="float">
            <text:p>3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6T10:10:00" calcext:value-type="date">
            <text:p>2017-02-16 10:10:00</text:p>
          </table:table-cell>
          <table:table-cell table:style-name="ce1" office:value-type="float" office:value="3.85" calcext:value-type="float">
            <text:p>3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3T10:48:00" calcext:value-type="date">
            <text:p>2017-03-03 10:48:00</text:p>
          </table:table-cell>
          <table:table-cell table:style-name="ce1" office:value-type="float" office:value="3.85" calcext:value-type="float">
            <text:p>3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7T10:39:00" calcext:value-type="date">
            <text:p>2017-03-27 10:39:00</text:p>
          </table:table-cell>
          <table:table-cell table:style-name="ce1" office:value-type="float" office:value="3.85" calcext:value-type="float">
            <text:p>3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30T14:16:00" calcext:value-type="date">
            <text:p>2017-03-30 14:16:00</text:p>
          </table:table-cell>
          <table:table-cell table:style-name="ce1" office:value-type="float" office:value="3.85" calcext:value-type="float">
            <text:p>3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5T14:06:00" calcext:value-type="date">
            <text:p>2016-09-05 14:06:00</text:p>
          </table:table-cell>
          <table:table-cell table:style-name="ce1" office:value-type="float" office:value="3.86666666666666" calcext:value-type="float">
            <text:p>3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8T20:30:00" calcext:value-type="date">
            <text:p>2016-09-28 20:30:00</text:p>
          </table:table-cell>
          <table:table-cell table:style-name="ce1" office:value-type="float" office:value="3.86666666666666" calcext:value-type="float">
            <text:p>3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4T18:53:00" calcext:value-type="date">
            <text:p>2016-10-24 18:53:00</text:p>
          </table:table-cell>
          <table:table-cell table:style-name="ce1" office:value-type="float" office:value="3.86666666666666" calcext:value-type="float">
            <text:p>3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8T23:34:00" calcext:value-type="date">
            <text:p>2016-12-28 23:34:00</text:p>
          </table:table-cell>
          <table:table-cell table:style-name="ce1" office:value-type="float" office:value="3.86666666666666" calcext:value-type="float">
            <text:p>3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3T15:06:00" calcext:value-type="date">
            <text:p>2017-03-13 15:06:00</text:p>
          </table:table-cell>
          <table:table-cell table:style-name="ce1" office:value-type="float" office:value="3.86666666666666" calcext:value-type="float">
            <text:p>3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7T22:17:00" calcext:value-type="date">
            <text:p>2017-03-27 22:17:00</text:p>
          </table:table-cell>
          <table:table-cell table:style-name="ce1" office:value-type="float" office:value="3.86666666666666" calcext:value-type="float">
            <text:p>3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4T23:30:00" calcext:value-type="date">
            <text:p>2017-05-04 23:30:00</text:p>
          </table:table-cell>
          <table:table-cell table:style-name="ce1" office:value-type="float" office:value="3.86666666666666" calcext:value-type="float">
            <text:p>3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3T19:26:00" calcext:value-type="date">
            <text:p>2017-06-13 19:26:00</text:p>
          </table:table-cell>
          <table:table-cell table:style-name="ce1" office:value-type="float" office:value="3.86666666666666" calcext:value-type="float">
            <text:p>3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3T14:03:00" calcext:value-type="date">
            <text:p>2016-09-13 14:03:00</text:p>
          </table:table-cell>
          <table:table-cell table:style-name="ce1" office:value-type="float" office:value="3.88333333333333" calcext:value-type="float">
            <text:p>3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4T13:36:00" calcext:value-type="date">
            <text:p>2016-11-24 13:36:00</text:p>
          </table:table-cell>
          <table:table-cell table:style-name="ce1" office:value-type="float" office:value="3.88333333333333" calcext:value-type="float">
            <text:p>3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7T20:32:00" calcext:value-type="date">
            <text:p>2017-01-17 20:32:00</text:p>
          </table:table-cell>
          <table:table-cell table:style-name="ce1" office:value-type="float" office:value="3.88333333333333" calcext:value-type="float">
            <text:p>3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2T23:10:00" calcext:value-type="date">
            <text:p>2017-03-02 23:10:00</text:p>
          </table:table-cell>
          <table:table-cell table:style-name="ce1" office:value-type="float" office:value="3.88333333333333" calcext:value-type="float">
            <text:p>3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5T11:08:00" calcext:value-type="date">
            <text:p>2017-05-05 11:08:00</text:p>
          </table:table-cell>
          <table:table-cell table:style-name="ce1" office:value-type="float" office:value="3.88333333333333" calcext:value-type="float">
            <text:p>3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6T12:46:00" calcext:value-type="date">
            <text:p>2017-06-26 12:46:00</text:p>
          </table:table-cell>
          <table:table-cell table:style-name="ce1" office:value-type="float" office:value="3.88333333333333" calcext:value-type="float">
            <text:p>3.8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7T16:28:00" calcext:value-type="date">
            <text:p>2017-03-27 16:28:00</text:p>
          </table:table-cell>
          <table:table-cell table:style-name="ce1" office:value-type="float" office:value="3.9" calcext:value-type="float">
            <text:p>3.9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7T14:13:00" calcext:value-type="date">
            <text:p>2017-04-07 14:13:00</text:p>
          </table:table-cell>
          <table:table-cell table:style-name="ce1" office:value-type="float" office:value="3.9" calcext:value-type="float">
            <text:p>3.9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2T16:54:00" calcext:value-type="date">
            <text:p>2017-05-22 16:54:00</text:p>
          </table:table-cell>
          <table:table-cell table:style-name="ce1" office:value-type="float" office:value="3.91666666666666" calcext:value-type="float">
            <text:p>3.9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3T15:08:00" calcext:value-type="date">
            <text:p>2017-06-03 15:08:00</text:p>
          </table:table-cell>
          <table:table-cell table:style-name="ce1" office:value-type="float" office:value="3.91666666666666" calcext:value-type="float">
            <text:p>3.9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8T15:08:00" calcext:value-type="date">
            <text:p>2016-08-18 15:08:00</text:p>
          </table:table-cell>
          <table:table-cell table:style-name="ce1" office:value-type="float" office:value="3.93333333333333" calcext:value-type="float">
            <text:p>3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29T12:53:00" calcext:value-type="date">
            <text:p>2016-08-29 12:53:00</text:p>
          </table:table-cell>
          <table:table-cell table:style-name="ce1" office:value-type="float" office:value="3.93333333333333" calcext:value-type="float">
            <text:p>3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5T12:52:00" calcext:value-type="date">
            <text:p>2016-11-25 12:52:00</text:p>
          </table:table-cell>
          <table:table-cell table:style-name="ce1" office:value-type="float" office:value="3.93333333333333" calcext:value-type="float">
            <text:p>3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3T22:29:00" calcext:value-type="date">
            <text:p>2017-02-23 22:29:00</text:p>
          </table:table-cell>
          <table:table-cell table:style-name="ce1" office:value-type="float" office:value="3.93333333333333" calcext:value-type="float">
            <text:p>3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6T04:35:00" calcext:value-type="date">
            <text:p>2017-05-06 04:35:00</text:p>
          </table:table-cell>
          <table:table-cell table:style-name="ce1" office:value-type="float" office:value="3.93333333333333" calcext:value-type="float">
            <text:p>3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9T13:17:00" calcext:value-type="date">
            <text:p>2017-05-19 13:17:00</text:p>
          </table:table-cell>
          <table:table-cell table:style-name="ce1" office:value-type="float" office:value="3.93333333333333" calcext:value-type="float">
            <text:p>3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7T16:30:00" calcext:value-type="date">
            <text:p>2017-06-17 16:30:00</text:p>
          </table:table-cell>
          <table:table-cell table:style-name="ce1" office:value-type="float" office:value="3.93333333333333" calcext:value-type="float">
            <text:p>3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6T17:04:00" calcext:value-type="date">
            <text:p>2017-07-06 17:04:00</text:p>
          </table:table-cell>
          <table:table-cell table:style-name="ce1" office:value-type="float" office:value="3.93333333333333" calcext:value-type="float">
            <text:p>3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30T20:50:00" calcext:value-type="date">
            <text:p>2016-11-30 20:50:00</text:p>
          </table:table-cell>
          <table:table-cell table:style-name="ce1" office:value-type="float" office:value="3.95" calcext:value-type="float">
            <text:p>3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8T21:51:00" calcext:value-type="date">
            <text:p>2017-02-08 21:51:00</text:p>
          </table:table-cell>
          <table:table-cell table:style-name="ce1" office:value-type="float" office:value="3.95" calcext:value-type="float">
            <text:p>3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6T15:13:00" calcext:value-type="date">
            <text:p>2017-05-16 15:13:00</text:p>
          </table:table-cell>
          <table:table-cell table:style-name="ce1" office:value-type="float" office:value="3.95" calcext:value-type="float">
            <text:p>3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4T16:25:00" calcext:value-type="date">
            <text:p>2017-04-04 16:25:00</text:p>
          </table:table-cell>
          <table:table-cell table:style-name="ce1" office:value-type="float" office:value="3.96666666666666" calcext:value-type="float">
            <text:p>3.9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10T15:44:00" calcext:value-type="date">
            <text:p>2017-08-10 15:44:00</text:p>
          </table:table-cell>
          <table:table-cell table:style-name="ce1" office:value-type="float" office:value="3.96666666666666" calcext:value-type="float">
            <text:p>3.9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7T20:15:00" calcext:value-type="date">
            <text:p>2016-11-07 20:15:00</text:p>
          </table:table-cell>
          <table:table-cell table:style-name="ce1" office:value-type="float" office:value="3.98333333333333" calcext:value-type="float">
            <text:p>3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0T13:30:00" calcext:value-type="date">
            <text:p>2016-12-10 13:30:00</text:p>
          </table:table-cell>
          <table:table-cell table:style-name="ce1" office:value-type="float" office:value="3.98333333333333" calcext:value-type="float">
            <text:p>3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2T14:05:00" calcext:value-type="date">
            <text:p>2017-01-02 14:05:00</text:p>
          </table:table-cell>
          <table:table-cell table:style-name="ce1" office:value-type="float" office:value="3.98333333333333" calcext:value-type="float">
            <text:p>3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5T22:00:00" calcext:value-type="date">
            <text:p>2017-01-15 22:00:00</text:p>
          </table:table-cell>
          <table:table-cell table:style-name="ce1" office:value-type="float" office:value="3.98333333333333" calcext:value-type="float">
            <text:p>3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1T17:06:00" calcext:value-type="date">
            <text:p>2017-04-11 17:06:00</text:p>
          </table:table-cell>
          <table:table-cell table:style-name="ce1" office:value-type="float" office:value="3.98333333333333" calcext:value-type="float">
            <text:p>3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9T21:17:00" calcext:value-type="date">
            <text:p>2016-09-19 21:17:00</text:p>
          </table:table-cell>
          <table:table-cell table:style-name="ce1" office:value-type="float" office:value="4" calcext:value-type="float">
            <text:p>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20T14:44:00" calcext:value-type="date">
            <text:p>2016-09-20 14:44:00</text:p>
          </table:table-cell>
          <table:table-cell table:style-name="ce1" office:value-type="float" office:value="4" calcext:value-type="float">
            <text:p>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4T13:09:00" calcext:value-type="date">
            <text:p>2017-02-04 13:09:00</text:p>
          </table:table-cell>
          <table:table-cell table:style-name="ce1" office:value-type="float" office:value="4" calcext:value-type="float">
            <text:p>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5T19:27:00" calcext:value-type="date">
            <text:p>2017-03-15 19:27:00</text:p>
          </table:table-cell>
          <table:table-cell table:style-name="ce1" office:value-type="float" office:value="4" calcext:value-type="float">
            <text:p>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7T22:49:00" calcext:value-type="date">
            <text:p>2017-04-27 22:49:00</text:p>
          </table:table-cell>
          <table:table-cell table:style-name="ce1" office:value-type="float" office:value="4" calcext:value-type="float">
            <text:p>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3T03:30:00" calcext:value-type="date">
            <text:p>2017-06-03 03:30:00</text:p>
          </table:table-cell>
          <table:table-cell table:style-name="ce1" office:value-type="float" office:value="4" calcext:value-type="float">
            <text:p>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1T15:16:00" calcext:value-type="date">
            <text:p>2016-10-21 15:16:00</text:p>
          </table:table-cell>
          <table:table-cell table:style-name="ce1" office:value-type="float" office:value="4.01666666666666" calcext:value-type="float">
            <text:p>4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2T11:35:00" calcext:value-type="date">
            <text:p>2017-02-22 11:35:00</text:p>
          </table:table-cell>
          <table:table-cell table:style-name="ce1" office:value-type="float" office:value="4.01666666666666" calcext:value-type="float">
            <text:p>4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9T21:21:00" calcext:value-type="date">
            <text:p>2017-04-29 21:21:00</text:p>
          </table:table-cell>
          <table:table-cell table:style-name="ce1" office:value-type="float" office:value="4.01666666666666" calcext:value-type="float">
            <text:p>4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0T19:06:00" calcext:value-type="date">
            <text:p>2017-05-10 19:06:00</text:p>
          </table:table-cell>
          <table:table-cell table:style-name="ce1" office:value-type="float" office:value="4.01666666666666" calcext:value-type="float">
            <text:p>4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7T18:29:00" calcext:value-type="date">
            <text:p>2016-12-27 18:29:00</text:p>
          </table:table-cell>
          <table:table-cell table:style-name="ce1" office:value-type="float" office:value="4.03333333333333" calcext:value-type="float">
            <text:p>4.0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0T21:36:00" calcext:value-type="date">
            <text:p>2017-03-20 21:36:00</text:p>
          </table:table-cell>
          <table:table-cell table:style-name="ce1" office:value-type="float" office:value="4.03333333333333" calcext:value-type="float">
            <text:p>4.0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7T14:26:00" calcext:value-type="date">
            <text:p>2016-11-07 14:26:00</text:p>
          </table:table-cell>
          <table:table-cell table:style-name="ce1" office:value-type="float" office:value="4.05" calcext:value-type="float">
            <text:p>4.0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7T12:02:00" calcext:value-type="date">
            <text:p>2017-06-27 12:02:00</text:p>
          </table:table-cell>
          <table:table-cell table:style-name="ce1" office:value-type="float" office:value="4.05" calcext:value-type="float">
            <text:p>4.0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0T14:02:00" calcext:value-type="date">
            <text:p>2017-01-10 14:02:00</text:p>
          </table:table-cell>
          <table:table-cell table:style-name="ce1" office:value-type="float" office:value="4.06666666666666" calcext:value-type="float">
            <text:p>4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3T12:22:00" calcext:value-type="date">
            <text:p>2017-02-13 12:22:00</text:p>
          </table:table-cell>
          <table:table-cell table:style-name="ce1" office:value-type="float" office:value="4.06666666666666" calcext:value-type="float">
            <text:p>4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6T15:33:00" calcext:value-type="date">
            <text:p>2017-07-16 15:33:00</text:p>
          </table:table-cell>
          <table:table-cell table:style-name="ce1" office:value-type="float" office:value="4.06666666666666" calcext:value-type="float">
            <text:p>4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2T16:18:00" calcext:value-type="date">
            <text:p>2016-09-02 16:18:00</text:p>
          </table:table-cell>
          <table:table-cell table:style-name="ce1" office:value-type="float" office:value="4.08333333333333" calcext:value-type="float">
            <text:p>4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2T09:15:00" calcext:value-type="date">
            <text:p>2016-11-22 09:15:00</text:p>
          </table:table-cell>
          <table:table-cell table:style-name="ce1" office:value-type="float" office:value="4.08333333333333" calcext:value-type="float">
            <text:p>4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8T11:56:00" calcext:value-type="date">
            <text:p>2016-12-28 11:56:00</text:p>
          </table:table-cell>
          <table:table-cell table:style-name="ce1" office:value-type="float" office:value="4.08333333333333" calcext:value-type="float">
            <text:p>4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6T22:02:00" calcext:value-type="date">
            <text:p>2017-05-06 22:02:00</text:p>
          </table:table-cell>
          <table:table-cell table:style-name="ce1" office:value-type="float" office:value="4.08333333333333" calcext:value-type="float">
            <text:p>4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3T15:36:00" calcext:value-type="date">
            <text:p>2016-12-23 15:36:00</text:p>
          </table:table-cell>
          <table:table-cell table:style-name="ce1" office:value-type="float" office:value="4.1" calcext:value-type="float">
            <text:p>4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6T13:56:00" calcext:value-type="date">
            <text:p>2017-01-26 13:56:00</text:p>
          </table:table-cell>
          <table:table-cell table:style-name="ce1" office:value-type="float" office:value="4.1" calcext:value-type="float">
            <text:p>4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0T11:29:00" calcext:value-type="date">
            <text:p>2017-03-10 11:29:00</text:p>
          </table:table-cell>
          <table:table-cell table:style-name="ce1" office:value-type="float" office:value="4.1" calcext:value-type="float">
            <text:p>4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2T14:19:00" calcext:value-type="date">
            <text:p>2017-03-22 14:19:00</text:p>
          </table:table-cell>
          <table:table-cell table:style-name="ce1" office:value-type="float" office:value="4.1" calcext:value-type="float">
            <text:p>4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2T17:53:00" calcext:value-type="date">
            <text:p>2017-04-02 17:53:00</text:p>
          </table:table-cell>
          <table:table-cell table:style-name="ce1" office:value-type="float" office:value="4.1" calcext:value-type="float">
            <text:p>4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8T17:47:00" calcext:value-type="date">
            <text:p>2017-04-18 17:47:00</text:p>
          </table:table-cell>
          <table:table-cell table:style-name="ce1" office:value-type="float" office:value="4.1" calcext:value-type="float">
            <text:p>4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3T16:40:00" calcext:value-type="date">
            <text:p>2017-02-23 16:40:00</text:p>
          </table:table-cell>
          <table:table-cell table:style-name="ce1" office:value-type="float" office:value="4.11666666666666" calcext:value-type="float">
            <text:p>4.1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4T15:26:00" calcext:value-type="date">
            <text:p>2017-05-24 15:26:00</text:p>
          </table:table-cell>
          <table:table-cell table:style-name="ce1" office:value-type="float" office:value="4.11666666666666" calcext:value-type="float">
            <text:p>4.1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8T19:31:00" calcext:value-type="date">
            <text:p>2016-11-08 19:31:00</text:p>
          </table:table-cell>
          <table:table-cell table:style-name="ce1" office:value-type="float" office:value="4.13333333333333" calcext:value-type="float">
            <text:p>4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9T14:46:00" calcext:value-type="date">
            <text:p>2017-01-09 14:46:00</text:p>
          </table:table-cell>
          <table:table-cell table:style-name="ce1" office:value-type="float" office:value="4.13333333333333" calcext:value-type="float">
            <text:p>4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4T10:07:00" calcext:value-type="date">
            <text:p>2017-02-24 10:07:00</text:p>
          </table:table-cell>
          <table:table-cell table:style-name="ce1" office:value-type="float" office:value="4.13333333333333" calcext:value-type="float">
            <text:p>4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6T12:54:00" calcext:value-type="date">
            <text:p>2017-03-16 12:54:00</text:p>
          </table:table-cell>
          <table:table-cell table:style-name="ce1" office:value-type="float" office:value="4.13333333333333" calcext:value-type="float">
            <text:p>4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6T18:35:00" calcext:value-type="date">
            <text:p>2017-06-26 18:35:00</text:p>
          </table:table-cell>
          <table:table-cell table:style-name="ce1" office:value-type="float" office:value="4.13333333333333" calcext:value-type="float">
            <text:p>4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5T21:39:00" calcext:value-type="date">
            <text:p>2017-07-25 21:39:00</text:p>
          </table:table-cell>
          <table:table-cell table:style-name="ce1" office:value-type="float" office:value="4.13333333333333" calcext:value-type="float">
            <text:p>4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10T21:33:00" calcext:value-type="date">
            <text:p>2017-08-10 21:33:00</text:p>
          </table:table-cell>
          <table:table-cell table:style-name="ce1" office:value-type="float" office:value="4.13333333333333" calcext:value-type="float">
            <text:p>4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04T16:06:00" calcext:value-type="date">
            <text:p>2016-10-04 16:06:00</text:p>
          </table:table-cell>
          <table:table-cell table:style-name="ce1" office:value-type="float" office:value="4.15" calcext:value-type="float">
            <text:p>4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3T17:07:00" calcext:value-type="date">
            <text:p>2016-12-13 17:07:00</text:p>
          </table:table-cell>
          <table:table-cell table:style-name="ce1" office:value-type="float" office:value="4.15" calcext:value-type="float">
            <text:p>4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6T14:55:00" calcext:value-type="date">
            <text:p>2016-12-16 14:55:00</text:p>
          </table:table-cell>
          <table:table-cell table:style-name="ce1" office:value-type="float" office:value="4.15" calcext:value-type="float">
            <text:p>4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30T08:27:00" calcext:value-type="date">
            <text:p>2017-03-30 08:27:00</text:p>
          </table:table-cell>
          <table:table-cell table:style-name="ce1" office:value-type="float" office:value="4.15" calcext:value-type="float">
            <text:p>4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2T14:51:00" calcext:value-type="date">
            <text:p>2017-04-22 14:51:00</text:p>
          </table:table-cell>
          <table:table-cell table:style-name="ce1" office:value-type="float" office:value="4.15" calcext:value-type="float">
            <text:p>4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6T11:25:00" calcext:value-type="date">
            <text:p>2017-06-16 11:25:00</text:p>
          </table:table-cell>
          <table:table-cell table:style-name="ce1" office:value-type="float" office:value="4.15" calcext:value-type="float">
            <text:p>4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5T19:24:00" calcext:value-type="date">
            <text:p>2017-08-05 19:24:00</text:p>
          </table:table-cell>
          <table:table-cell table:style-name="ce1" office:value-type="float" office:value="4.15" calcext:value-type="float">
            <text:p>4.1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3T19:10:00" calcext:value-type="date">
            <text:p>2017-01-03 19:10:00</text:p>
          </table:table-cell>
          <table:table-cell table:style-name="ce1" office:value-type="float" office:value="4.16666666666666" calcext:value-type="float">
            <text:p>4.1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9T19:04:00" calcext:value-type="date">
            <text:p>2017-01-19 19:04:00</text:p>
          </table:table-cell>
          <table:table-cell table:style-name="ce1" office:value-type="float" office:value="4.18333333333333" calcext:value-type="float">
            <text:p>4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30T00:37:00" calcext:value-type="date">
            <text:p>2017-05-30 00:37:00</text:p>
          </table:table-cell>
          <table:table-cell table:style-name="ce1" office:value-type="float" office:value="4.18333333333333" calcext:value-type="float">
            <text:p>4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08T13:42:00" calcext:value-type="date">
            <text:p>2016-11-08 13:42:00</text:p>
          </table:table-cell>
          <table:table-cell table:style-name="ce1" office:value-type="float" office:value="4.2" calcext:value-type="float">
            <text:p>4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9T15:45:00" calcext:value-type="date">
            <text:p>2016-11-29 15:45:00</text:p>
          </table:table-cell>
          <table:table-cell table:style-name="ce1" office:value-type="float" office:value="4.2" calcext:value-type="float">
            <text:p>4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5T11:21:00" calcext:value-type="date">
            <text:p>2016-12-05 11:21:00</text:p>
          </table:table-cell>
          <table:table-cell table:style-name="ce1" office:value-type="float" office:value="4.2" calcext:value-type="float">
            <text:p>4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7T07:55:00" calcext:value-type="date">
            <text:p>2017-02-27 07:55:00</text:p>
          </table:table-cell>
          <table:table-cell table:style-name="ce1" office:value-type="float" office:value="4.2" calcext:value-type="float">
            <text:p>4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28T11:18:00" calcext:value-type="date">
            <text:p>2017-06-28 11:18:00</text:p>
          </table:table-cell>
          <table:table-cell table:style-name="ce1" office:value-type="float" office:value="4.2" calcext:value-type="float">
            <text:p>4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14T11:12:00" calcext:value-type="date">
            <text:p>2017-07-14 11:12:00</text:p>
          </table:table-cell>
          <table:table-cell table:style-name="ce1" office:value-type="float" office:value="4.2" calcext:value-type="float">
            <text:p>4.2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30T13:13:00" calcext:value-type="date">
            <text:p>2016-09-30 13:13:00</text:p>
          </table:table-cell>
          <table:table-cell table:style-name="ce1" office:value-type="float" office:value="4.21666666666666" calcext:value-type="float">
            <text:p>4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7T15:15:00" calcext:value-type="date">
            <text:p>2017-02-17 15:15:00</text:p>
          </table:table-cell>
          <table:table-cell table:style-name="ce1" office:value-type="float" office:value="4.21666666666666" calcext:value-type="float">
            <text:p>4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6T18:43:00" calcext:value-type="date">
            <text:p>2017-03-16 18:43:00</text:p>
          </table:table-cell>
          <table:table-cell table:style-name="ce1" office:value-type="float" office:value="4.21666666666666" calcext:value-type="float">
            <text:p>4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6T07:07:00" calcext:value-type="date">
            <text:p>2017-06-06 07:07:00</text:p>
          </table:table-cell>
          <table:table-cell table:style-name="ce1" office:value-type="float" office:value="4.21666666666666" calcext:value-type="float">
            <text:p>4.2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9T11:12:00" calcext:value-type="date">
            <text:p>2016-12-29 11:12:00</text:p>
          </table:table-cell>
          <table:table-cell table:style-name="ce1" office:value-type="float" office:value="4.23333333333333" calcext:value-type="float">
            <text:p>4.2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0T12:31:00" calcext:value-type="date">
            <text:p>2017-01-20 12:31:00</text:p>
          </table:table-cell>
          <table:table-cell table:style-name="ce1" office:value-type="float" office:value="4.23333333333333" calcext:value-type="float">
            <text:p>4.2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3T10:19:00" calcext:value-type="date">
            <text:p>2017-01-23 10:19:00</text:p>
          </table:table-cell>
          <table:table-cell table:style-name="ce1" office:value-type="float" office:value="4.23333333333333" calcext:value-type="float">
            <text:p>4.2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6T12:56:00" calcext:value-type="date">
            <text:p>2017-06-06 12:56:00</text:p>
          </table:table-cell>
          <table:table-cell table:style-name="ce1" office:value-type="float" office:value="4.23333333333333" calcext:value-type="float">
            <text:p>4.2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0T19:51:00" calcext:value-type="date">
            <text:p>2017-01-10 19:51:00</text:p>
          </table:table-cell>
          <table:table-cell table:style-name="ce1" office:value-type="float" office:value="4.25" calcext:value-type="float">
            <text:p>4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31T21:54:00" calcext:value-type="date">
            <text:p>2017-01-31 21:54:00</text:p>
          </table:table-cell>
          <table:table-cell table:style-name="ce1" office:value-type="float" office:value="4.25" calcext:value-type="float">
            <text:p>4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7T19:30:00" calcext:value-type="date">
            <text:p>2017-03-07 19:30:00</text:p>
          </table:table-cell>
          <table:table-cell table:style-name="ce1" office:value-type="float" office:value="4.25" calcext:value-type="float">
            <text:p>4.2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30T15:01:00" calcext:value-type="date">
            <text:p>2016-11-30 15:01:00</text:p>
          </table:table-cell>
          <table:table-cell table:style-name="ce1" office:value-type="float" office:value="4.26666666666666" calcext:value-type="float">
            <text:p>4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31T16:05:00" calcext:value-type="date">
            <text:p>2017-01-31 16:05:00</text:p>
          </table:table-cell>
          <table:table-cell table:style-name="ce1" office:value-type="float" office:value="4.26666666666666" calcext:value-type="float">
            <text:p>4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8T07:11:00" calcext:value-type="date">
            <text:p>2017-02-28 07:11:00</text:p>
          </table:table-cell>
          <table:table-cell table:style-name="ce1" office:value-type="float" office:value="4.26666666666666" calcext:value-type="float">
            <text:p>4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5T23:47:00" calcext:value-type="date">
            <text:p>2017-06-15 23:47:00</text:p>
          </table:table-cell>
          <table:table-cell table:style-name="ce1" office:value-type="float" office:value="4.26666666666666" calcext:value-type="float">
            <text:p>4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9T16:54:00" calcext:value-type="date">
            <text:p>2017-06-19 16:54:00</text:p>
          </table:table-cell>
          <table:table-cell table:style-name="ce1" office:value-type="float" office:value="4.26666666666666" calcext:value-type="float">
            <text:p>4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4T19:25:00" calcext:value-type="date">
            <text:p>2016-11-24 19:25:00</text:p>
          </table:table-cell>
          <table:table-cell table:style-name="ce1" office:value-type="float" office:value="4.28333333333333" calcext:value-type="float">
            <text:p>4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9T18:32:00" calcext:value-type="date">
            <text:p>2016-12-19 18:32:00</text:p>
          </table:table-cell>
          <table:table-cell table:style-name="ce1" office:value-type="float" office:value="4.3" calcext:value-type="float">
            <text:p>4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1T13:18:00" calcext:value-type="date">
            <text:p>2017-01-11 13:18:00</text:p>
          </table:table-cell>
          <table:table-cell table:style-name="ce1" office:value-type="float" office:value="4.3" calcext:value-type="float">
            <text:p>4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8T16:16:00" calcext:value-type="date">
            <text:p>2017-04-28 16:16:00</text:p>
          </table:table-cell>
          <table:table-cell table:style-name="ce1" office:value-type="float" office:value="4.3" calcext:value-type="float">
            <text:p>4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6T16:13:00" calcext:value-type="date">
            <text:p>2017-05-06 16:13:00</text:p>
          </table:table-cell>
          <table:table-cell table:style-name="ce1" office:value-type="float" office:value="4.3" calcext:value-type="float">
            <text:p>4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08T17:12:00" calcext:value-type="date">
            <text:p>2017-08-08 17:12:00</text:p>
          </table:table-cell>
          <table:table-cell table:style-name="ce1" office:value-type="float" office:value="4.3" calcext:value-type="float">
            <text:p>4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6T19:45:00" calcext:value-type="date">
            <text:p>2017-01-26 19:45:00</text:p>
          </table:table-cell>
          <table:table-cell table:style-name="ce1" office:value-type="float" office:value="4.31666666666666" calcext:value-type="float">
            <text:p>4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2T14:37:00" calcext:value-type="date">
            <text:p>2017-02-02 14:37:00</text:p>
          </table:table-cell>
          <table:table-cell table:style-name="ce1" office:value-type="float" office:value="4.31666666666666" calcext:value-type="float">
            <text:p>4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1T21:24:00" calcext:value-type="date">
            <text:p>2017-04-21 21:24:00</text:p>
          </table:table-cell>
          <table:table-cell table:style-name="ce1" office:value-type="float" office:value="4.31666666666666" calcext:value-type="float">
            <text:p>4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5T16:57:00" calcext:value-type="date">
            <text:p>2017-05-05 16:57:00</text:p>
          </table:table-cell>
          <table:table-cell table:style-name="ce1" office:value-type="float" office:value="4.31666666666666" calcext:value-type="float">
            <text:p>4.3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7T20:16:00" calcext:value-type="date">
            <text:p>2017-05-27 20:16:00</text:p>
          </table:table-cell>
          <table:table-cell table:style-name="ce1" office:value-type="float" office:value="4.33333333333333" calcext:value-type="float">
            <text:p>4.3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6T14:25:00" calcext:value-type="date">
            <text:p>2017-03-06 14:25:00</text:p>
          </table:table-cell>
          <table:table-cell table:style-name="ce1" office:value-type="float" office:value="4.35" calcext:value-type="float">
            <text:p>4.3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5T13:40:00" calcext:value-type="date">
            <text:p>2017-06-05 13:40:00</text:p>
          </table:table-cell>
          <table:table-cell table:style-name="ce1" office:value-type="float" office:value="4.36666666666666" calcext:value-type="float">
            <text:p>4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30T16:49:00" calcext:value-type="date">
            <text:p>2017-01-30 16:49:00</text:p>
          </table:table-cell>
          <table:table-cell table:style-name="ce1" office:value-type="float" office:value="4.38333333333333" calcext:value-type="float">
            <text:p>4.3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6T17:30:00" calcext:value-type="date">
            <text:p>2017-02-06 17:30:00</text:p>
          </table:table-cell>
          <table:table-cell table:style-name="ce1" office:value-type="float" office:value="4.38333333333333" calcext:value-type="float">
            <text:p>4.3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1T14:55:00" calcext:value-type="date">
            <text:p>2017-07-01 14:55:00</text:p>
          </table:table-cell>
          <table:table-cell table:style-name="ce1" office:value-type="float" office:value="4.38333333333333" calcext:value-type="float">
            <text:p>4.3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2T20:53:00" calcext:value-type="date">
            <text:p>2016-11-22 20:53:00</text:p>
          </table:table-cell>
          <table:table-cell table:style-name="ce1" office:value-type="float" office:value="4.4" calcext:value-type="float">
            <text:p>4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1T17:04:00" calcext:value-type="date">
            <text:p>2016-12-21 17:04:00</text:p>
          </table:table-cell>
          <table:table-cell table:style-name="ce1" office:value-type="float" office:value="4.4" calcext:value-type="float">
            <text:p>4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30T18:04:00" calcext:value-type="date">
            <text:p>2017-05-30 18:04:00</text:p>
          </table:table-cell>
          <table:table-cell table:style-name="ce1" office:value-type="float" office:value="4.4" calcext:value-type="float">
            <text:p>4.4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6T16:58:00" calcext:value-type="date">
            <text:p>2017-01-06 16:58:00</text:p>
          </table:table-cell>
          <table:table-cell table:style-name="ce1" office:value-type="float" office:value="4.43333333333333" calcext:value-type="float">
            <text:p>4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6T17:44:00" calcext:value-type="date">
            <text:p>2017-04-26 17:44:00</text:p>
          </table:table-cell>
          <table:table-cell table:style-name="ce1" office:value-type="float" office:value="4.43333333333333" calcext:value-type="float">
            <text:p>4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4T21:15:00" calcext:value-type="date">
            <text:p>2017-05-24 21:15:00</text:p>
          </table:table-cell>
          <table:table-cell table:style-name="ce1" office:value-type="float" office:value="4.43333333333333" calcext:value-type="float">
            <text:p>4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6T21:00:00" calcext:value-type="date">
            <text:p>2017-05-26 21:00:00</text:p>
          </table:table-cell>
          <table:table-cell table:style-name="ce1" office:value-type="float" office:value="4.43333333333333" calcext:value-type="float">
            <text:p>4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9T18:48:00" calcext:value-type="date">
            <text:p>2017-05-29 18:48:00</text:p>
          </table:table-cell>
          <table:table-cell table:style-name="ce1" office:value-type="float" office:value="4.43333333333333" calcext:value-type="float">
            <text:p>4.4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9T21:07:00" calcext:value-type="date">
            <text:p>2017-02-09 21:07:00</text:p>
          </table:table-cell>
          <table:table-cell table:style-name="ce1" office:value-type="float" office:value="4.46666666666666" calcext:value-type="float">
            <text:p>4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30T23:48:00" calcext:value-type="date">
            <text:p>2017-07-30 23:48:00</text:p>
          </table:table-cell>
          <table:table-cell table:style-name="ce1" office:value-type="float" office:value="4.46666666666666" calcext:value-type="float">
            <text:p>4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6T16:26:00" calcext:value-type="date">
            <text:p>2016-12-06 16:26:00</text:p>
          </table:table-cell>
          <table:table-cell table:style-name="ce1" office:value-type="float" office:value="4.48333333333333" calcext:value-type="float">
            <text:p>4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22T16:20:00" calcext:value-type="date">
            <text:p>2016-12-22 16:20:00</text:p>
          </table:table-cell>
          <table:table-cell table:style-name="ce1" office:value-type="float" office:value="4.48333333333333" calcext:value-type="float">
            <text:p>4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9T15:00:00" calcext:value-type="date">
            <text:p>2017-03-29 15:00:00</text:p>
          </table:table-cell>
          <table:table-cell table:style-name="ce1" office:value-type="float" office:value="4.48333333333333" calcext:value-type="float">
            <text:p>4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1T06:00:00" calcext:value-type="date">
            <text:p>2017-05-21 06:00:00</text:p>
          </table:table-cell>
          <table:table-cell table:style-name="ce1" office:value-type="float" office:value="4.48333333333333" calcext:value-type="float">
            <text:p>4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8T13:59:00" calcext:value-type="date">
            <text:p>2017-01-18 13:59:00</text:p>
          </table:table-cell>
          <table:table-cell table:style-name="ce1" office:value-type="float" office:value="4.51666666666666" calcext:value-type="float">
            <text:p>4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2T13:20:00" calcext:value-type="date">
            <text:p>2017-05-02 13:20:00</text:p>
          </table:table-cell>
          <table:table-cell table:style-name="ce1" office:value-type="float" office:value="4.51666666666666" calcext:value-type="float">
            <text:p>4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5T15:12:00" calcext:value-type="date">
            <text:p>2017-02-25 15:12:00</text:p>
          </table:table-cell>
          <table:table-cell table:style-name="ce1" office:value-type="float" office:value="4.53333333333333" calcext:value-type="float">
            <text:p>4.5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14T20:56:00" calcext:value-type="date">
            <text:p>2016-11-14 20:56:00</text:p>
          </table:table-cell>
          <table:table-cell table:style-name="ce1" office:value-type="float" office:value="4.55" calcext:value-type="float">
            <text:p>4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9T13:15:00" calcext:value-type="date">
            <text:p>2017-01-19 13:15:00</text:p>
          </table:table-cell>
          <table:table-cell table:style-name="ce1" office:value-type="float" office:value="4.55" calcext:value-type="float">
            <text:p>4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01T16:30:00" calcext:value-type="date">
            <text:p>2016-09-01 16:30:00</text:p>
          </table:table-cell>
          <table:table-cell table:style-name="ce1" office:value-type="float" office:value="4.56666666666666" calcext:value-type="float">
            <text:p>4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7T15:42:00" calcext:value-type="date">
            <text:p>2016-12-07 15:42:00</text:p>
          </table:table-cell>
          <table:table-cell table:style-name="ce1" office:value-type="float" office:value="4.56666666666666" calcext:value-type="float">
            <text:p>4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4T18:26:00" calcext:value-type="date">
            <text:p>2017-01-04 18:26:00</text:p>
          </table:table-cell>
          <table:table-cell table:style-name="ce1" office:value-type="float" office:value="4.56666666666666" calcext:value-type="float">
            <text:p>4.5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6T20:46:00" calcext:value-type="date">
            <text:p>2017-04-06 20:46:00</text:p>
          </table:table-cell>
          <table:table-cell table:style-name="ce1" office:value-type="float" office:value="4.58333333333333" calcext:value-type="float">
            <text:p>4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1T15:35:00" calcext:value-type="date">
            <text:p>2017-04-21 15:35:00</text:p>
          </table:table-cell>
          <table:table-cell table:style-name="ce1" office:value-type="float" office:value="4.58333333333333" calcext:value-type="float">
            <text:p>4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8-16T04:58:00" calcext:value-type="date">
            <text:p>2016-08-16 04:58:00</text:p>
          </table:table-cell>
          <table:table-cell table:style-name="ce1" office:value-type="float" office:value="4.6" calcext:value-type="float">
            <text:p>4.6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1T12:19:00" calcext:value-type="date">
            <text:p>2017-02-21 12:19:00</text:p>
          </table:table-cell>
          <table:table-cell table:style-name="ce1" office:value-type="float" office:value="4.6" calcext:value-type="float">
            <text:p>4.6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1T12:16:00" calcext:value-type="date">
            <text:p>2017-03-01 12:16:00</text:p>
          </table:table-cell>
          <table:table-cell table:style-name="ce1" office:value-type="float" office:value="4.61666666666666" calcext:value-type="float">
            <text:p>4.6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2T15:52:00" calcext:value-type="date">
            <text:p>2017-06-02 15:52:00</text:p>
          </table:table-cell>
          <table:table-cell table:style-name="ce1" office:value-type="float" office:value="4.63333333333333" calcext:value-type="float">
            <text:p>4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7T18:01:00" calcext:value-type="date">
            <text:p>2017-06-07 18:01:00</text:p>
          </table:table-cell>
          <table:table-cell table:style-name="ce1" office:value-type="float" office:value="4.63333333333333" calcext:value-type="float">
            <text:p>4.6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03T17:09:00" calcext:value-type="date">
            <text:p>2017-04-03 17:09:00</text:p>
          </table:table-cell>
          <table:table-cell table:style-name="ce1" office:value-type="float" office:value="4.66666666666666" calcext:value-type="float">
            <text:p>4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24T15:24:00" calcext:value-type="date">
            <text:p>2017-01-24 15:24:00</text:p>
          </table:table-cell>
          <table:table-cell table:style-name="ce1" office:value-type="float" office:value="4.68333333333333" calcext:value-type="float">
            <text:p>4.6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2T18:09:00" calcext:value-type="date">
            <text:p>2017-05-12 18:09:00</text:p>
          </table:table-cell>
          <table:table-cell table:style-name="ce1" office:value-type="float" office:value="4.68333333333333" calcext:value-type="float">
            <text:p>4.6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0T18:22:00" calcext:value-type="date">
            <text:p>2017-05-20 18:22:00</text:p>
          </table:table-cell>
          <table:table-cell table:style-name="ce1" office:value-type="float" office:value="4.68333333333333" calcext:value-type="float">
            <text:p>4.6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8T12:57:00" calcext:value-type="date">
            <text:p>2017-03-08 12:57:00</text:p>
          </table:table-cell>
          <table:table-cell table:style-name="ce1" office:value-type="float" office:value="4.7" calcext:value-type="float">
            <text:p>4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7T12:10:00" calcext:value-type="date">
            <text:p>2017-03-17 12:10:00</text:p>
          </table:table-cell>
          <table:table-cell table:style-name="ce1" office:value-type="float" office:value="4.7" calcext:value-type="float">
            <text:p>4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8T17:15:00" calcext:value-type="date">
            <text:p>2017-03-18 17:15:00</text:p>
          </table:table-cell>
          <table:table-cell table:style-name="ce1" office:value-type="float" office:value="4.7" calcext:value-type="float">
            <text:p>4.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5T14:42:00" calcext:value-type="date">
            <text:p>2017-05-25 14:42:00</text:p>
          </table:table-cell>
          <table:table-cell table:style-name="ce1" office:value-type="float" office:value="4.73333333333333" calcext:value-type="float">
            <text:p>4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2T16:58:00" calcext:value-type="date">
            <text:p>2017-07-22 16:58:00</text:p>
          </table:table-cell>
          <table:table-cell table:style-name="ce1" office:value-type="float" office:value="4.73333333333333" calcext:value-type="float">
            <text:p>4.7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03T13:21:00" calcext:value-type="date">
            <text:p>2017-01-03 13:21:00</text:p>
          </table:table-cell>
          <table:table-cell table:style-name="ce1" office:value-type="float" office:value="4.75" calcext:value-type="float">
            <text:p>4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9T15:18:00" calcext:value-type="date">
            <text:p>2017-02-09 15:18:00</text:p>
          </table:table-cell>
          <table:table-cell table:style-name="ce1" office:value-type="float" office:value="4.75" calcext:value-type="float">
            <text:p>4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8T19:45:00" calcext:value-type="date">
            <text:p>2017-05-18 19:45:00</text:p>
          </table:table-cell>
          <table:table-cell table:style-name="ce1" office:value-type="float" office:value="4.75" calcext:value-type="float">
            <text:p>4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09-17T11:07:00" calcext:value-type="date">
            <text:p>2016-09-17 11:07:00</text:p>
          </table:table-cell>
          <table:table-cell table:style-name="ce1" office:value-type="float" office:value="4.78333333333333" calcext:value-type="float">
            <text:p>4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9T14:01:00" calcext:value-type="date">
            <text:p>2017-05-09 14:01:00</text:p>
          </table:table-cell>
          <table:table-cell table:style-name="ce1" office:value-type="float" office:value="4.78333333333333" calcext:value-type="float">
            <text:p>4.7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1T08:28:00" calcext:value-type="date">
            <text:p>2016-12-01 08:28:00</text:p>
          </table:table-cell>
          <table:table-cell table:style-name="ce1" office:value-type="float" office:value="4.8" calcext:value-type="float">
            <text:p>4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7T17:00:00" calcext:value-type="date">
            <text:p>2017-04-27 17:00:00</text:p>
          </table:table-cell>
          <table:table-cell table:style-name="ce1" office:value-type="float" office:value="4.8" calcext:value-type="float">
            <text:p>4.8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12T23:40:00" calcext:value-type="date">
            <text:p>2016-12-12 23:40:00</text:p>
          </table:table-cell>
          <table:table-cell table:style-name="ce1" office:value-type="float" office:value="4.83333333333333" calcext:value-type="float">
            <text:p>4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30T06:26:00" calcext:value-type="date">
            <text:p>2017-05-30 06:26:00</text:p>
          </table:table-cell>
          <table:table-cell table:style-name="ce1" office:value-type="float" office:value="4.83333333333333" calcext:value-type="float">
            <text:p>4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4T21:45:00" calcext:value-type="date">
            <text:p>2017-02-24 21:45:00</text:p>
          </table:table-cell>
          <table:table-cell table:style-name="ce1" office:value-type="float" office:value="4.85" calcext:value-type="float">
            <text:p>4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9T15:32:00" calcext:value-type="date">
            <text:p>2017-04-29 15:32:00</text:p>
          </table:table-cell>
          <table:table-cell table:style-name="ce1" office:value-type="float" office:value="4.85" calcext:value-type="float">
            <text:p>4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14T14:22:00" calcext:value-type="date">
            <text:p>2017-03-14 14:22:00</text:p>
          </table:table-cell>
          <table:table-cell table:style-name="ce1" office:value-type="float" office:value="4.86666666666666" calcext:value-type="float">
            <text:p>4.8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1T14:04:00" calcext:value-type="date">
            <text:p>2017-05-01 14:04:00</text:p>
          </table:table-cell>
          <table:table-cell table:style-name="ce1" office:value-type="float" office:value="4.9" calcext:value-type="float">
            <text:p>4.9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6T11:41:00" calcext:value-type="date">
            <text:p>2017-02-06 11:41:00</text:p>
          </table:table-cell>
          <table:table-cell table:style-name="ce1" office:value-type="float" office:value="4.91666666666666" calcext:value-type="float">
            <text:p>4.9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2T19:09:00" calcext:value-type="date">
            <text:p>2017-05-02 19:09:00</text:p>
          </table:table-cell>
          <table:table-cell table:style-name="ce1" office:value-type="float" office:value="4.91666666666666" calcext:value-type="float">
            <text:p>4.9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12T16:22:00" calcext:value-type="date">
            <text:p>2017-04-12 16:22:00</text:p>
          </table:table-cell>
          <table:table-cell table:style-name="ce1" office:value-type="float" office:value="4.93333333333333" calcext:value-type="float">
            <text:p>4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3T18:25:00" calcext:value-type="date">
            <text:p>2017-05-03 18:25:00</text:p>
          </table:table-cell>
          <table:table-cell table:style-name="ce1" office:value-type="float" office:value="4.93333333333333" calcext:value-type="float">
            <text:p>4.9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3T16:37:00" calcext:value-type="date">
            <text:p>2017-03-03 16:37:00</text:p>
          </table:table-cell>
          <table:table-cell table:style-name="ce1" office:value-type="float" office:value="4.95" calcext:value-type="float">
            <text:p>4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5T18:28:00" calcext:value-type="date">
            <text:p>2017-04-25 18:28:00</text:p>
          </table:table-cell>
          <table:table-cell table:style-name="ce1" office:value-type="float" office:value="4.96666666666666" calcext:value-type="float">
            <text:p>4.9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8T13:00:00" calcext:value-type="date">
            <text:p>2017-02-28 13:00:00</text:p>
          </table:table-cell>
          <table:table-cell table:style-name="ce1" office:value-type="float" office:value="4.98333333333333" calcext:value-type="float">
            <text:p>4.9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8-11T15:00:00" calcext:value-type="date">
            <text:p>2017-08-11 15:00:00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12T12:34:00" calcext:value-type="date">
            <text:p>2017-01-12 12:34:00</text:p>
          </table:table-cell>
          <table:table-cell table:style-name="ce1" office:value-type="float" office:value="5.05" calcext:value-type="float">
            <text:p>5.0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04T18:32:00" calcext:value-type="date">
            <text:p>2017-07-04 18:32:00</text:p>
          </table:table-cell>
          <table:table-cell table:style-name="ce1" office:value-type="float" office:value="5.06666666666666" calcext:value-type="float">
            <text:p>5.0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8T07:08:00" calcext:value-type="date">
            <text:p>2017-03-08 07:08:00</text:p>
          </table:table-cell>
          <table:table-cell table:style-name="ce1" office:value-type="float" office:value="5.08333333333333" calcext:value-type="float">
            <text:p>5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5T18:41:00" calcext:value-type="date">
            <text:p>2016-11-25 18:41:00</text:p>
          </table:table-cell>
          <table:table-cell table:style-name="ce1" office:value-type="float" office:value="5.1" calcext:value-type="float">
            <text:p>5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2T20:08:00" calcext:value-type="date">
            <text:p>2017-03-22 20:08:00</text:p>
          </table:table-cell>
          <table:table-cell table:style-name="ce1" office:value-type="float" office:value="5.13333333333333" calcext:value-type="float">
            <text:p>5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8T20:34:00" calcext:value-type="date">
            <text:p>2017-05-08 20:34:00</text:p>
          </table:table-cell>
          <table:table-cell table:style-name="ce1" office:value-type="float" office:value="5.13333333333333" calcext:value-type="float">
            <text:p>5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1T16:36:00" calcext:value-type="date">
            <text:p>2017-06-01 16:36:00</text:p>
          </table:table-cell>
          <table:table-cell table:style-name="ce1" office:value-type="float" office:value="5.13333333333333" calcext:value-type="float">
            <text:p>5.1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9T08:12:00" calcext:value-type="date">
            <text:p>2017-05-09 08:12:00</text:p>
          </table:table-cell>
          <table:table-cell table:style-name="ce1" office:value-type="float" office:value="5.18333333333333" calcext:value-type="float">
            <text:p>5.1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29T09:11:00" calcext:value-type="date">
            <text:p>2017-03-29 09:11:00</text:p>
          </table:table-cell>
          <table:table-cell table:style-name="ce1" office:value-type="float" office:value="5.26666666666666" calcext:value-type="float">
            <text:p>5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5T03:04:00" calcext:value-type="date">
            <text:p>2017-05-25 03:04:00</text:p>
          </table:table-cell>
          <table:table-cell table:style-name="ce1" office:value-type="float" office:value="5.26666666666666" calcext:value-type="float">
            <text:p>5.2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01T15:21:00" calcext:value-type="date">
            <text:p>2017-02-01 15:21:00</text:p>
          </table:table-cell>
          <table:table-cell table:style-name="ce1" office:value-type="float" office:value="5.3" calcext:value-type="float">
            <text:p>5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31T17:20:00" calcext:value-type="date">
            <text:p>2017-05-31 17:20:00</text:p>
          </table:table-cell>
          <table:table-cell table:style-name="ce1" office:value-type="float" office:value="5.36666666666666" calcext:value-type="float">
            <text:p>5.3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5T16:43:00" calcext:value-type="date">
            <text:p>2017-02-15 16:43:00</text:p>
          </table:table-cell>
          <table:table-cell table:style-name="ce1" office:value-type="float" office:value="5.38333333333333" calcext:value-type="float">
            <text:p>5.3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2T14:21:00" calcext:value-type="date">
            <text:p>2017-06-12 14:21:00</text:p>
          </table:table-cell>
          <table:table-cell table:style-name="ce1" office:value-type="float" office:value="5.38333333333333" calcext:value-type="float">
            <text:p>5.3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17T09:26:00" calcext:value-type="date">
            <text:p>2017-02-17 09:26:00</text:p>
          </table:table-cell>
          <table:table-cell table:style-name="ce1" office:value-type="float" office:value="5.46666666666666" calcext:value-type="float">
            <text:p>5.4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8T14:45:00" calcext:value-type="date">
            <text:p>2017-05-08 14:45:00</text:p>
          </table:table-cell>
          <table:table-cell table:style-name="ce1" office:value-type="float" office:value="5.5" calcext:value-type="float">
            <text:p>5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6T15:11:00" calcext:value-type="date">
            <text:p>2017-05-26 15:11:00</text:p>
          </table:table-cell>
          <table:table-cell table:style-name="ce1" office:value-type="float" office:value="5.5" calcext:value-type="float">
            <text:p>5.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1T18:08:00" calcext:value-type="date">
            <text:p>2017-02-21 18:08:00</text:p>
          </table:table-cell>
          <table:table-cell table:style-name="ce1" office:value-type="float" office:value="5.51666666666666" calcext:value-type="float">
            <text:p>5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06T18:45:00" calcext:value-type="date">
            <text:p>2017-06-06 18:45:00</text:p>
          </table:table-cell>
          <table:table-cell table:style-name="ce1" office:value-type="float" office:value="5.55" calcext:value-type="float">
            <text:p>5.5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8T10:40:00" calcext:value-type="date">
            <text:p>2016-11-28 10:40:00</text:p>
          </table:table-cell>
          <table:table-cell table:style-name="ce1" office:value-type="float" office:value="5.58333333333333" calcext:value-type="float">
            <text:p>5.5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7T13:41:00" calcext:value-type="date">
            <text:p>2017-03-07 13:41:00</text:p>
          </table:table-cell>
          <table:table-cell table:style-name="ce1" office:value-type="float" office:value="5.6" calcext:value-type="float">
            <text:p>5.6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5T15:57:00" calcext:value-type="date">
            <text:p>2017-05-15 15:57:00</text:p>
          </table:table-cell>
          <table:table-cell table:style-name="ce1" office:value-type="float" office:value="5.66666666666666" calcext:value-type="float">
            <text:p>5.66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1-30T11:00:00" calcext:value-type="date">
            <text:p>2017-01-30 11:00:00</text:p>
          </table:table-cell>
          <table:table-cell table:style-name="ce1" office:value-type="float" office:value="5.68333333333333" calcext:value-type="float">
            <text:p>5.6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9T19:50:00" calcext:value-type="date">
            <text:p>2017-05-09 19:50:00</text:p>
          </table:table-cell>
          <table:table-cell table:style-name="ce1" office:value-type="float" office:value="5.83333333333333" calcext:value-type="float">
            <text:p>5.8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3-02T11:32:00" calcext:value-type="date">
            <text:p>2017-03-02 11:32:00</text:p>
          </table:table-cell>
          <table:table-cell table:style-name="ce1" office:value-type="float" office:value="5.85" calcext:value-type="float">
            <text:p>5.8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7T13:44:00" calcext:value-type="date">
            <text:p>2017-02-27 13:44:00</text:p>
          </table:table-cell>
          <table:table-cell table:style-name="ce1" office:value-type="float" office:value="5.95" calcext:value-type="float">
            <text:p>5.9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4T17:41:00" calcext:value-type="date">
            <text:p>2017-05-04 17:41:00</text:p>
          </table:table-cell>
          <table:table-cell table:style-name="ce1" office:value-type="float" office:value="6.01666666666666" calcext:value-type="float">
            <text:p>6.0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7T15:29:00" calcext:value-type="date">
            <text:p>2017-05-07 15:29:00</text:p>
          </table:table-cell>
          <table:table-cell table:style-name="ce1" office:value-type="float" office:value="6.03333333333333" calcext:value-type="float">
            <text:p>6.0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27T02:49:00" calcext:value-type="date">
            <text:p>2017-05-27 02:49:00</text:p>
          </table:table-cell>
          <table:table-cell table:style-name="ce1" office:value-type="float" office:value="6.05" calcext:value-type="float">
            <text:p>6.0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4-24T13:23:00" calcext:value-type="date">
            <text:p>2017-04-24 13:23:00</text:p>
          </table:table-cell>
          <table:table-cell table:style-name="ce1" office:value-type="float" office:value="6.08333333333333" calcext:value-type="float">
            <text:p>6.0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6-19T22:43:00" calcext:value-type="date">
            <text:p>2017-06-19 22:43:00</text:p>
          </table:table-cell>
          <table:table-cell table:style-name="ce1" office:value-type="float" office:value="6.1" calcext:value-type="float">
            <text:p>6.1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19T19:06:00" calcext:value-type="date">
            <text:p>2017-05-19 19:06:00</text:p>
          </table:table-cell>
          <table:table-cell table:style-name="ce1" office:value-type="float" office:value="6.3" calcext:value-type="float">
            <text:p>6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0-27T16:41:00" calcext:value-type="date">
            <text:p>2016-10-27 16:41:00</text:p>
          </table:table-cell>
          <table:table-cell table:style-name="ce1" office:value-type="float" office:value="6.48333333333333" calcext:value-type="float">
            <text:p>6.4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5-01T19:53:00" calcext:value-type="date">
            <text:p>2017-05-01 19:53:00</text:p>
          </table:table-cell>
          <table:table-cell table:style-name="ce1" office:value-type="float" office:value="7" calcext:value-type="float">
            <text:p>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9T14:14:00" calcext:value-type="date">
            <text:p>2016-12-09 14:14:00</text:p>
          </table:table-cell>
          <table:table-cell table:style-name="ce1" office:value-type="float" office:value="7.51666666666666" calcext:value-type="float">
            <text:p>7.5166666667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2-05T17:10:00" calcext:value-type="date">
            <text:p>2016-12-05 17:10:00</text:p>
          </table:table-cell>
          <table:table-cell table:style-name="ce1" office:value-type="float" office:value="7.75" calcext:value-type="float">
            <text:p>7.75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7T02:44:00" calcext:value-type="date">
            <text:p>2017-07-27 02:44:00</text:p>
          </table:table-cell>
          <table:table-cell table:style-name="ce1" office:value-type="float" office:value="8.28333333333333" calcext:value-type="float">
            <text:p>8.2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2-27T19:33:00" calcext:value-type="date">
            <text:p>2017-02-27 19:33:00</text:p>
          </table:table-cell>
          <table:table-cell table:style-name="ce1" office:value-type="float" office:value="8.3" calcext:value-type="float">
            <text:p>8.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7-07-25T15:50:00" calcext:value-type="date">
            <text:p>2017-07-25 15:50:00</text:p>
          </table:table-cell>
          <table:table-cell table:style-name="ce1" office:value-type="float" office:value="10.0333333333333" calcext:value-type="float">
            <text:p>10.03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1">
          <table:table-cell table:style-name="ce2" office:value-type="date" office:date-value="2016-11-26T06:19:00" calcext:value-type="date">
            <text:p>2016-11-26 06:19:00</text:p>
          </table:table-cell>
          <table:table-cell table:style-name="ce1" office:value-type="float" office:value="12.3833333333333" calcext:value-type="float">
            <text:p>12.3833333333</text:p>
          </table:table-cell>
          <table:table-cell table:style-name="ce3"/>
          <table:table-cell table:style-name="ce1"/>
          <table:table-cell table:number-columns-repeated="1020"/>
        </table:table-row>
        <table:table-row table:style-name="ro2" table:number-rows-repeated="10470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nsactions-per-second" style:display-name="PageStyle_transactions-per-seco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016" meta:object-count="0"/>
    <meta:generator>LibreOfficeDev/5.1.0.3$Linux_X86_64 LibreOffice_project/</meta:generator>
  </office:meta>
</office:document-meta>
</file>